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26C1000006D81A563862D1BB38D7.jpg" manifest:media-type="image/jpeg"/>
  <manifest:file-entry manifest:full-path="Pictures/10000000000004D8000001F8D43DCC9126767A5A.jpg" manifest:media-type="image/jpeg"/>
  <manifest:file-entry manifest:full-path="Pictures/10000000000002AA000003DD8C90754A793B4718.png" manifest:media-type="image/png"/>
  <manifest:file-entry manifest:full-path="Pictures/10000000000002A90000040A0EBD6B0AD33512DA.png" manifest:media-type="image/png"/>
  <manifest:file-entry manifest:full-path="Pictures/100000000000023700000237FB8CCD3B5827181C.jpg" manifest:media-type="image/jpeg"/>
  <manifest:file-entry manifest:full-path="Pictures/10000000000003B000000132E40C5900DEB7FA04.jpg" manifest:media-type="image/jpeg"/>
  <manifest:file-entry manifest:full-path="Pictures/10000000000003FA000002C8BCB417C2DAA67574.png" manifest:media-type="image/png"/>
  <manifest:file-entry manifest:full-path="Pictures/10000000000003D0000002C50E3C226191029EAE.png" manifest:media-type="image/png"/>
  <manifest:file-entry manifest:full-path="Pictures/100000000000032000000258DBE6214020AB31DA.jpg" manifest:media-type="image/jpeg"/>
  <manifest:file-entry manifest:full-path="Pictures/100000000000023700000236AC1059D38F8357EC.jpg" manifest:media-type="image/jpeg"/>
  <manifest:file-entry manifest:full-path="Pictures/10000201000009B20000037CF8C4D6DF44EF5E6E.png" manifest:media-type="image/png"/>
  <manifest:file-entry manifest:full-path="Pictures/100000000000040800000178CAC2232062CFB4E9.jpg" manifest:media-type="image/jpeg"/>
  <manifest:file-entry manifest:full-path="Pictures/100000000000008C0000007F551762B40CA11D5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Liberation Sans4" svg:font-family="'Liberation Sans'"/>
    <style:font-face style:name="Mangal1" svg:font-family="Mangal"/>
    <style:font-face style:name="OpenSymbol" svg:font-family="OpenSymbol"/>
    <style:font-face style:name="Segoe UI" svg:font-family="'Segoe UI'" style:font-adornments="Normal"/>
    <style:font-face style:name="Times New Roman1" svg:font-family="'Times New Roman', 'Times New Roman PSMT'" style:font-family-generic="roman"/>
    <style:font-face style:name="Arial3" svg:font-family="Arial" style:font-adornments="Normal" style:font-family-generic="swiss"/>
    <style:font-face style:name="Arial Narrow4" svg:font-family="'Arial Narrow'" style:font-adornments="Gras" style:font-family-generic="swiss"/>
    <style:font-face style:name="Arial Narrow6" svg:font-family="'Arial Narrow'" style:font-adornments="Normal" style:font-family-generic="swiss"/>
    <style:font-face style:name="DaxOT-Medium" svg:font-family="DaxOT-Medium" style:font-family-generic="modern" style:font-pitch="variable"/>
    <style:font-face style:name="DaxOT-Medium1" svg:font-family="DaxOT-Medium" style:font-adornments="Medium" style:font-family-generic="modern" style:font-pitch="variable"/>
    <style:font-face style:name="DaxOT-Regular" svg:font-family="DaxOT-Regular" style:font-family-generic="moder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Gras" svg:font-family="'Arial Gras'" style:font-family-generic="swiss" style:font-pitch="variable"/>
    <style:font-face style:name="Arial Narrow2" svg:font-family="'Arial Narrow'" style:font-family-generic="swiss" style:font-pitch="variable"/>
    <style:font-face style:name="Arial Narrow" svg:font-family="'Arial Narrow'" style:font-adornments="Gras" style:font-family-generic="swiss" style:font-pitch="variable"/>
    <style:font-face style:name="Arial Narrow5" svg:font-family="'Arial Narrow'" style:font-adornments="Gras Italique" style:font-family-generic="swiss" style:font-pitch="variable"/>
    <style:font-face style:name="Arial Narrow3" svg:font-family="'Arial Narrow'" style:font-adornments="Italique" style:font-family-generic="swiss" style:font-pitch="variable"/>
    <style:font-face style:name="Arial Narrow1" svg:font-family="'Arial Narrow'" style:font-adornments="Normal" style:font-family-generic="swiss" style:font-pitch="variable"/>
    <style:font-face style:name="Franklin Gothic ExtraCond" svg:font-family="'Franklin Gothic ExtraCond'"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1" style:family="table">
      <style:table-properties style:width="16.007cm" fo:margin-left="0cm" table:align="left"/>
    </style:style>
    <style:style style:name="Tableau11.A" style:family="table-column">
      <style:table-column-properties style:column-width="4.895cm"/>
    </style:style>
    <style:style style:name="Tableau11.B" style:family="table-column">
      <style:table-column-properties style:column-width="11.113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2.783cm" table:align="right" style:may-break-between-rows="false" style:writing-mode="lr-tb" table:border-model="separating"/>
    </style:style>
    <style:style style:name="Tableau13.A" style:family="table-column">
      <style:table-column-properties style:column-width="2.72cm"/>
    </style:style>
    <style:style style:name="Tableau13.B" style:family="table-column">
      <style:table-column-properties style:column-width="10.063cm"/>
    </style:style>
    <style:style style:name="Tableau1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au13.B1" style:family="table-cell">
      <style:table-cell-properties fo:background-color="#ffff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3.A11" style:family="table-cell">
      <style:table-cell-properties fo:padding="0.097cm" fo:border-left="0.05pt solid #000000" fo:border-right="none" fo:border-top="none" fo:border-bottom="0.05pt solid #000000"/>
    </style:style>
    <style:style style:name="Tableau13.B11" style:family="table-cell">
      <style:table-cell-properties fo:padding="0.097cm" fo:border-left="0.05pt solid #000000" fo:border-right="0.05pt solid #000000" fo:border-top="none" fo:border-bottom="0.05pt solid #000000"/>
    </style:style>
    <style:style style:name="Tableau13.A12" style:family="table-cell">
      <style:table-cell-properties fo:padding="0.097cm" fo:border-left="0.05pt solid #000000" fo:border-right="none" fo:border-top="none" fo:border-bottom="0.05pt solid #000000"/>
    </style:style>
    <style:style style:name="Tableau13.B12" style:family="table-cell">
      <style:table-cell-properties fo:padding="0.097cm" fo:border-left="0.05pt solid #000000" fo:border-right="0.05pt solid #000000" fo:border-top="none" fo:border-bottom="0.05pt solid #000000"/>
    </style:style>
    <style:style style:name="Tableau13.A13" style:family="table-cell">
      <style:table-cell-properties fo:padding="0.097cm" fo:border-left="0.05pt solid #000000" fo:border-right="none" fo:border-top="none" fo:border-bottom="0.05pt solid #000000"/>
    </style:style>
    <style:style style:name="Tableau13.B13" style:family="table-cell">
      <style:table-cell-properties fo:padding="0.097cm" fo:border-left="0.05pt solid #000000" fo:border-right="0.05pt solid #000000" fo:border-top="none" fo:border-bottom="0.05pt solid #000000"/>
    </style:style>
    <style:style style:name="Tableau13.A14" style:family="table-cell">
      <style:table-cell-properties fo:padding="0.097cm" fo:border-left="0.05pt solid #000000" fo:border-right="none" fo:border-top="none" fo:border-bottom="0.05pt solid #000000"/>
    </style:style>
    <style:style style:name="Tableau13.B14" style:family="table-cell">
      <style:table-cell-properties fo:padding="0.097cm" fo:border-left="0.05pt solid #000000" fo:border-right="0.05pt solid #000000" fo:border-top="none" fo:border-bottom="0.05pt solid #000000"/>
    </style:style>
    <style:style style:name="Tableau13.A15" style:family="table-cell">
      <style:table-cell-properties fo:padding="0.097cm" fo:border-left="0.05pt solid #000000" fo:border-right="none" fo:border-top="none" fo:border-bottom="0.05pt solid #000000"/>
    </style:style>
    <style:style style:name="Tableau13.B15" style:family="table-cell">
      <style:table-cell-properties fo:padding="0.097cm" fo:border-left="0.05pt solid #000000" fo:border-right="0.05pt solid #000000" fo:border-top="none" fo:border-bottom="0.05pt solid #000000"/>
    </style:style>
    <style:style style:name="Tableau1" style:family="table">
      <style:table-properties style:width="16.002cm" fo:break-before="page" table:align="margins" style:writing-mode="lr-tb"/>
    </style:style>
    <style:style style:name="Tableau1.A" style:family="table-column">
      <style:table-column-properties style:column-width="16.002cm" style:rel-column-width="65535*"/>
    </style:style>
    <style:style style:name="Tableau1.A1" style:family="table-cell">
      <style:table-cell-properties fo:padding="0cm" fo:border="none"/>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3" style:family="table">
      <style:table-properties style:width="16.002cm" table:align="margins" style:writing-mode="lr-tb"/>
    </style:style>
    <style:style style:name="Tableau3.A" style:family="table-column">
      <style:table-column-properties style:column-width="3.785cm" style:rel-column-width="15499*"/>
    </style:style>
    <style:style style:name="Tableau3.B" style:family="table-column">
      <style:table-column-properties style:column-width="12.217cm" style:rel-column-width="50036*"/>
    </style:style>
    <style:style style:name="Tableau3.A1" style:family="table-cell">
      <style:table-cell-properties fo:padding="0.097cm" fo:border-left="none" fo:border-right="none" fo:border-top="1pt solid #000000" fo:border-bottom="none"/>
    </style:style>
    <style:style style:name="Tableau3.B1" style:family="table-cell">
      <style:table-cell-properties fo:padding="0cm" fo:border="none"/>
    </style:style>
    <style:style style:name="Tableau10" style:family="table">
      <style:table-properties style:width="16.002cm" table:align="margins" style:writing-mode="lr-tb"/>
    </style:style>
    <style:style style:name="Tableau10.A" style:family="table-column">
      <style:table-column-properties style:column-width="3.785cm" style:rel-column-width="15499*"/>
    </style:style>
    <style:style style:name="Tableau10.B" style:family="table-column">
      <style:table-column-properties style:column-width="12.217cm" style:rel-column-width="50036*"/>
    </style:style>
    <style:style style:name="Tableau10.A1" style:family="table-cell">
      <style:table-cell-properties fo:padding="0.097cm" fo:border-left="none" fo:border-right="none" fo:border-top="1pt solid #000000" fo:border-bottom="none"/>
    </style:style>
    <style:style style:name="Tableau10.B1" style:family="table-cell">
      <style:table-cell-properties fo:padding="0cm" fo:border="none"/>
    </style:style>
    <style:style style:name="Tableau14" style:family="table">
      <style:table-properties style:width="16.002cm" table:align="margins" style:writing-mode="lr-tb"/>
    </style:style>
    <style:style style:name="Tableau14.A" style:family="table-column">
      <style:table-column-properties style:column-width="3.785cm" style:rel-column-width="15499*"/>
    </style:style>
    <style:style style:name="Tableau14.B" style:family="table-column">
      <style:table-column-properties style:column-width="12.217cm" style:rel-column-width="50036*"/>
    </style:style>
    <style:style style:name="Tableau14.A1" style:family="table-cell">
      <style:table-cell-properties fo:padding="0.097cm" fo:border-left="none" fo:border-right="none" fo:border-top="1pt solid #000000" fo:border-bottom="none"/>
    </style:style>
    <style:style style:name="Tableau15" style:family="table">
      <style:table-properties style:width="16.002cm" table:align="margins" style:writing-mode="lr-tb"/>
    </style:style>
    <style:style style:name="Tableau15.A" style:family="table-column">
      <style:table-column-properties style:column-width="16.002cm" style:rel-column-width="65535*"/>
    </style:style>
    <style:style style:name="Tableau16" style:family="table">
      <style:table-properties style:width="16.002cm" table:align="margins" style:writing-mode="lr-tb"/>
    </style:style>
    <style:style style:name="Tableau16.A" style:family="table-column">
      <style:table-column-properties style:column-width="3.785cm" style:rel-column-width="15499*"/>
    </style:style>
    <style:style style:name="Tableau16.B" style:family="table-column">
      <style:table-column-properties style:column-width="12.217cm" style:rel-column-width="50036*"/>
    </style:style>
    <style:style style:name="Tableau16.A1" style:family="table-cell">
      <style:table-cell-properties fo:padding="0.097cm" fo:border-left="none" fo:border-right="none" fo:border-top="1pt solid #000000" fo:border-bottom="none"/>
    </style:style>
    <style:style style:name="Tableau16.B1" style:family="table-cell">
      <style:table-cell-properties fo:padding="0cm" fo:border="none"/>
    </style:style>
    <style:style style:name="Tableau18" style:family="table">
      <style:table-properties style:width="16.002cm" table:align="margins" style:writing-mode="lr-tb"/>
    </style:style>
    <style:style style:name="Tableau18.A" style:family="table-column">
      <style:table-column-properties style:column-width="3.785cm" style:rel-column-width="15499*"/>
    </style:style>
    <style:style style:name="Tableau18.B" style:family="table-column">
      <style:table-column-properties style:column-width="12.217cm" style:rel-column-width="50036*"/>
    </style:style>
    <style:style style:name="Tableau18.A1" style:family="table-cell">
      <style:table-cell-properties fo:padding="0.097cm" fo:border-left="none" fo:border-right="none" fo:border-top="1pt solid #000000" fo:border-bottom="none"/>
    </style:style>
    <style:style style:name="Tableau17" style:family="table">
      <style:table-properties style:width="16.002cm" fo:break-before="page" table:align="margins" style:writing-mode="lr-tb"/>
    </style:style>
    <style:style style:name="Tableau17.A" style:family="table-column">
      <style:table-column-properties style:column-width="16.002cm" style:rel-column-width="65535*"/>
    </style:style>
    <style:style style:name="Tableau19" style:family="table">
      <style:table-properties style:width="16.002cm" table:align="margins" style:writing-mode="lr-tb"/>
    </style:style>
    <style:style style:name="Tableau19.A" style:family="table-column">
      <style:table-column-properties style:column-width="16.002cm" style:rel-column-width="65535*"/>
    </style:style>
    <style:style style:name="Tableau20" style:family="table">
      <style:table-properties style:width="16.002cm" table:align="margins" style:writing-mode="lr-tb"/>
    </style:style>
    <style:style style:name="Tableau20.A" style:family="table-column">
      <style:table-column-properties style:column-width="3.785cm" style:rel-column-width="15499*"/>
    </style:style>
    <style:style style:name="Tableau20.B" style:family="table-column">
      <style:table-column-properties style:column-width="12.217cm" style:rel-column-width="50036*"/>
    </style:style>
    <style:style style:name="Tableau20.A1" style:family="table-cell">
      <style:table-cell-properties fo:padding="0.097cm" fo:border-left="none" fo:border-right="none" fo:border-top="1pt solid #000000" fo:border-bottom="none"/>
    </style:style>
    <style:style style:name="Tableau21" style:family="table">
      <style:table-properties style:width="16.002cm" table:align="margins" style:writing-mode="lr-tb"/>
    </style:style>
    <style:style style:name="Tableau21.A" style:family="table-column">
      <style:table-column-properties style:column-width="3.785cm" style:rel-column-width="15499*"/>
    </style:style>
    <style:style style:name="Tableau21.B" style:family="table-column">
      <style:table-column-properties style:column-width="12.217cm" style:rel-column-width="50036*"/>
    </style:style>
    <style:style style:name="Tableau21.A1" style:family="table-cell">
      <style:table-cell-properties fo:padding="0.097cm" fo:border-left="none" fo:border-right="none" fo:border-top="1pt solid #000000" fo:border-bottom="none"/>
    </style:style>
    <style:style style:name="Tableau22" style:family="table">
      <style:table-properties style:width="16.002cm" table:align="margins" style:writing-mode="lr-tb"/>
    </style:style>
    <style:style style:name="Tableau22.A" style:family="table-column">
      <style:table-column-properties style:column-width="3.785cm" style:rel-column-width="15499*"/>
    </style:style>
    <style:style style:name="Tableau22.B" style:family="table-column">
      <style:table-column-properties style:column-width="12.217cm" style:rel-column-width="50036*"/>
    </style:style>
    <style:style style:name="Tableau22.A1" style:family="table-cell">
      <style:table-cell-properties fo:padding="0.097cm" fo:border-left="none" fo:border-right="none" fo:border-top="1pt solid #000000" fo:border-bottom="none"/>
    </style:style>
    <style:style style:name="Tableau23" style:family="table">
      <style:table-properties style:width="16.002cm" table:align="margins" style:writing-mode="lr-tb"/>
    </style:style>
    <style:style style:name="Tableau23.A" style:family="table-column">
      <style:table-column-properties style:column-width="3.785cm" style:rel-column-width="15499*"/>
    </style:style>
    <style:style style:name="Tableau23.B" style:family="table-column">
      <style:table-column-properties style:column-width="12.217cm" style:rel-column-width="50036*"/>
    </style:style>
    <style:style style:name="Tableau23.A1" style:family="table-cell">
      <style:table-cell-properties fo:padding="0.097cm" fo:border="none"/>
    </style:style>
    <style:style style:name="Tableau23.B1" style:family="table-cell">
      <style:table-cell-properties fo:padding="0cm" fo:border="none"/>
    </style:style>
    <style:style style:name="sous-fragment" style:family="table">
      <style:table-properties style:width="16.002cm" table:align="margins" style:writing-mode="lr-tb"/>
    </style:style>
    <style:style style:name="sous-fragment.A" style:family="table-column">
      <style:table-column-properties style:column-width="3.785cm" style:rel-column-width="15499*"/>
    </style:style>
    <style:style style:name="sous-fragment.B" style:family="table-column">
      <style:table-column-properties style:column-width="12.217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24" style:family="table">
      <style:table-properties style:width="16.002cm" table:align="margins" style:writing-mode="lr-tb"/>
    </style:style>
    <style:style style:name="Tableau24.A" style:family="table-column">
      <style:table-column-properties style:column-width="3.785cm" style:rel-column-width="15499*"/>
    </style:style>
    <style:style style:name="Tableau24.B" style:family="table-column">
      <style:table-column-properties style:column-width="12.217cm" style:rel-column-width="50036*"/>
    </style:style>
    <style:style style:name="Tableau24.A1" style:family="table-cell">
      <style:table-cell-properties fo:padding="0.097cm" fo:border="none"/>
    </style:style>
    <style:style style:name="Tableau24.B1" style:family="table-cell">
      <style:table-cell-properties fo:padding="0cm" fo:border="none"/>
    </style:style>
    <style:style style:name="Tableau25" style:family="table">
      <style:table-properties style:width="16.002cm" table:align="margins" style:writing-mode="lr-tb"/>
    </style:style>
    <style:style style:name="Tableau25.A" style:family="table-column">
      <style:table-column-properties style:column-width="3.785cm" style:rel-column-width="15499*"/>
    </style:style>
    <style:style style:name="Tableau25.B" style:family="table-column">
      <style:table-column-properties style:column-width="12.217cm" style:rel-column-width="50036*"/>
    </style:style>
    <style:style style:name="Tableau25.A1" style:family="table-cell">
      <style:table-cell-properties fo:padding="0.097cm" fo:border-left="none" fo:border-right="none" fo:border-top="1pt solid #000000" fo:border-bottom="none"/>
    </style:style>
    <style:style style:name="Tableau27" style:family="table">
      <style:table-properties style:width="16.002cm" fo:break-before="page" table:align="margins" style:writing-mode="lr-tb"/>
    </style:style>
    <style:style style:name="Tableau27.A" style:family="table-column">
      <style:table-column-properties style:column-width="16.002cm" style:rel-column-width="65535*"/>
    </style:style>
    <style:style style:name="Tableau27.A1" style:family="table-cell">
      <style:table-cell-properties fo:padding="0cm" fo:border="none"/>
    </style:style>
    <style:style style:name="Tableau28" style:family="table">
      <style:table-properties style:width="16.002cm" table:align="margins" style:writing-mode="lr-tb"/>
    </style:style>
    <style:style style:name="Tableau28.A" style:family="table-column">
      <style:table-column-properties style:column-width="3.785cm" style:rel-column-width="15499*"/>
    </style:style>
    <style:style style:name="Tableau28.B" style:family="table-column">
      <style:table-column-properties style:column-width="12.217cm" style:rel-column-width="50036*"/>
    </style:style>
    <style:style style:name="Tableau28.A1" style:family="table-cell">
      <style:table-cell-properties fo:padding="0.097cm" fo:border-left="none" fo:border-right="none" fo:border-top="1pt solid #000000" fo:border-bottom="none"/>
    </style:style>
    <style:style style:name="Tableau29" style:family="table">
      <style:table-properties style:width="16.002cm" table:align="margins" style:writing-mode="lr-tb"/>
    </style:style>
    <style:style style:name="Tableau29.A" style:family="table-column">
      <style:table-column-properties style:column-width="3.785cm" style:rel-column-width="15499*"/>
    </style:style>
    <style:style style:name="Tableau29.B" style:family="table-column">
      <style:table-column-properties style:column-width="12.217cm" style:rel-column-width="50036*"/>
    </style:style>
    <style:style style:name="Tableau29.A1" style:family="table-cell">
      <style:table-cell-properties fo:padding="0.097cm" fo:border="none"/>
    </style:style>
    <style:style style:name="Tableau29.B1" style:family="table-cell">
      <style:table-cell-properties fo:padding="0cm" fo:border="none"/>
    </style:style>
    <style:style style:name="Tableau30" style:family="table">
      <style:table-properties style:width="16.007cm" fo:margin-left="0cm" table:align="left" style:writing-mode="lr-tb"/>
    </style:style>
    <style:style style:name="Tableau30.A" style:family="table-column">
      <style:table-column-properties style:column-width="3.792cm"/>
    </style:style>
    <style:style style:name="Tableau30.B" style:family="table-column">
      <style:table-column-properties style:column-width="12.215cm"/>
    </style:style>
    <style:style style:name="Tableau30.A1" style:family="table-cell">
      <style:table-cell-properties fo:padding="0.097cm" fo:border="none"/>
    </style:style>
    <style:style style:name="Tableau30.B1" style:family="table-cell">
      <style:table-cell-properties fo:padding="0cm" fo:border="none"/>
    </style:style>
    <style:style style:name="Tableau32" style:family="table">
      <style:table-properties style:width="16.002cm" table:align="margins" style:writing-mode="lr-tb"/>
    </style:style>
    <style:style style:name="Tableau32.A" style:family="table-column">
      <style:table-column-properties style:column-width="3.784cm" style:rel-column-width="15494*"/>
    </style:style>
    <style:style style:name="Tableau32.B" style:family="table-column">
      <style:table-column-properties style:column-width="12.218cm" style:rel-column-width="50041*"/>
    </style:style>
    <style:style style:name="Tableau32.A1" style:family="table-cell">
      <style:table-cell-properties fo:padding="0.097cm" fo:border-left="none" fo:border-right="none" fo:border-top="1pt solid #000000" fo:border-bottom="none"/>
    </style:style>
    <style:style style:name="Tableau5" style:family="table">
      <style:table-properties style:width="16.002cm" fo:break-before="page" table:align="margins" style:writing-mode="lr-tb"/>
    </style:style>
    <style:style style:name="Tableau5.A" style:family="table-column">
      <style:table-column-properties style:column-width="16.002cm" style:rel-column-width="65535*"/>
    </style:style>
    <style:style style:name="Tableau7" style:family="table">
      <style:table-properties style:width="16.002cm" table:align="margins" style:writing-mode="lr-tb"/>
    </style:style>
    <style:style style:name="Tableau7.A" style:family="table-column">
      <style:table-column-properties style:column-width="16.002cm" style:rel-column-width="65535*"/>
    </style:style>
    <style:style style:name="Tableau40" style:family="table">
      <style:table-properties style:width="16.002cm" fo:break-before="auto" fo:break-after="auto" table:align="margins" style:writing-mode="lr-tb"/>
    </style:style>
    <style:style style:name="Tableau40.A" style:family="table-column">
      <style:table-column-properties style:column-width="3.785cm" style:rel-column-width="15499*"/>
    </style:style>
    <style:style style:name="Tableau40.B" style:family="table-column">
      <style:table-column-properties style:column-width="12.217cm" style:rel-column-width="50036*"/>
    </style:style>
    <style:style style:name="Tableau40.A1" style:family="table-cell">
      <style:table-cell-properties fo:padding="0.097cm" fo:border-left="none" fo:border-right="none" fo:border-top="1pt solid #000000" fo:border-bottom="none"/>
    </style:style>
    <style:style style:name="Tableau42" style:family="table">
      <style:table-properties style:width="16.002cm" table:align="margins" style:writing-mode="lr-tb"/>
    </style:style>
    <style:style style:name="Tableau42.A" style:family="table-column">
      <style:table-column-properties style:column-width="3.785cm" style:rel-column-width="15499*"/>
    </style:style>
    <style:style style:name="Tableau42.B" style:family="table-column">
      <style:table-column-properties style:column-width="12.217cm" style:rel-column-width="50036*"/>
    </style:style>
    <style:style style:name="Tableau42.A1" style:family="table-cell">
      <style:table-cell-properties fo:padding="0.097cm" fo:border-left="none" fo:border-right="none" fo:border-top="1pt solid #000000" fo:border-bottom="none"/>
    </style:style>
    <style:style style:name="Tableau45" style:family="table">
      <style:table-properties style:width="16.002cm" table:align="margins" style:writing-mode="lr-tb"/>
    </style:style>
    <style:style style:name="Tableau45.A" style:family="table-column">
      <style:table-column-properties style:column-width="3.785cm" style:rel-column-width="15499*"/>
    </style:style>
    <style:style style:name="Tableau45.B" style:family="table-column">
      <style:table-column-properties style:column-width="12.217cm" style:rel-column-width="50036*"/>
    </style:style>
    <style:style style:name="Tableau45.A1" style:family="table-cell">
      <style:table-cell-properties fo:padding="0.097cm" fo:border-left="none" fo:border-right="none" fo:border-top="1pt solid #000000" fo:border-bottom="none"/>
    </style:style>
    <style:style style:name="Tableau45.B1" style:family="table-cell">
      <style:table-cell-properties fo:padding="0cm" fo:border="none"/>
    </style:style>
    <style:style style:name="Tableau26" style:family="table">
      <style:table-properties style:width="16.002cm" table:align="margins" style:writing-mode="lr-tb"/>
    </style:style>
    <style:style style:name="Tableau26.A" style:family="table-column">
      <style:table-column-properties style:column-width="3.785cm" style:rel-column-width="15499*"/>
    </style:style>
    <style:style style:name="Tableau26.B" style:family="table-column">
      <style:table-column-properties style:column-width="12.217cm" style:rel-column-width="50036*"/>
    </style:style>
    <style:style style:name="Tableau26.A1" style:family="table-cell">
      <style:table-cell-properties fo:padding="0.097cm" fo:border="none"/>
    </style:style>
    <style:style style:name="Tableau26.B1" style:family="table-cell">
      <style:table-cell-properties fo:padding="0cm" fo:border="none"/>
    </style:style>
    <style:style style:name="Tableau35" style:family="table">
      <style:table-properties style:width="16.002cm" table:align="margins" style:writing-mode="lr-tb"/>
    </style:style>
    <style:style style:name="Tableau35.A" style:family="table-column">
      <style:table-column-properties style:column-width="3.785cm" style:rel-column-width="15499*"/>
    </style:style>
    <style:style style:name="Tableau35.B" style:family="table-column">
      <style:table-column-properties style:column-width="12.217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31" style:family="table">
      <style:table-properties style:width="16.002cm" table:align="margins" style:writing-mode="lr-tb"/>
    </style:style>
    <style:style style:name="Tableau31.A" style:family="table-column">
      <style:table-column-properties style:column-width="3.784cm" style:rel-column-width="15495*"/>
    </style:style>
    <style:style style:name="Tableau31.B" style:family="table-column">
      <style:table-column-properties style:column-width="12.218cm" style:rel-column-width="50040*"/>
    </style:style>
    <style:style style:name="Tableau31.A1" style:family="table-cell">
      <style:table-cell-properties fo:padding="0.097cm" fo:border-left="none" fo:border-right="none" fo:border-top="1pt solid #000000" fo:border-bottom="none"/>
    </style:style>
    <style:style style:name="Tableau31.B1" style:family="table-cell">
      <style:table-cell-properties fo:padding="0cm" fo:border="none"/>
    </style:style>
    <style:style style:name="Tableau31.A2" style:family="table-cell">
      <style:table-cell-properties fo:padding="0.097cm" fo:border="none"/>
    </style:style>
    <style:style style:name="Tableau38" style:family="table">
      <style:table-properties style:width="16.002cm" table:align="margins" style:writing-mode="lr-tb"/>
    </style:style>
    <style:style style:name="Tableau38.A" style:family="table-column">
      <style:table-column-properties style:column-width="3.785cm" style:rel-column-width="15499*"/>
    </style:style>
    <style:style style:name="Tableau38.B" style:family="table-column">
      <style:table-column-properties style:column-width="12.217cm" style:rel-column-width="50036*"/>
    </style:style>
    <style:style style:name="Tableau38.A1" style:family="table-cell">
      <style:table-cell-properties fo:padding="0.097cm" fo:border="none"/>
    </style:style>
    <style:style style:name="Tableau38.B1" style:family="table-cell">
      <style:table-cell-properties fo:padding="0cm" fo:border="none"/>
    </style:style>
    <style:style style:name="Tableau46" style:family="table">
      <style:table-properties style:width="16.002cm" table:align="margins" style:writing-mode="lr-tb"/>
    </style:style>
    <style:style style:name="Tableau46.A" style:family="table-column">
      <style:table-column-properties style:column-width="3.785cm" style:rel-column-width="15499*"/>
    </style:style>
    <style:style style:name="Tableau46.B" style:family="table-column">
      <style:table-column-properties style:column-width="12.217cm" style:rel-column-width="50036*"/>
    </style:style>
    <style:style style:name="Tableau46.A1" style:family="table-cell">
      <style:table-cell-properties fo:padding="0.097cm" fo:border="none"/>
    </style:style>
    <style:style style:name="Tableau46.B1" style:family="table-cell">
      <style:table-cell-properties fo:padding="0cm" fo:border="none"/>
    </style:style>
    <style:style style:name="Tableau8" style:family="table">
      <style:table-properties style:width="16.002cm" table:align="margins" style:writing-mode="lr-tb"/>
    </style:style>
    <style:style style:name="Tableau8.A" style:family="table-column">
      <style:table-column-properties style:column-width="3.785cm" style:rel-column-width="15499*"/>
    </style:style>
    <style:style style:name="Tableau8.B" style:family="table-column">
      <style:table-column-properties style:column-width="12.217cm" style:rel-column-width="50036*"/>
    </style:style>
    <style:style style:name="Tableau8.A1" style:family="table-cell">
      <style:table-cell-properties fo:padding="0.097cm" fo:border-left="none" fo:border-right="none" fo:border-top="1pt solid #000000" fo:border-bottom="none"/>
    </style:style>
    <style:style style:name="Tableau8.B1" style:family="table-cell">
      <style:table-cell-properties fo:padding="0cm" fo:border="none"/>
    </style:style>
    <style:style style:name="Tableau9" style:family="table">
      <style:table-properties style:width="16.002cm" table:align="margins" style:writing-mode="lr-tb"/>
    </style:style>
    <style:style style:name="Tableau9.A" style:family="table-column">
      <style:table-column-properties style:column-width="3.785cm" style:rel-column-width="15499*"/>
    </style:style>
    <style:style style:name="Tableau9.B" style:family="table-column">
      <style:table-column-properties style:column-width="12.217cm" style:rel-column-width="50036*"/>
    </style:style>
    <style:style style:name="Tableau9.A1" style:family="table-cell">
      <style:table-cell-properties fo:padding="0.097cm" fo:border="none"/>
    </style:style>
    <style:style style:name="Tableau9.B1" style:family="table-cell">
      <style:table-cell-properties fo:padding="0cm" fo:border="none"/>
    </style:style>
    <style:style style:name="Tableau12" style:family="table">
      <style:table-properties style:width="16.002cm" table:align="margins" style:writing-mode="lr-tb"/>
    </style:style>
    <style:style style:name="Tableau12.A" style:family="table-column">
      <style:table-column-properties style:column-width="3.785cm" style:rel-column-width="15499*"/>
    </style:style>
    <style:style style:name="Tableau12.B" style:family="table-column">
      <style:table-column-properties style:column-width="12.217cm" style:rel-column-width="50036*"/>
    </style:style>
    <style:style style:name="Tableau12.A1" style:family="table-cell">
      <style:table-cell-properties fo:padding="0.097cm" fo:border="none"/>
    </style:style>
    <style:style style:name="Tableau12.B1" style:family="table-cell">
      <style:table-cell-properties fo:padding="0cm" fo:border="none"/>
    </style:style>
    <style:style style:name="Tableau36" style:family="table">
      <style:table-properties style:width="16.002cm" table:align="margins" style:writing-mode="lr-tb"/>
    </style:style>
    <style:style style:name="Tableau36.A" style:family="table-column">
      <style:table-column-properties style:column-width="3.785cm" style:rel-column-width="15499*"/>
    </style:style>
    <style:style style:name="Tableau36.B" style:family="table-column">
      <style:table-column-properties style:column-width="12.217cm" style:rel-column-width="50036*"/>
    </style:style>
    <style:style style:name="Tableau36.A1" style:family="table-cell">
      <style:table-cell-properties fo:padding="0.097cm" fo:border="none"/>
    </style:style>
    <style:style style:name="Tableau36.B1" style:family="table-cell">
      <style:table-cell-properties fo:padding="0cm" fo:border="none"/>
    </style:style>
    <style:style style:name="Tableau37" style:family="table">
      <style:table-properties style:width="16.002cm" table:align="margins" style:writing-mode="lr-tb"/>
    </style:style>
    <style:style style:name="Tableau37.A" style:family="table-column">
      <style:table-column-properties style:column-width="3.785cm" style:rel-column-width="15499*"/>
    </style:style>
    <style:style style:name="Tableau37.B" style:family="table-column">
      <style:table-column-properties style:column-width="12.217cm" style:rel-column-width="50036*"/>
    </style:style>
    <style:style style:name="Tableau37.A1" style:family="table-cell">
      <style:table-cell-properties fo:padding="0.097cm" fo:border="none"/>
    </style:style>
    <style:style style:name="Tableau37.B1" style:family="table-cell">
      <style:table-cell-properties fo:padding="0cm" fo:border="none"/>
    </style:style>
    <style:style style:name="Tableau34" style:family="table">
      <style:table-properties style:width="16.002cm" table:align="margins" style:writing-mode="lr-tb"/>
    </style:style>
    <style:style style:name="Tableau34.A" style:family="table-column">
      <style:table-column-properties style:column-width="3.785cm" style:rel-column-width="15499*"/>
    </style:style>
    <style:style style:name="Tableau34.B" style:family="table-column">
      <style:table-column-properties style:column-width="12.217cm" style:rel-column-width="50036*"/>
    </style:style>
    <style:style style:name="Tableau34.A1" style:family="table-cell">
      <style:table-cell-properties fo:padding="0.097cm" fo:border-left="none" fo:border-right="none" fo:border-top="1pt solid #000000" fo:border-bottom="none"/>
    </style:style>
    <style:style style:name="Tableau47" style:family="table">
      <style:table-properties style:width="16.002cm" table:align="margins" style:writing-mode="lr-tb"/>
    </style:style>
    <style:style style:name="Tableau47.A" style:family="table-column">
      <style:table-column-properties style:column-width="3.785cm" style:rel-column-width="15499*"/>
    </style:style>
    <style:style style:name="Tableau47.B" style:family="table-column">
      <style:table-column-properties style:column-width="12.217cm" style:rel-column-width="50036*"/>
    </style:style>
    <style:style style:name="Tableau47.A1" style:family="table-cell">
      <style:table-cell-properties fo:padding="0.097cm" fo:border="none"/>
    </style:style>
    <style:style style:name="Tableau47.B1" style:family="table-cell">
      <style:table-cell-properties fo:padding="0cm" fo:border="none"/>
    </style:style>
    <style:style style:name="Tableau48" style:family="table">
      <style:table-properties style:width="16.002cm" table:align="margins" style:writing-mode="lr-tb"/>
    </style:style>
    <style:style style:name="Tableau48.A" style:family="table-column">
      <style:table-column-properties style:column-width="3.785cm" style:rel-column-width="15499*"/>
    </style:style>
    <style:style style:name="Tableau48.B" style:family="table-column">
      <style:table-column-properties style:column-width="12.217cm" style:rel-column-width="50036*"/>
    </style:style>
    <style:style style:name="Tableau48.A1" style:family="table-cell">
      <style:table-cell-properties fo:padding="0.097cm" fo:border="none"/>
    </style:style>
    <style:style style:name="Tableau48.B1" style:family="table-cell">
      <style:table-cell-properties fo:padding="0cm" fo:border="none"/>
    </style:style>
    <style:style style:name="Tableau53" style:family="table">
      <style:table-properties style:width="16.002cm" table:align="margins" style:writing-mode="lr-tb"/>
    </style:style>
    <style:style style:name="Tableau53.A" style:family="table-column">
      <style:table-column-properties style:column-width="3.785cm" style:rel-column-width="15499*"/>
    </style:style>
    <style:style style:name="Tableau53.B" style:family="table-column">
      <style:table-column-properties style:column-width="12.217cm" style:rel-column-width="50036*"/>
    </style:style>
    <style:style style:name="Tableau53.A1" style:family="table-cell">
      <style:table-cell-properties fo:padding="0.097cm" fo:border-left="none" fo:border-right="none" fo:border-top="1pt solid #000000" fo:border-bottom="none"/>
    </style:style>
    <style:style style:name="Tableau53.B1" style:family="table-cell">
      <style:table-cell-properties fo:padding="0cm" fo:border="none"/>
    </style:style>
    <style:style style:name="Tableau52" style:family="table">
      <style:table-properties style:width="16.002cm" table:align="margins" style:writing-mode="lr-tb"/>
    </style:style>
    <style:style style:name="Tableau52.A" style:family="table-column">
      <style:table-column-properties style:column-width="3.785cm" style:rel-column-width="15499*"/>
    </style:style>
    <style:style style:name="Tableau52.B" style:family="table-column">
      <style:table-column-properties style:column-width="12.217cm" style:rel-column-width="50036*"/>
    </style:style>
    <style:style style:name="Tableau52.A1" style:family="table-cell">
      <style:table-cell-properties fo:padding="0.097cm" fo:border="none"/>
    </style:style>
    <style:style style:name="Tableau52.B1" style:family="table-cell">
      <style:table-cell-properties fo:padding="0cm" fo:border="none"/>
    </style:style>
    <style:style style:name="Tableau54" style:family="table">
      <style:table-properties style:width="16.002cm" table:align="margins" style:writing-mode="lr-tb"/>
    </style:style>
    <style:style style:name="Tableau54.A" style:family="table-column">
      <style:table-column-properties style:column-width="3.785cm" style:rel-column-width="15499*"/>
    </style:style>
    <style:style style:name="Tableau54.B" style:family="table-column">
      <style:table-column-properties style:column-width="12.217cm" style:rel-column-width="50036*"/>
    </style:style>
    <style:style style:name="Tableau54.A1" style:family="table-cell">
      <style:table-cell-properties fo:padding="0.097cm" fo:border="none"/>
    </style:style>
    <style:style style:name="Tableau54.B1" style:family="table-cell">
      <style:table-cell-properties fo:padding="0cm" fo:border="none"/>
    </style:style>
    <style:style style:name="Tableau55" style:family="table">
      <style:table-properties style:width="16.002cm" table:align="margins" style:writing-mode="lr-tb"/>
    </style:style>
    <style:style style:name="Tableau55.A" style:family="table-column">
      <style:table-column-properties style:column-width="3.785cm" style:rel-column-width="15499*"/>
    </style:style>
    <style:style style:name="Tableau55.B" style:family="table-column">
      <style:table-column-properties style:column-width="12.217cm" style:rel-column-width="50036*"/>
    </style:style>
    <style:style style:name="Tableau55.A1" style:family="table-cell">
      <style:table-cell-properties fo:padding="0.097cm" fo:border="none"/>
    </style:style>
    <style:style style:name="Tableau55.B1" style:family="table-cell">
      <style:table-cell-properties fo:padding="0cm" fo:border="none"/>
    </style:style>
    <style:style style:name="Tableau67" style:family="table">
      <style:table-properties style:width="16.002cm" table:align="margins" style:writing-mode="lr-tb"/>
    </style:style>
    <style:style style:name="Tableau67.A" style:family="table-column">
      <style:table-column-properties style:column-width="3.785cm" style:rel-column-width="15499*"/>
    </style:style>
    <style:style style:name="Tableau67.B" style:family="table-column">
      <style:table-column-properties style:column-width="12.217cm" style:rel-column-width="50036*"/>
    </style:style>
    <style:style style:name="Tableau67.A1" style:family="table-cell">
      <style:table-cell-properties fo:padding="0.097cm" fo:border-left="none" fo:border-right="none" fo:border-top="1pt solid #000000" fo:border-bottom="none"/>
    </style:style>
    <style:style style:name="Tableau68" style:family="table">
      <style:table-properties style:width="16.002cm" table:align="margins" style:writing-mode="lr-tb"/>
    </style:style>
    <style:style style:name="Tableau68.A" style:family="table-column">
      <style:table-column-properties style:column-width="3.785cm" style:rel-column-width="15499*"/>
    </style:style>
    <style:style style:name="Tableau68.B" style:family="table-column">
      <style:table-column-properties style:column-width="12.217cm" style:rel-column-width="50036*"/>
    </style:style>
    <style:style style:name="Tableau68.A1" style:family="table-cell">
      <style:table-cell-properties fo:padding="0.097cm" fo:border="none"/>
    </style:style>
    <style:style style:name="Tableau68.B1" style:family="table-cell">
      <style:table-cell-properties fo:padding="0cm" fo:border="none"/>
    </style:style>
    <style:style style:name="Tableau69" style:family="table">
      <style:table-properties style:width="16.002cm" table:align="margins" style:writing-mode="lr-tb"/>
    </style:style>
    <style:style style:name="Tableau69.A" style:family="table-column">
      <style:table-column-properties style:column-width="3.785cm" style:rel-column-width="15499*"/>
    </style:style>
    <style:style style:name="Tableau69.B" style:family="table-column">
      <style:table-column-properties style:column-width="12.217cm" style:rel-column-width="50036*"/>
    </style:style>
    <style:style style:name="Tableau69.A1" style:family="table-cell">
      <style:table-cell-properties fo:padding="0.097cm" fo:border="none"/>
    </style:style>
    <style:style style:name="Tableau69.B1" style:family="table-cell">
      <style:table-cell-properties fo:padding="0cm" fo:border="none"/>
    </style:style>
    <style:style style:name="Tableau59" style:family="table">
      <style:table-properties style:width="16.002cm" table:align="margins" style:writing-mode="lr-tb"/>
    </style:style>
    <style:style style:name="Tableau59.A" style:family="table-column">
      <style:table-column-properties style:column-width="3.785cm" style:rel-column-width="15499*"/>
    </style:style>
    <style:style style:name="Tableau59.B" style:family="table-column">
      <style:table-column-properties style:column-width="12.217cm" style:rel-column-width="50036*"/>
    </style:style>
    <style:style style:name="Tableau59.1" style:family="table-row">
      <style:table-row-properties fo:keep-together="always"/>
    </style:style>
    <style:style style:name="Tableau59.A1" style:family="table-cell">
      <style:table-cell-properties fo:padding="0.097cm" fo:border="none"/>
    </style:style>
    <style:style style:name="Tableau59.B1" style:family="table-cell">
      <style:table-cell-properties fo:padding="0cm" fo:border="none"/>
    </style:style>
    <style:style style:name="Tableau51" style:family="table">
      <style:table-properties style:width="16.002cm" table:align="margins" style:writing-mode="lr-tb"/>
    </style:style>
    <style:style style:name="Tableau51.A" style:family="table-column">
      <style:table-column-properties style:column-width="3.785cm" style:rel-column-width="15499*"/>
    </style:style>
    <style:style style:name="Tableau51.B" style:family="table-column">
      <style:table-column-properties style:column-width="12.217cm" style:rel-column-width="50036*"/>
    </style:style>
    <style:style style:name="Tableau51.A1" style:family="table-cell">
      <style:table-cell-properties fo:padding="0.097cm" fo:border="none"/>
    </style:style>
    <style:style style:name="Tableau51.B1" style:family="table-cell">
      <style:table-cell-properties fo:padding="0cm" fo:border="none"/>
    </style:style>
    <style:style style:name="Tableau70" style:family="table">
      <style:table-properties style:width="16.002cm" table:align="margins" style:writing-mode="lr-tb"/>
    </style:style>
    <style:style style:name="Tableau70.A" style:family="table-column">
      <style:table-column-properties style:column-width="3.785cm" style:rel-column-width="15499*"/>
    </style:style>
    <style:style style:name="Tableau70.B" style:family="table-column">
      <style:table-column-properties style:column-width="12.217cm" style:rel-column-width="50036*"/>
    </style:style>
    <style:style style:name="Tableau70.A1" style:family="table-cell">
      <style:table-cell-properties fo:padding="0.097cm" fo:border-left="none" fo:border-right="none" fo:border-top="1pt solid #000000" fo:border-bottom="none"/>
    </style:style>
    <style:style style:name="Tableau71" style:family="table">
      <style:table-properties style:width="16.002cm" table:align="margins" style:writing-mode="lr-tb"/>
    </style:style>
    <style:style style:name="Tableau71.A" style:family="table-column">
      <style:table-column-properties style:column-width="3.785cm" style:rel-column-width="15499*"/>
    </style:style>
    <style:style style:name="Tableau71.B" style:family="table-column">
      <style:table-column-properties style:column-width="12.217cm" style:rel-column-width="50036*"/>
    </style:style>
    <style:style style:name="Tableau71.A1" style:family="table-cell">
      <style:table-cell-properties fo:padding="0.097cm" fo:border="none"/>
    </style:style>
    <style:style style:name="Tableau71.B1" style:family="table-cell">
      <style:table-cell-properties fo:padding="0cm" fo:border="none"/>
    </style:style>
    <style:style style:name="Tableau50" style:family="table">
      <style:table-properties style:width="16.002cm" table:align="margins" style:writing-mode="lr-tb"/>
    </style:style>
    <style:style style:name="Tableau50.A" style:family="table-column">
      <style:table-column-properties style:column-width="3.785cm" style:rel-column-width="15499*"/>
    </style:style>
    <style:style style:name="Tableau50.B" style:family="table-column">
      <style:table-column-properties style:column-width="12.217cm" style:rel-column-width="50036*"/>
    </style:style>
    <style:style style:name="Tableau50.A1" style:family="table-cell">
      <style:table-cell-properties fo:padding="0.097cm" fo:border="none"/>
    </style:style>
    <style:style style:name="Tableau50.B1" style:family="table-cell">
      <style:table-cell-properties fo:padding="0cm" fo:border="none"/>
    </style:style>
    <style:style style:name="Tableau39" style:family="table">
      <style:table-properties style:width="16.002cm" table:align="margins" style:writing-mode="lr-tb"/>
    </style:style>
    <style:style style:name="Tableau39.A" style:family="table-column">
      <style:table-column-properties style:column-width="3.785cm" style:rel-column-width="15499*"/>
    </style:style>
    <style:style style:name="Tableau39.B" style:family="table-column">
      <style:table-column-properties style:column-width="12.217cm" style:rel-column-width="50036*"/>
    </style:style>
    <style:style style:name="Tableau39.A1" style:family="table-cell">
      <style:table-cell-properties fo:padding="0.097cm" fo:border="none"/>
    </style:style>
    <style:style style:name="Tableau39.B1" style:family="table-cell">
      <style:table-cell-properties fo:padding="0cm" fo:border="none"/>
    </style:style>
    <style:style style:name="Tableau11" style:family="table">
      <style:table-properties style:width="16.007cm" fo:margin-left="0cm" table:align="left"/>
    </style:style>
    <style:style style:name="Tableau11.A" style:family="table-column">
      <style:table-column-properties style:column-width="4.895cm"/>
    </style:style>
    <style:style style:name="Tableau11.B" style:family="table-column">
      <style:table-column-properties style:column-width="11.113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P1"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2"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P3" style:family="paragraph" style:parent-style-name="Texte_20_Fragment">
      <style:text-properties fo:letter-spacing="-0.007cm" officeooo:paragraph-rsid="001b106f" fo:background-color="transparent"/>
    </style:style>
    <style:style style:name="P4" style:family="paragraph" style:parent-style-name="Texte_20_Fragment">
      <style:text-properties fo:background-color="transparent"/>
    </style:style>
    <style:style style:name="P5" style:family="paragraph" style:parent-style-name="Texte_20_Fragment">
      <style:text-properties officeooo:paragraph-rsid="004b53ba" fo:background-color="transparent"/>
    </style:style>
    <style:style style:name="P6" style:family="paragraph" style:parent-style-name="Texte_20_Fragment">
      <style:text-properties officeooo:paragraph-rsid="001b106f" fo:background-color="transparent"/>
    </style:style>
    <style:style style:name="P7" style:family="paragraph" style:parent-style-name="Texte_20_Fragment">
      <style:text-properties officeooo:paragraph-rsid="007c6e37" fo:background-color="transparent"/>
    </style:style>
    <style:style style:name="P8" style:family="paragraph" style:parent-style-name="Texte_20_Fragment">
      <style:text-properties officeooo:paragraph-rsid="003c34c4" fo:background-color="transparent"/>
    </style:style>
    <style:style style:name="P9" style:family="paragraph" style:parent-style-name="Texte_20_Fragment">
      <style:paragraph-properties fo:text-align="justify" style:justify-single-word="false"/>
      <style:text-properties officeooo:paragraph-rsid="001b106f" fo:background-color="transparent"/>
    </style:style>
    <style:style style:name="P10" style:family="paragraph" style:parent-style-name="Heading_20_1">
      <style:paragraph-properties fo:break-before="page"/>
      <style:text-properties officeooo:paragraph-rsid="004126f4" fo:background-color="transparent"/>
    </style:style>
    <style:style style:name="P11" style:family="paragraph" style:parent-style-name="Heading_20_2">
      <style:text-properties officeooo:rsid="004126f4" officeooo:paragraph-rsid="004126f4" fo:background-color="transparent"/>
    </style:style>
    <style:style style:name="P12" style:family="paragraph" style:parent-style-name="Text_20_body">
      <style:text-properties officeooo:paragraph-rsid="004126f4" fo:background-color="transparent"/>
    </style:style>
    <style:style style:name="P13" style:family="paragraph" style:parent-style-name="Text_20_body">
      <style:text-properties officeooo:rsid="004126f4" officeooo:paragraph-rsid="004126f4" fo:background-color="transparent"/>
    </style:style>
    <style:style style:name="P14" style:family="paragraph" style:parent-style-name="Heading_20_2">
      <style:text-properties officeooo:paragraph-rsid="004126f4" fo:background-color="transparent"/>
    </style:style>
    <style:style style:name="P15" style:family="paragraph" style:parent-style-name="_5f_En_20_Tete">
      <style:paragraph-properties>
        <style:tab-stops>
          <style:tab-stop style:position="8.001cm" style:type="center"/>
          <style:tab-stop style:position="16.106cm" style:type="right"/>
        </style:tab-stops>
      </style:paragraph-properties>
    </style:style>
    <style:style style:name="P16" style:family="paragraph" style:parent-style-name="_5f_En_20_Tete">
      <style:paragraph-properties>
        <style:tab-stops>
          <style:tab-stop style:position="15.928cm" style:type="right"/>
        </style:tab-stops>
      </style:paragraph-properties>
    </style:style>
    <style:style style:name="P17" style:family="paragraph" style:parent-style-name="_5f_En_20_Tete">
      <style:paragraph-properties>
        <style:tab-stops>
          <style:tab-stop style:position="36.645cm" style:type="right"/>
        </style:tab-stops>
      </style:paragraph-properties>
      <style:text-properties officeooo:paragraph-rsid="00156816"/>
    </style:style>
    <style:style style:name="P18" style:family="paragraph" style:parent-style-name="_5f_En_20_Tete">
      <style:text-properties officeooo:paragraph-rsid="000874c8"/>
    </style:style>
    <style:style style:name="P19" style:family="paragraph" style:parent-style-name="_5f_En_20_Tete">
      <style:paragraph-properties>
        <style:tab-stops>
          <style:tab-stop style:position="25.4cm" style:type="right"/>
        </style:tab-stops>
      </style:paragraph-properties>
    </style:style>
    <style:style style:name="P20" style:family="paragraph" style:parent-style-name="_5f_En_20_Tete">
      <style:paragraph-properties>
        <style:tab-stops>
          <style:tab-stop style:position="36.744cm" style:type="right"/>
        </style:tab-stops>
      </style:paragraph-properties>
      <style:text-properties officeooo:paragraph-rsid="00170f7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officeooo:paragraph-rsid="001b106f"/>
    </style:style>
    <style:style style:name="P23" style:family="paragraph" style:parent-style-name="Standard">
      <style:text-properties officeooo:rsid="001c5d3c" officeooo:paragraph-rsid="001c5d3c"/>
    </style:style>
    <style:style style:name="P24" style:family="paragraph" style:parent-style-name="Standard">
      <style:text-properties fo:color="#4c4c4c" style:font-name="Liberation Sans1" fo:font-size="16pt" fo:font-style="normal" fo:font-weight="bold" officeooo:rsid="001c5d3c" officeooo:paragraph-rsid="001c5d3c" style:font-name-asian="SimSun" style:font-size-asian="14pt" style:font-style-asian="italic" style:font-weight-asian="bold" style:font-name-complex="Arial" style:font-size-complex="14pt" style:font-style-complex="italic" style:font-weight-complex="bold"/>
    </style:style>
    <style:style style:name="P25" style:family="paragraph" style:parent-style-name="_5f_Nom_5f_Cerema_5f_pied_5f_page">
      <style:text-properties officeooo:paragraph-rsid="00014901"/>
    </style:style>
    <style:style style:name="P26" style:family="paragraph" style:parent-style-name="_5f_Adresse_5f_Cerema">
      <style:text-properties officeooo:paragraph-rsid="00014901"/>
    </style:style>
    <style:style style:name="P27" style:family="paragraph" style:parent-style-name="_5f_Adresse_5f_Cerema">
      <style:paragraph-properties fo:margin-left="0cm" fo:margin-right="0cm" fo:text-align="start" style:justify-single-word="false" fo:text-indent="0cm" style:auto-text-indent="false"/>
      <style:text-properties officeooo:paragraph-rsid="00014901"/>
    </style:style>
    <style:style style:name="P28" style:family="paragraph" style:parent-style-name="Texte_20_Fragment">
      <style:paragraph-properties fo:margin-left="0cm" fo:margin-right="0cm" fo:text-indent="0cm" style:auto-text-indent="false"/>
      <style:text-properties fo:letter-spacing="-0.011cm" officeooo:paragraph-rsid="001b106f" fo:background-color="transparent"/>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center" style:justify-single-word="false"/>
    </style:style>
    <style:style style:name="P31" style:family="paragraph" style:parent-style-name="_5f_ZPageLogo_5f_TexteLogoIso">
      <style:text-properties fo:color="#4c4c4c" style:font-name="Liberation Sans3" fo:font-size="6.5pt" style:font-size-asian="6.5pt" style:font-size-complex="6.5pt"/>
    </style:style>
    <style:style style:name="P32" style:family="paragraph" style:parent-style-name="Footer">
      <style:paragraph-properties fo:margin-left="0.159cm" fo:margin-right="0cm" fo:text-indent="0cm" style:auto-text-indent="false"/>
    </style:style>
    <style:style style:name="P33" style:family="paragraph" style:parent-style-name="_5f_ZPagePrem_5f_Rapports">
      <style:paragraph-properties fo:margin-left="0cm" fo:margin-right="0.212cm" fo:margin-top="0.499cm" fo:margin-bottom="0.499cm" loext:contextual-spacing="false" fo:text-align="end" style:justify-single-word="false" fo:text-indent="0cm" style:auto-text-indent="false" style:shadow="none"/>
    </style:style>
    <style:style style:name="P34" style:family="paragraph" style:parent-style-name="_5f_ZPagePrem_5f_PG_20_Titre_20_L1">
      <style:paragraph-properties fo:margin-left="0cm" fo:margin-right="1.429cm" fo:text-align="end" style:justify-single-word="false" fo:text-indent="0cm" style:auto-text-indent="false"/>
    </style:style>
    <style:style style:name="P35" style:family="paragraph" style:parent-style-name="_5f_ZPagePrem_5f_PG_20_Titre_20_L2">
      <style:paragraph-properties fo:margin-left="0cm" fo:margin-right="1.429cm" fo:text-align="end" style:justify-single-word="false" fo:text-indent="0cm" style:auto-text-indent="false"/>
    </style:style>
    <style:style style:name="P36" style:family="paragraph" style:parent-style-name="_5f_ZPagePrem_5f_DateRapports">
      <style:paragraph-properties fo:margin-left="0cm" fo:margin-right="1.429cm" fo:text-align="end" style:justify-single-word="false" fo:text-indent="0cm" style:auto-text-indent="false">
        <style:tab-stops>
          <style:tab-stop style:position="17.886cm"/>
        </style:tab-stops>
      </style:paragraph-properties>
    </style:style>
    <style:style style:name="P37" style:family="paragraph" style:parent-style-name="Frame_20_contents">
      <style:paragraph-properties fo:margin-left="0cm" fo:margin-right="1.667cm" fo:text-align="end" style:justify-single-word="false" fo:text-indent="0cm" style:auto-text-indent="false"/>
    </style:style>
    <style:style style:name="P38" style:family="paragraph" style:parent-style-name="_5f_ZPagePrem_5f_PG_20_Titre_20_L1">
      <style:paragraph-properties fo:margin-left="0cm" fo:margin-right="1.693cm" fo:text-align="end" style:justify-single-word="false" fo:text-indent="0cm" style:auto-text-indent="false"/>
    </style:style>
    <style:style style:name="P39"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40"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P41" style:family="paragraph" style:parent-style-name="_5f_ZPagePrem_5f_DateRapports">
      <style:paragraph-properties fo:margin-left="0cm" fo:margin-right="1.773cm" fo:text-align="end" style:justify-single-word="false" fo:text-indent="0cm" style:auto-text-indent="false"/>
    </style:style>
    <style:style style:name="P42" style:family="paragraph" style:parent-style-name="_5f_ZPagePrem_5f_PG_20_Titre_20_L2" style:master-page-name="">
      <style:paragraph-properties fo:margin-left="0cm" fo:margin-right="1.753cm" fo:margin-top="0cm" fo:margin-bottom="0cm" loext:contextual-spacing="false" fo:text-align="end" style:justify-single-word="false" fo:text-indent="0cm" style:auto-text-indent="false" style:page-number="auto"/>
    </style:style>
    <style:style style:name="P43" style:family="paragraph" style:parent-style-name="_5f_ZPageLogo_5f_TexteLogoIso">
      <style:paragraph-properties fo:margin-left="0.169cm" fo:margin-right="0cm" fo:text-indent="0cm" style:auto-text-indent="false"/>
      <style:text-properties fo:font-size="10pt" fo:font-weight="bold" style:font-size-asian="10pt" style:font-weight-asian="bold" style:font-size-complex="10pt" style:font-weight-complex="bold"/>
    </style:style>
    <style:style style:name="P44" style:family="paragraph" style:parent-style-name="_5f_ZPageLogo_5f_NomDepDter">
      <style:paragraph-properties fo:margin-left="0.199cm" fo:margin-right="0.176cm" fo:text-align="center" style:justify-single-word="false" fo:text-indent="0cm" style:auto-text-indent="false">
        <style:tab-stops/>
      </style:paragraph-properties>
    </style:style>
    <style:style style:name="P45" style:family="paragraph" style:parent-style-name="_5f_ZPageLogo_5f_TexteLogoIso">
      <style:paragraph-properties fo:margin-top="0.101cm" fo:margin-bottom="0cm" loext:contextual-spacing="false"/>
      <style:text-properties fo:color="#4c4c4c" style:font-name="Liberation Sans3" fo:font-size="6.5pt" style:font-size-asian="6.5pt" style:font-size-complex="6.5pt"/>
    </style:style>
    <style:style style:name="P46" style:family="paragraph" style:parent-style-name="Texte_20_Fragment">
      <style:text-properties officeooo:paragraph-rsid="001b106f"/>
    </style:style>
    <style:style style:name="P47" style:family="paragraph" style:parent-style-name="Texte_20_Fragment">
      <style:text-properties fo:letter-spacing="normal" officeooo:paragraph-rsid="001b106f"/>
    </style:style>
    <style:style style:name="P48" style:family="paragraph" style:parent-style-name="Texte_20_Fragment">
      <style:text-properties fo:letter-spacing="normal" officeooo:paragraph-rsid="001b106f" fo:background-color="transparent"/>
    </style:style>
    <style:style style:name="P49" style:family="paragraph" style:parent-style-name="Texte_20_Fragment">
      <style:text-properties fo:background-color="transparent"/>
    </style:style>
    <style:style style:name="P50" style:family="paragraph" style:parent-style-name="Texte_20_Fragment">
      <style:text-properties officeooo:paragraph-rsid="001b106f" fo:background-color="transparent"/>
    </style:style>
    <style:style style:name="P51" style:family="paragraph" style:parent-style-name="Texte_20_Fragment">
      <style:paragraph-properties fo:text-align="justify" style:justify-single-word="false"/>
      <style:text-properties officeooo:paragraph-rsid="001e3d60" fo:background-color="transparent"/>
    </style:style>
    <style:style style:name="P52" style:family="paragraph" style:parent-style-name="Texte_20_Fragment">
      <style:text-properties fo:letter-spacing="-0.011cm" officeooo:paragraph-rsid="001b106f" fo:background-color="transparent"/>
    </style:style>
    <style:style style:name="P53" style:family="paragraph" style:parent-style-name="Texte_20_Fragment">
      <style:text-properties officeooo:paragraph-rsid="00311369"/>
    </style:style>
    <style:style style:name="P54" style:family="paragraph" style:parent-style-name="Texte_20_Fragment">
      <style:text-properties fo:letter-spacing="-0.007cm" officeooo:paragraph-rsid="001b106f" fo:background-color="transparent"/>
    </style:style>
    <style:style style:name="P55" style:family="paragraph" style:parent-style-name="Texte_20_Fragment">
      <style:text-properties fo:letter-spacing="-0.007cm" fo:font-weight="normal" officeooo:paragraph-rsid="001b106f" fo:background-color="transparent" style:font-weight-asian="normal" style:font-weight-complex="normal"/>
    </style:style>
    <style:style style:name="P56" style:family="paragraph" style:parent-style-name="Texte_20_Fragment">
      <style:text-properties fo:letter-spacing="-0.007cm" officeooo:paragraph-rsid="0057041d"/>
    </style:style>
    <style:style style:name="P57" style:family="paragraph" style:parent-style-name="Texte_20_Fragment">
      <style:text-properties officeooo:paragraph-rsid="005d249d"/>
    </style:style>
    <style:style style:name="P58" style:family="paragraph" style:parent-style-name="Texte_20_Fragment">
      <style:text-properties fo:color="#000080" style:font-name="Liberation Sans1" fo:font-size="11pt" fo:letter-spacing="-0.007cm" fo:font-weight="bold" officeooo:paragraph-rsid="001b106f" style:font-name-asian="SimSun" style:font-size-asian="14pt" style:font-name-complex="Mangal" style:font-size-complex="14pt"/>
    </style:style>
    <style:style style:name="P59" style:family="paragraph" style:parent-style-name="Texte_20_Fragment">
      <style:text-properties fo:font-style="normal" officeooo:paragraph-rsid="001b106f" fo:background-color="transparent" style:font-style-asian="normal" style:font-style-complex="normal"/>
    </style:style>
    <style:style style:name="P60" style:family="paragraph" style:parent-style-name="Texte_20_Fragment">
      <style:text-properties fo:font-style="normal" officeooo:paragraph-rsid="00311369" fo:background-color="transparent" style:font-style-asian="normal" style:font-style-complex="normal"/>
    </style:style>
    <style:style style:name="P61" style:family="paragraph" style:parent-style-name="Texte_20_Fragment">
      <style:text-properties fo:font-size="11pt" fo:letter-spacing="normal" fo:font-weight="normal" officeooo:paragraph-rsid="001b106f" fo:background-color="transparent" style:font-size-asian="11pt" style:font-weight-asian="normal" style:font-size-complex="11pt" style:font-weight-complex="normal"/>
    </style:style>
    <style:style style:name="P62" style:family="paragraph" style:parent-style-name="Texte_20_Fragment">
      <style:text-properties style:font-name="Times New Roman" fo:font-size="11pt" officeooo:rsid="005d249d" officeooo:paragraph-rsid="005d249d" fo:background-color="#ffff00" style:font-size-asian="11pt" style:font-size-complex="11pt"/>
    </style:style>
    <style:style style:name="P63" style:family="paragraph" style:parent-style-name="Texte_20_Fragment">
      <style:text-properties officeooo:paragraph-rsid="005a6e20" fo:background-color="#ffff00"/>
    </style:style>
    <style:style style:name="P64" style:family="paragraph" style:parent-style-name="Texte_20_Fragment">
      <style:text-properties style:font-name="Liberation Serif1" officeooo:paragraph-rsid="001b106f" fo:background-color="transparent"/>
    </style:style>
    <style:style style:name="P65" style:family="paragraph" style:parent-style-name="Texte_20_Fragment">
      <style:text-properties style:use-window-font-color="true" fo:font-style="normal" officeooo:paragraph-rsid="001b106f" fo:background-color="transparent" style:font-style-asian="normal" style:font-style-complex="normal"/>
    </style:style>
    <style:style style:name="P66" style:family="paragraph" style:parent-style-name="Texte_20_Fragment">
      <style:text-properties officeooo:paragraph-rsid="00352470"/>
    </style:style>
    <style:style style:name="P67" style:family="paragraph" style:parent-style-name="Texte_20_Fragment">
      <style:text-properties officeooo:rsid="00499eaf" officeooo:paragraph-rsid="00499eaf"/>
    </style:style>
    <style:style style:name="P68" style:family="paragraph" style:parent-style-name="Heading_20_1">
      <style:paragraph-properties fo:break-before="page"/>
      <style:text-properties officeooo:paragraph-rsid="001b106f"/>
    </style:style>
    <style:style style:name="P69" style:family="paragraph" style:parent-style-name="_5f_ZPagePrem_5f_Rapports">
      <style:paragraph-properties fo:margin-left="0cm" fo:margin-right="1.984cm" fo:margin-top="0.499cm" fo:margin-bottom="0.499cm" loext:contextual-spacing="false" fo:text-indent="0cm" style:auto-text-indent="false" style:shadow="none"/>
    </style:style>
    <style:style style:name="P70" style:family="paragraph" style:parent-style-name="Heading_20_4">
      <style:text-properties fo:background-color="transparent"/>
    </style:style>
    <style:style style:name="P71" style:family="paragraph" style:parent-style-name="Heading_20_4">
      <style:text-properties officeooo:paragraph-rsid="001b106f" fo:background-color="transparent"/>
    </style:style>
    <style:style style:name="P72" style:family="paragraph" style:parent-style-name="Heading_20_4">
      <style:text-properties officeooo:paragraph-rsid="001b106f"/>
    </style:style>
    <style:style style:name="P73" style:family="paragraph" style:parent-style-name="Heading_20_4">
      <style:text-properties officeooo:paragraph-rsid="002e2d1d"/>
    </style:style>
    <style:style style:name="P74" style:family="paragraph" style:parent-style-name="Table_20_Heading">
      <style:paragraph-properties fo:margin-left="0.035cm" fo:margin-right="0.009cm" fo:text-align="start" style:justify-single-word="false" fo:text-indent="0cm" style:auto-text-indent="false"/>
      <style:text-properties style:font-name="Arial" fo:font-size="10pt" fo:font-style="normal" officeooo:paragraph-rsid="001b106f" style:font-size-asian="10pt" style:font-style-asian="normal" style:font-size-complex="10pt" style:font-style-complex="normal"/>
    </style:style>
    <style:style style:name="P75" style:family="paragraph" style:parent-style-name="Table_20_Heading">
      <style:paragraph-properties fo:margin-left="0.062cm" fo:margin-right="0.009cm" fo:text-align="start" style:justify-single-word="false" fo:text-indent="0cm" style:auto-text-indent="false" text:number-lines="false" text:line-number="0"/>
      <style:text-properties style:font-name="Arial" fo:font-size="10pt" fo:font-style="normal" fo:font-weight="bold" officeooo:paragraph-rsid="001b106f" style:font-size-asian="10pt" style:font-style-asian="normal" style:font-weight-asian="bold" style:font-size-complex="10pt" style:font-style-complex="normal" style:font-weight-complex="bold"/>
    </style:style>
    <style:style style:name="P76" style:family="paragraph" style:parent-style-name="Table_20_Contents">
      <style:paragraph-properties fo:margin-left="0.062cm" fo:margin-right="0.009cm" fo:text-indent="0cm" style:auto-text-indent="false"/>
      <style:text-properties style:font-name="Liberation Sans" fo:font-size="11pt" officeooo:paragraph-rsid="001b106f" fo:background-color="transparent" style:font-size-asian="11pt" style:font-size-complex="11pt"/>
    </style:style>
    <style:style style:name="P77" style:family="paragraph" style:parent-style-name="Table_20_Contents">
      <style:paragraph-properties fo:margin-left="0.062cm" fo:margin-right="0.009cm" fo:text-indent="0cm" style:auto-text-indent="false"/>
      <style:text-properties fo:font-size="11pt" officeooo:paragraph-rsid="001b106f" fo:background-color="transparent" style:font-size-asian="11pt" style:font-size-complex="11pt"/>
    </style:style>
    <style:style style:name="P78" style:family="paragraph" style:parent-style-name="Table_20_Contents">
      <style:paragraph-properties fo:margin-left="0.062cm" fo:margin-right="0.009cm" fo:text-indent="0cm" style:auto-text-indent="false"/>
      <style:text-properties fo:font-size="11pt" officeooo:paragraph-rsid="001b106f" style:font-size-asian="11pt" style:font-size-complex="11pt"/>
    </style:style>
    <style:style style:name="P79" style:family="paragraph" style:parent-style-name="Table_20_Contents">
      <style:paragraph-properties fo:margin-left="0.062cm" fo:margin-right="0.009cm" fo:text-indent="0cm" style:auto-text-indent="false"/>
      <style:text-properties officeooo:paragraph-rsid="001b106f" fo:background-color="transparent"/>
    </style:style>
    <style:style style:name="P80" style:family="paragraph" style:parent-style-name="Table_20_Contents">
      <style:paragraph-properties fo:margin-left="0.088cm" fo:margin-right="0.009cm" fo:text-indent="0cm" style:auto-text-indent="false"/>
      <style:text-properties fo:font-size="11pt" officeooo:paragraph-rsid="001b106f" fo:background-color="transparent" style:font-size-asian="11pt" style:font-size-complex="11pt"/>
    </style:style>
    <style:style style:name="P81" style:family="paragraph" style:parent-style-name="Table_20_Contents">
      <style:paragraph-properties fo:margin-left="0.088cm" fo:margin-right="0.009cm" fo:text-indent="0cm" style:auto-text-indent="false"/>
      <style:text-properties fo:font-size="11pt" officeooo:rsid="00131d61" officeooo:paragraph-rsid="001b106f" fo:background-color="transparent" style:font-size-asian="11pt" style:font-size-complex="11pt"/>
    </style:style>
    <style:style style:name="P82" style:family="paragraph" style:parent-style-name="Table_20_Contents">
      <style:paragraph-properties fo:margin-left="0.088cm" fo:margin-right="0.009cm" fo:text-indent="0cm" style:auto-text-indent="false"/>
      <style:text-properties fo:font-size="11pt" officeooo:paragraph-rsid="001b106f" style:font-size-asian="11pt" style:font-size-complex="11pt"/>
    </style:style>
    <style:style style:name="P83" style:family="paragraph" style:parent-style-name="Table_20_Contents">
      <style:paragraph-properties fo:margin-left="0.088cm" fo:margin-right="0.009cm" fo:text-indent="0cm" style:auto-text-indent="false"/>
      <style:text-properties officeooo:paragraph-rsid="001b106f" fo:background-color="transparent"/>
    </style:style>
    <style:style style:name="P84" style:family="paragraph" style:parent-style-name="Texte_20_tableau">
      <style:paragraph-properties fo:margin-left="0.088cm" fo:margin-right="0.009cm" fo:text-indent="0cm" style:auto-text-indent="false" style:snap-to-layout-grid="false"/>
      <style:text-properties fo:font-size="11pt" officeooo:paragraph-rsid="001b106f" fo:background-color="transparent" style:font-size-asian="11pt" style:font-size-complex="11pt"/>
    </style:style>
    <style:style style:name="P85" style:family="paragraph" style:parent-style-name="Heading_20_2">
      <style:text-properties fo:font-size="16pt" officeooo:paragraph-rsid="001b106f" style:font-size-asian="16pt" style:font-size-complex="16pt"/>
    </style:style>
    <style:style style:name="P86" style:family="paragraph" style:parent-style-name="Heading_20_2">
      <style:text-properties officeooo:paragraph-rsid="001b106f"/>
    </style:style>
    <style:style style:name="P87" style:family="paragraph" style:parent-style-name="Heading_20_3">
      <style:text-properties officeooo:paragraph-rsid="001b106f" fo:background-color="transparent"/>
    </style:style>
    <style:style style:name="P88" style:family="paragraph" style:parent-style-name="Heading_20_3">
      <style:text-properties fo:font-style="normal" style:text-underline-style="none" officeooo:paragraph-rsid="001b106f" fo:background-color="transparent" style:font-style-asian="normal" style:font-style-complex="normal"/>
    </style:style>
    <style:style style:name="P89" style:family="paragraph" style:parent-style-name="Heading_20_3">
      <style:text-properties fo:font-size="11pt" fo:font-style="normal" style:text-underline-style="none" fo:background-color="transparent" style:font-size-asian="11pt" style:font-style-asian="normal" style:font-size-complex="11pt" style:font-style-complex="normal"/>
    </style:style>
    <style:style style:name="P90" style:family="paragraph" style:parent-style-name="Heading_20_3">
      <style:text-properties fo:font-size="11pt" fo:font-style="normal" style:text-underline-style="none" officeooo:paragraph-rsid="001b106f" fo:background-color="transparent" style:font-size-asian="11pt" style:font-style-asian="normal" style:font-size-complex="11pt" style:font-style-complex="normal"/>
    </style:style>
    <style:style style:name="P91" style:family="paragraph" style:parent-style-name="Heading_20_3">
      <style:text-properties fo:font-size="11pt" fo:font-style="normal" style:text-underline-style="none" officeooo:paragraph-rsid="001b106f" style:font-size-asian="11pt" style:font-style-asian="normal" style:font-size-complex="11pt" style:font-style-complex="normal"/>
    </style:style>
    <style:style style:name="P92" style:family="paragraph" style:parent-style-name="Heading_20_3">
      <style:text-properties officeooo:paragraph-rsid="001b106f" style:font-size-complex="11pt" style:font-style-complex="normal"/>
    </style:style>
    <style:style style:name="P93" style:family="paragraph" style:parent-style-name="Heading_20_3">
      <style:text-properties officeooo:paragraph-rsid="001b106f"/>
    </style:style>
    <style:style style:name="P94" style:family="paragraph" style:parent-style-name="Separateur">
      <style:text-properties officeooo:paragraph-rsid="001b106f"/>
    </style:style>
    <style:style style:name="P95" style:family="paragraph" style:parent-style-name="Texte_20_Fragment">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letter-spacing="-0.007cm" officeooo:paragraph-rsid="001b106f" fo:background-color="transparent"/>
    </style:style>
    <style:style style:name="P96" style:family="paragraph" style:parent-style-name="Texte_20_Fragment">
      <style:paragraph-properties fo:margin-left="0.199cm" fo:margin-right="0cm" fo:margin-top="0.101cm" fo:margin-bottom="0cm" loext:contextual-spacing="false" fo:text-indent="0cm" style:auto-text-indent="false" text:number-lines="false" text:line-number="0">
        <style:tab-stops/>
      </style:paragraph-properties>
      <style:text-properties officeooo:rsid="005d249d" officeooo:paragraph-rsid="005d249d"/>
    </style:style>
    <style:style style:name="P97" style:family="paragraph" style:parent-style-name="Texte_20_Fragment">
      <style:paragraph-properties fo:margin-left="1.251cm" fo:margin-right="0cm" fo:text-indent="0cm" style:auto-text-indent="false"/>
      <style:text-properties officeooo:paragraph-rsid="00311369"/>
    </style:style>
    <style:style style:name="P98" style:family="paragraph" style:parent-style-name="Texte_20_Fragment">
      <style:paragraph-properties fo:margin-left="0.265cm" fo:margin-right="0cm" fo:text-indent="0cm" style:auto-text-indent="false"/>
      <style:text-properties style:font-name="Times New Roman" fo:font-size="11pt" fo:font-style="normal" officeooo:paragraph-rsid="005a6e20" fo:background-color="#ffff00" style:font-size-asian="11pt" style:font-style-asian="normal" style:font-size-complex="11pt" style:font-style-complex="normal"/>
    </style:style>
    <style:style style:name="P99" style:family="paragraph" style:parent-style-name="Texte_20_Fragment">
      <style:paragraph-properties fo:margin-left="0.265cm" fo:margin-right="0cm" fo:text-indent="0cm" style:auto-text-indent="false"/>
      <style:text-properties style:font-name="Times New Roman" fo:font-size="11pt" fo:font-style="normal" officeooo:paragraph-rsid="005b38a2" fo:background-color="#ffff00" style:font-size-asian="11pt" style:font-style-asian="normal" style:font-size-complex="11pt" style:font-style-complex="normal"/>
    </style:style>
    <style:style style:name="P100" style:family="paragraph" style:parent-style-name="Texte_20_Fragment">
      <style:paragraph-properties fo:margin-left="0.265cm" fo:margin-right="0cm" fo:text-indent="0cm" style:auto-text-indent="false"/>
      <style:text-properties fo:font-style="normal" officeooo:rsid="0045f2bd" officeooo:paragraph-rsid="0045f2bd" fo:background-color="#ffff00" style:font-style-asian="normal" style:font-style-complex="normal"/>
    </style:style>
    <style:style style:name="P101" style:family="paragraph" style:parent-style-name="_5f_TM_20_4">
      <style:paragraph-properties>
        <style:tab-stops>
          <style:tab-stop style:position="15.501cm" style:type="right" style:leader-style="dotted" style:leader-text="."/>
        </style:tab-stops>
      </style:paragraph-properties>
    </style:style>
    <style:style style:name="P102" style:family="paragraph" style:parent-style-name="_5f_TM_20_2">
      <style:paragraph-properties>
        <style:tab-stops>
          <style:tab-stop style:position="16.401cm" style:type="right" style:leader-style="dotted" style:leader-text="."/>
        </style:tab-stops>
      </style:paragraph-properties>
    </style:style>
    <style:style style:name="P103" style:family="paragraph" style:parent-style-name="_5f_TM_20_3">
      <style:paragraph-properties>
        <style:tab-stops>
          <style:tab-stop style:position="16cm" style:type="right" style:leader-style="dotted" style:leader-text="."/>
        </style:tab-stops>
      </style:paragraph-properties>
    </style:style>
    <style:style style:name="P104" style:family="paragraph" style:parent-style-name="_5f_TM_20_1">
      <style:paragraph-properties>
        <style:tab-stops>
          <style:tab-stop style:position="17cm" style:type="right" style:leader-style="dotted" style:leader-text="."/>
        </style:tab-stops>
      </style:paragraph-properties>
    </style:style>
    <style:style style:name="P105" style:family="paragraph" style:parent-style-name="Liste_20_Niveau1_20_MRS" style:list-style-name="List_20_1">
      <style:text-properties officeooo:paragraph-rsid="001b106f"/>
    </style:style>
    <style:style style:name="P106" style:family="paragraph" style:parent-style-name="Liste_20_Niveau1_20_MRS">
      <style:text-properties fo:background-color="transparent"/>
    </style:style>
    <style:style style:name="P107" style:family="paragraph" style:parent-style-name="Liste_20_Niveau1_20_MRS" style:list-style-name="List_20_1">
      <style:text-properties officeooo:paragraph-rsid="001b106f" fo:background-color="transparent"/>
    </style:style>
    <style:style style:name="P108" style:family="paragraph" style:parent-style-name="Liste_20_Niveau1_20_MRS">
      <style:text-properties officeooo:paragraph-rsid="001b106f" fo:background-color="transparent"/>
    </style:style>
    <style:style style:name="P109" style:family="paragraph" style:parent-style-name="Liste_20_Niveau1_20_MRS" style:list-style-name="">
      <style:text-properties officeooo:rsid="006b1c38" officeooo:paragraph-rsid="006b1c38" fo:background-color="transparent"/>
    </style:style>
    <style:style style:name="P110" style:family="paragraph" style:parent-style-name="Liste_20_Niveau1_20_MRS">
      <style:text-properties fo:background-color="transparent"/>
    </style:style>
    <style:style style:name="P111" style:family="paragraph" style:parent-style-name="Liste_20_Niveau1_20_MRS" style:list-style-name="List_20_1">
      <style:text-properties officeooo:paragraph-rsid="001b106f" fo:background-color="transparent"/>
    </style:style>
    <style:style style:name="P112" style:family="paragraph" style:parent-style-name="Liste_20_Niveau1_20_MRS">
      <style:text-properties officeooo:paragraph-rsid="001b106f" fo:background-color="transparent"/>
    </style:style>
    <style:style style:name="P113" style:family="paragraph" style:parent-style-name="Liste_20_Niveau1_20_MRS">
      <style:text-properties fo:font-style="normal" fo:background-color="transparent" style:font-style-asian="normal" style:font-style-complex="normal"/>
    </style:style>
    <style:style style:name="P114" style:family="paragraph" style:parent-style-name="Liste_20_Niveau1_20_MRS" style:list-style-name="">
      <style:text-properties fo:letter-spacing="-0.014cm" officeooo:rsid="004ed0f0" officeooo:paragraph-rsid="004ed0f0" fo:background-color="#ffff00"/>
    </style:style>
    <style:style style:name="P115" style:family="paragraph" style:parent-style-name="Texte_20_Fragment">
      <style:text-properties fo:font-size="11pt" fo:letter-spacing="normal" fo:font-style="normal" fo:font-weight="normal" officeooo:rsid="003353e0" officeooo:paragraph-rsid="003353e0" fo:background-color="transparent" style:font-size-asian="11pt" style:font-style-asian="normal" style:font-weight-asian="normal" style:font-size-complex="11pt" style:font-style-complex="normal" style:font-weight-complex="normal"/>
    </style:style>
    <style:style style:name="P116" style:family="paragraph" style:parent-style-name="Texte_20_Fragment">
      <style:text-properties fo:background-color="transparent"/>
    </style:style>
    <style:style style:name="P117" style:family="paragraph" style:parent-style-name="Texte_20_Fragment">
      <style:text-properties officeooo:paragraph-rsid="001b106f" fo:background-color="transparent"/>
    </style:style>
    <style:style style:name="P118" style:family="paragraph" style:parent-style-name="Texte_20_Fragment">
      <style:text-properties officeooo:paragraph-rsid="005a6e20" fo:background-color="transparent"/>
    </style:style>
    <style:style style:name="P119" style:family="paragraph" style:parent-style-name="Texte_20_Fragment">
      <style:text-properties officeooo:paragraph-rsid="005d249d" fo:background-color="transparent"/>
    </style:style>
    <style:style style:name="P120" style:family="paragraph" style:parent-style-name="Texte_20_Fragment" style:list-style-name="L1">
      <style:text-properties officeooo:paragraph-rsid="001b106f" fo:background-color="transparent"/>
    </style:style>
    <style:style style:name="P121" style:family="paragraph" style:parent-style-name="Texte_20_Fragment" style:list-style-name="L1">
      <style:text-properties officeooo:paragraph-rsid="006b1c38" fo:background-color="transparent"/>
    </style:style>
    <style:style style:name="P122" style:family="paragraph" style:parent-style-name="Texte_20_Fragment">
      <style:text-properties officeooo:paragraph-rsid="00309998" fo:background-color="transparent"/>
    </style:style>
    <style:style style:name="P123" style:family="paragraph" style:parent-style-name="Texte_20_Fragment">
      <style:text-properties officeooo:paragraph-rsid="0058ad51" fo:background-color="transparent"/>
    </style:style>
    <style:style style:name="P124" style:family="paragraph" style:parent-style-name="Texte_20_Fragment">
      <style:text-properties officeooo:paragraph-rsid="003fdd14" fo:background-color="transparent"/>
    </style:style>
    <style:style style:name="P125" style:family="paragraph" style:parent-style-name="Texte_20_Fragment">
      <style:text-properties officeooo:paragraph-rsid="004b53ba" fo:background-color="transparent"/>
    </style:style>
    <style:style style:name="P126" style:family="paragraph" style:parent-style-name="Texte_20_Fragment">
      <style:text-properties officeooo:paragraph-rsid="003c34c4" fo:background-color="transparent"/>
    </style:style>
    <style:style style:name="P127" style:family="paragraph" style:parent-style-name="Texte_20_Fragment">
      <style:text-properties officeooo:paragraph-rsid="003ef1a6" fo:background-color="transparent"/>
    </style:style>
    <style:style style:name="P128" style:family="paragraph" style:parent-style-name="Texte_20_Fragment">
      <style:paragraph-properties fo:text-align="justify" style:justify-single-word="false"/>
      <style:text-properties officeooo:paragraph-rsid="001b106f" fo:background-color="transparent"/>
    </style:style>
    <style:style style:name="P129" style:family="paragraph" style:parent-style-name="Texte_20_Fragment">
      <style:paragraph-properties fo:text-align="justify" style:justify-single-word="false"/>
      <style:text-properties officeooo:paragraph-rsid="001e3d60" fo:background-color="transparent"/>
    </style:style>
    <style:style style:name="P130" style:family="paragraph" style:parent-style-name="Texte_20_Fragment">
      <style:text-properties officeooo:paragraph-rsid="007c6e37" fo:background-color="transparent"/>
    </style:style>
    <style:style style:name="P131" style:family="paragraph" style:parent-style-name="Texte_20_Fragment" style:list-style-name="L1">
      <style:text-properties fo:letter-spacing="-0.011cm" officeooo:paragraph-rsid="001b106f" fo:background-color="transparent"/>
    </style:style>
    <style:style style:name="P132" style:family="paragraph" style:parent-style-name="Texte_20_Fragment">
      <style:text-properties fo:letter-spacing="-0.007cm" officeooo:paragraph-rsid="001b106f" fo:background-color="transparent"/>
    </style:style>
    <style:style style:name="P133" style:family="paragraph" style:parent-style-name="Texte_20_Fragment">
      <style:text-properties fo:letter-spacing="-0.007cm" officeooo:paragraph-rsid="001b106f" fo:background-color="transparent"/>
    </style:style>
    <style:style style:name="P134" style:family="paragraph" style:parent-style-name="Texte_20_Fragment">
      <style:text-properties style:font-name="Times New Roman" fo:background-color="transparent"/>
    </style:style>
    <style:style style:name="P135" style:family="paragraph" style:parent-style-name="Texte_20_Fragment">
      <style:text-properties style:font-name="Times New Roman" officeooo:paragraph-rsid="001b106f" fo:background-color="transparent"/>
    </style:style>
    <style:style style:name="P136" style:family="paragraph" style:parent-style-name="Texte_20_Fragment">
      <style:text-properties style:font-name="Times New Roman" officeooo:paragraph-rsid="003a8e56" fo:background-color="transparent"/>
    </style:style>
    <style:style style:name="P137" style:family="paragraph" style:parent-style-name="Texte_20_Fragment">
      <style:text-properties style:font-name="Times New Roman" officeooo:paragraph-rsid="005d249d"/>
    </style:style>
    <style:style style:name="P138" style:family="paragraph" style:parent-style-name="Texte_20_Fragment">
      <style:text-properties style:font-name="Times New Roman" fo:font-size="11pt" fo:font-style="normal" officeooo:paragraph-rsid="001b106f" fo:background-color="transparent" style:font-size-asian="11pt" style:font-style-asian="normal" style:font-size-complex="11pt" style:font-style-complex="normal"/>
    </style:style>
    <style:style style:name="P139" style:family="paragraph" style:parent-style-name="Texte_20_Fragment">
      <style:text-properties style:font-name="Times New Roman" fo:font-size="11pt" officeooo:paragraph-rsid="00471f82" fo:background-color="transparent" style:font-size-asian="11pt" style:font-size-complex="11pt"/>
    </style:style>
    <style:style style:name="P140" style:family="paragraph" style:parent-style-name="Texte_20_Fragment">
      <style:text-properties style:font-name="Times New Roman" fo:font-size="11pt" officeooo:paragraph-rsid="001b106f" fo:background-color="transparent" style:font-size-asian="11pt" style:font-size-complex="11pt"/>
    </style:style>
    <style:style style:name="P141" style:family="paragraph" style:parent-style-name="Texte_20_Fragment">
      <style:text-properties fo:color="#000000" style:text-line-through-style="none" style:text-line-through-type="none" style:font-name="Times New Roman" fo:font-size="11pt" fo:font-style="normal" style:text-underline-style="none" officeooo:paragraph-rsid="005d249d" fo:background-color="transparent" style:font-name-asian="Times New Roman1" style:font-size-asian="11pt" style:font-style-asian="normal" style:font-name-complex="Times New Roman1" style:font-size-complex="11pt" style:font-style-complex="normal"/>
    </style:style>
    <style:style style:name="P142" style:family="paragraph" style:parent-style-name="Texte_20_Fragment">
      <style:text-properties fo:color="#000000" style:text-line-through-style="none" style:text-line-through-type="none" style:font-name="Times New Roman" fo:font-size="11pt" fo:font-style="normal" style:text-underline-style="none" officeooo:paragraph-rsid="001b106f" fo:background-color="transparent" style:font-name-asian="Times New Roman1" style:font-size-asian="11pt" style:font-style-asian="normal" style:font-name-complex="Times New Roman1" style:font-size-complex="11pt" style:font-style-complex="normal"/>
    </style:style>
    <style:style style:name="P143" style:family="paragraph" style:parent-style-name="Texte_20_Fragment">
      <style:text-properties fo:color="#000000" style:text-line-through-style="none" style:text-line-through-type="none" style:font-name="Times New Roman" fo:font-size="11pt" fo:font-style="normal" style:text-underline-style="none" officeooo:rsid="006b2a5e" officeooo:paragraph-rsid="006b2a5e" fo:background-color="transparent" style:font-name-asian="Times New Roman1" style:font-size-asian="11pt" style:font-style-asian="normal" style:font-name-complex="Times New Roman1" style:font-size-complex="11pt" style:font-style-complex="normal"/>
    </style:style>
    <style:style style:name="P144" style:family="paragraph" style:parent-style-name="Texte_20_Fragment">
      <style:text-properties fo:font-style="normal" officeooo:paragraph-rsid="001b106f" fo:background-color="transparent" style:font-style-asian="normal" style:font-style-complex="normal"/>
    </style:style>
    <style:style style:name="P145" style:family="paragraph" style:parent-style-name="Texte_20_Fragment">
      <style:paragraph-properties fo:text-align="justify" style:justify-single-word="false"/>
      <style:text-properties style:text-line-through-style="none" style:text-line-through-type="none" officeooo:paragraph-rsid="001e3d60" fo:background-color="transparent"/>
    </style:style>
    <style:style style:name="P146" style:family="paragraph" style:parent-style-name="Texte_20_Fragment">
      <style:text-properties officeooo:paragraph-rsid="004ed0f0"/>
    </style:style>
    <style:style style:name="P147" style:family="paragraph" style:parent-style-name="Texte_20_Fragment">
      <style:text-properties style:font-name="Liberation Serif1" fo:background-color="transparent"/>
    </style:style>
    <style:style style:name="P148" style:family="paragraph" style:parent-style-name="Texte_20_Fragment">
      <style:paragraph-properties fo:margin-left="0.265cm" fo:margin-right="0cm" fo:text-indent="0cm" style:auto-text-indent="false"/>
      <style:text-properties style:font-name="Times New Roman" fo:font-size="11pt" fo:font-style="normal" officeooo:paragraph-rsid="00441324" fo:background-color="transparent" style:font-size-asian="11pt" style:font-style-asian="normal" style:font-size-complex="11pt" style:font-style-complex="normal"/>
    </style:style>
    <style:style style:name="P149" style:family="paragraph" style:parent-style-name="Texte_20_Fragment">
      <style:paragraph-properties fo:margin-left="0.265cm" fo:margin-right="0cm" fo:text-indent="0cm" style:auto-text-indent="false"/>
      <style:text-properties style:font-name="Times New Roman" fo:font-size="11pt" fo:font-style="normal" officeooo:paragraph-rsid="005a6e20" fo:background-color="transparent" style:font-size-asian="11pt" style:font-style-asian="normal" style:font-size-complex="11pt" style:font-style-complex="normal"/>
    </style:style>
    <style:style style:name="P150" style:family="paragraph" style:parent-style-name="Texte_20_Fragment">
      <style:paragraph-properties fo:margin-left="0.265cm" fo:margin-right="0cm" fo:text-indent="0cm" style:auto-text-indent="false"/>
      <style:text-properties style:font-name="Times New Roman" fo:font-size="11pt" fo:font-style="normal" officeooo:paragraph-rsid="004ed0f0" fo:background-color="#ffff00" style:font-size-asian="11pt" style:font-style-asian="normal" style:font-size-complex="11pt" style:font-style-complex="normal"/>
    </style:style>
    <style:style style:name="P151" style:family="paragraph" style:parent-style-name="Texte_20_Fragment">
      <style:paragraph-properties fo:margin-left="0.265cm" fo:margin-right="0cm" fo:text-indent="0cm" style:auto-text-indent="false"/>
      <style:text-properties fo:font-style="normal" officeooo:paragraph-rsid="001b106f" fo:background-color="transparent" style:font-style-asian="normal" style:font-style-complex="normal"/>
    </style:style>
    <style:style style:name="P152" style:family="paragraph" style:parent-style-name="Texte_20_Fragment">
      <style:paragraph-properties fo:margin-left="0.265cm" fo:margin-right="0cm" fo:text-indent="0cm" style:auto-text-indent="false"/>
      <style:text-properties fo:font-style="normal" officeooo:paragraph-rsid="0045f2bd" fo:background-color="transparent" style:font-style-asian="normal" style:font-style-complex="normal"/>
    </style:style>
    <style:style style:name="P153" style:family="paragraph" style:parent-style-name="Texte_20_Fragment">
      <style:paragraph-properties fo:margin-left="0.199cm" fo:margin-right="0cm" fo:text-indent="0cm" style:auto-text-indent="false"/>
      <style:text-properties officeooo:paragraph-rsid="001b106f" fo:background-color="transparent"/>
    </style:style>
    <style:style style:name="P154" style:family="paragraph" style:parent-style-name="Texte_20_Fragment">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officeooo:rsid="00499eaf" officeooo:paragraph-rsid="00499eaf" fo:background-color="transparent"/>
    </style:style>
    <style:style style:name="P155" style:family="paragraph" style:parent-style-name="Standard" style:master-page-name="Dernière_20_page">
      <style:paragraph-properties style:page-number="auto" fo:break-before="page"/>
    </style:style>
    <style:style style:name="P156" style:family="paragraph" style:parent-style-name="Standard">
      <style:text-properties style:font-name="Liberation Serif1"/>
    </style:style>
    <style:style style:name="P157" style:family="paragraph" style:parent-style-name="Standard">
      <style:text-properties style:font-name="Liberation Serif1" officeooo:paragraph-rsid="0078dc55"/>
    </style:style>
    <style:style style:name="P158" style:family="paragraph" style:parent-style-name="Standard" style:master-page-name="Page_5f_Portrait_5f_Intercalaire">
      <style:paragraph-properties style:page-number="auto"/>
      <style:text-properties officeooo:rsid="001c5d3c" officeooo:paragraph-rsid="001c5d3c"/>
    </style:style>
    <style:style style:name="P159" style:family="paragraph" style:list-style-name="L2">
      <style:text-properties style:font-name="Liberation Serif1"/>
    </style:style>
    <style:style style:name="P160" style:family="paragraph" style:parent-style-name="Heading_20_2">
      <style:text-properties officeooo:rsid="004126f4" officeooo:paragraph-rsid="004126f4" fo:background-color="transparent"/>
    </style:style>
    <style:style style:name="P161" style:family="paragraph" style:parent-style-name="Heading_20_2">
      <style:text-properties officeooo:paragraph-rsid="004126f4" fo:background-color="transparent"/>
    </style:style>
    <style:style style:name="P162"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P163" style:family="paragraph" style:parent-style-name="Heading_20_1">
      <style:paragraph-properties fo:break-before="page"/>
      <style:text-properties officeooo:paragraph-rsid="004126f4" fo:background-color="transparent"/>
    </style:style>
    <style:style style:name="P164" style:family="paragraph" style:parent-style-name="Table_20_Contents">
      <style:paragraph-properties fo:margin-left="1.27cm" fo:margin-right="0cm" fo:text-indent="0cm" style:auto-text-indent="false">
        <style:tab-stops>
          <style:tab-stop style:position="0.397cm"/>
        </style:tab-stops>
      </style:paragraph-properties>
      <style:text-properties style:font-name="Liberation Sans3" fo:font-size="10pt" officeooo:rsid="004ed0f0" officeooo:paragraph-rsid="004ed0f0" fo:background-color="transparent" style:font-size-asian="10pt" style:font-size-complex="10pt"/>
    </style:style>
    <style:style style:name="P165" style:family="paragraph" style:parent-style-name="Table_20_Contents">
      <style:paragraph-properties fo:margin-left="1.27cm" fo:margin-right="0cm" fo:text-indent="0cm" style:auto-text-indent="false">
        <style:tab-stops>
          <style:tab-stop style:position="0.397cm"/>
        </style:tab-stops>
      </style:paragraph-properties>
      <style:text-properties style:font-name="Liberation Sans3" fo:font-size="10pt" officeooo:rsid="004d442a" officeooo:paragraph-rsid="004ed0f0" fo:background-color="transparent" style:font-size-asian="10pt" style:font-size-complex="10pt"/>
    </style:style>
    <style:style style:name="P166" style:family="paragraph" style:parent-style-name="Table_20_Contents">
      <style:paragraph-properties fo:margin-left="0.298cm" fo:margin-right="0.199cm" fo:text-indent="0cm" style:auto-text-indent="false" text:number-lines="false" text:line-number="0"/>
      <style:text-properties officeooo:rsid="004ed0f0" officeooo:paragraph-rsid="004ed0f0"/>
    </style:style>
    <style:style style:name="P167" style:family="paragraph" style:parent-style-name="_5f_Corps_20_de_20_Texte_20_" style:master-page-name="Premiere_5f_Texte">
      <style:paragraph-properties style:page-number="auto"/>
    </style:style>
    <style:style style:name="P168" style:family="paragraph" style:parent-style-name="_5f_Corps_20_de_20_Texte_20_" style:master-page-name="Page_5f_Information">
      <style:paragraph-properties style:page-number="auto"/>
    </style:style>
    <style:style style:name="P169"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P170" style:family="paragraph" style:parent-style-name="Heading_20_4">
      <style:text-properties officeooo:rsid="0042afb4" officeooo:paragraph-rsid="0042afb4" fo:background-color="transparent"/>
    </style:style>
    <style:style style:name="P171" style:family="paragraph" style:parent-style-name="Text_20_body">
      <style:text-properties officeooo:rsid="004126f4" officeooo:paragraph-rsid="004126f4" fo:background-color="transparent"/>
    </style:style>
    <style:style style:name="P172" style:family="paragraph" style:parent-style-name="Text_20_body">
      <style:text-properties officeooo:paragraph-rsid="004126f4" fo:background-color="transparent"/>
    </style:style>
    <style:style style:name="P173" style:family="paragraph">
      <style:paragraph-properties fo:text-align="start"/>
    </style:style>
    <style:style style:name="P174" style:family="paragraph">
      <loext:graphic-properties draw:fill="none" draw:fill-color="#ffffff"/>
      <style:paragraph-properties fo:text-align="start"/>
      <style:text-properties fo:color="#ffffff"/>
    </style:style>
    <style:style style:name="T1" style:family="text">
      <style:text-properties officeooo:rsid="0071443b"/>
    </style:style>
    <style:style style:name="T2" style:family="text">
      <style:text-properties officeooo:rsid="0058ad51"/>
    </style:style>
    <style:style style:name="T3" style:family="text">
      <style:text-properties fo:background-color="transparent" loext:char-shading-value="0"/>
    </style:style>
    <style:style style:name="T4" style:family="text">
      <style:text-properties fo:font-style="normal" style:font-style-asian="normal" style:font-style-complex="normal" fo:background-color="#ffffff"/>
    </style:style>
    <style:style style:name="T5" style:family="text">
      <style:text-properties fo:font-style="normal" officeooo:rsid="00131d61" style:font-style-asian="normal" style:font-style-complex="normal" fo:background-color="#ffffff"/>
    </style:style>
    <style:style style:name="T6" style:family="text">
      <style:text-properties fo:font-style="normal" officeooo:rsid="0015f6b5" style:font-style-asian="normal" style:font-style-complex="normal" fo:background-color="#ffffff"/>
    </style:style>
    <style:style style:name="T7" style:family="text">
      <style:text-properties fo:background-color="#ffffff"/>
    </style:style>
    <style:style style:name="T8" style:family="text">
      <style:text-properties officeooo:rsid="006b2a5e" fo:background-color="#ffffff"/>
    </style:style>
    <style:style style:name="T9" style:family="text">
      <style:text-properties officeooo:rsid="006b2a5e"/>
    </style:style>
    <style:style style:name="T10" style:family="text">
      <style:text-properties officeooo:rsid="0037d747"/>
    </style:style>
    <style:style style:name="T11" style:family="text">
      <style:text-properties officeooo:rsid="00613e9b"/>
    </style:style>
    <style:style style:name="T12" style:family="text">
      <style:text-properties officeooo:rsid="00619b43"/>
    </style:style>
    <style:style style:name="T13" style:family="text">
      <style:text-properties officeooo:rsid="003c34c4"/>
    </style:style>
    <style:style style:name="T14" style:family="text">
      <style:text-properties officeooo:rsid="00179802"/>
    </style:style>
    <style:style style:name="T15" style:family="text">
      <style:text-properties officeooo:rsid="0077cbaf"/>
    </style:style>
    <style:style style:name="T16" style:family="text">
      <style:text-properties officeooo:rsid="004ed0f0"/>
    </style:style>
    <style:style style:name="T17" style:family="text"/>
    <style:style style:name="T18" style:family="text">
      <style:text-properties officeooo:rsid="004d442a"/>
    </style:style>
    <style:style style:name="T19" style:family="text">
      <style:text-properties officeooo:rsid="00234420"/>
    </style:style>
    <style:style style:name="T20" style:family="text">
      <style:text-properties officeooo:rsid="00035807"/>
    </style:style>
    <style:style style:name="T21" style:family="text">
      <style:text-properties officeooo:rsid="000874c8"/>
    </style:style>
    <style:style style:name="T22" style:family="text">
      <style:text-properties officeooo:rsid="000a3fd8"/>
    </style:style>
    <style:style style:name="T23" style:family="text">
      <style:text-properties fo:color="#818385" style:font-name-complex="DaxOT-Regular"/>
    </style:style>
    <style:style style:name="T24" style:family="text">
      <style:text-properties fo:color="#f68320" fo:font-size="8pt" fo:font-weight="bold" style:font-size-asian="7pt" style:font-weight-asian="bold" style:font-name-complex="DaxOT-Medium" style:font-size-complex="8pt" style:font-weight-complex="bold"/>
    </style:style>
    <style:style style:name="T25" style:family="text">
      <style:text-properties officeooo:rsid="001a56d8"/>
    </style:style>
    <style:style style:name="T26" style:family="text">
      <style:text-properties officeooo:rsid="0058ad51"/>
    </style:style>
    <style:style style:name="T27" style:family="text">
      <style:text-properties style:font-name="Wingdings" style:font-name-asian="Wingdings" style:font-name-complex="Wingdings"/>
    </style:style>
    <style:style style:name="T28" style:family="text">
      <style:text-properties fo:font-size="11pt" fo:background-color="transparent" loext:char-shading-value="0" style:font-size-asian="11pt"/>
    </style:style>
    <style:style style:name="T29" style:family="text">
      <style:text-properties fo:font-size="11pt" officeooo:rsid="000ea9c5" fo:background-color="transparent" loext:char-shading-value="0" style:font-size-asian="11pt"/>
    </style:style>
    <style:style style:name="T30" style:family="text">
      <style:text-properties fo:font-size="11pt" officeooo:rsid="00680c65" fo:background-color="transparent" loext:char-shading-value="0" style:font-size-asian="11pt"/>
    </style:style>
    <style:style style:name="T31" style:family="text">
      <style:text-properties fo:font-size="11pt" officeooo:rsid="00131d61" fo:background-color="transparent" loext:char-shading-value="0" style:font-size-asian="11pt"/>
    </style:style>
    <style:style style:name="T32" style:family="text">
      <style:text-properties fo:font-size="11pt" officeooo:rsid="006667a3" fo:background-color="transparent" loext:char-shading-value="0" style:font-size-asian="11pt"/>
    </style:style>
    <style:style style:name="T33" style:family="text">
      <style:text-properties fo:font-size="11pt" fo:font-weight="normal" fo:background-color="transparent" loext:char-shading-value="0" style:font-size-asian="11pt" style:font-weight-asian="normal" style:font-weight-complex="normal"/>
    </style:style>
    <style:style style:name="T34" style:family="text">
      <style:text-properties fo:font-size="11pt" fo:font-weight="normal" officeooo:rsid="00680c65" fo:background-color="transparent" loext:char-shading-value="0" style:font-size-asian="11pt" style:font-weight-asian="normal" style:font-weight-complex="normal"/>
    </style:style>
    <style:style style:name="T35" style:family="text">
      <style:text-properties fo:font-size="11pt" fo:font-weight="normal" officeooo:rsid="00685502" fo:background-color="transparent" loext:char-shading-value="0" style:font-size-asian="11pt" style:font-weight-asian="normal" style:font-weight-complex="normal"/>
    </style:style>
    <style:style style:name="T36" style:family="text">
      <style:text-properties fo:font-size="11pt" fo:font-weight="normal" fo:background-color="transparent" loext:char-shading-value="0" style:font-size-asian="11pt" style:font-weight-asian="normal" style:font-size-complex="11pt" style:font-weight-complex="normal"/>
    </style:style>
    <style:style style:name="T37" style:family="text">
      <style:text-properties fo:font-size="11pt" style:font-size-asian="11pt"/>
    </style:style>
    <style:style style:name="T38" style:family="text">
      <style:text-properties fo:font-size="11pt" style:font-size-asian="11pt" style:font-size-complex="11pt"/>
    </style:style>
    <style:style style:name="T39" style:family="text">
      <style:text-properties fo:font-size="11pt" fo:letter-spacing="-0.007cm" fo:font-weight="normal" officeooo:rsid="00131d61" fo:background-color="transparent" loext:char-shading-value="0" style:font-size-asian="11pt" style:font-weight-asian="normal" style:font-size-complex="11pt" style:font-weight-complex="normal"/>
    </style:style>
    <style:style style:name="T40" style:family="text">
      <style:text-properties fo:font-size="11pt" fo:letter-spacing="-0.007cm" fo:font-weight="normal" fo:background-color="transparent" loext:char-shading-value="0" style:font-size-asian="11pt" style:font-weight-asian="normal" style:font-size-complex="11pt" style:font-weight-complex="normal"/>
    </style:style>
    <style:style style:name="T41" style:family="text">
      <style:text-properties fo:font-size="11pt" fo:letter-spacing="normal" fo:font-weight="normal" fo:background-color="transparent" loext:char-shading-value="0" style:font-size-asian="11pt" style:font-weight-asian="normal" style:font-size-complex="11pt" style:font-weight-complex="normal"/>
    </style:style>
    <style:style style:name="T42" style:family="text">
      <style:text-properties fo:font-size="11pt" fo:letter-spacing="normal" fo:font-weight="normal" fo:background-color="transparent" loext:char-shading-value="0" style:font-size-asian="11pt" style:font-weight-asian="normal" style:font-size-complex="11pt" style:font-weight-complex="normal"/>
    </style:style>
    <style:style style:name="T43" style:family="text">
      <style:text-properties fo:font-size="11pt" fo:letter-spacing="normal" fo:font-weight="normal" style:font-size-asian="11pt" style:font-weight-asian="normal" style:font-size-complex="11pt" style:font-weight-complex="normal"/>
    </style:style>
    <style:style style:name="T44" style:family="text">
      <style:text-properties fo:font-size="11pt" fo:letter-spacing="normal" fo:font-weight="bold" fo:background-color="transparent" loext:char-shading-value="0" style:font-size-asian="11pt" style:font-weight-asian="bold" style:font-size-complex="11pt" style:font-weight-complex="bold"/>
    </style:style>
    <style:style style:name="T45" style:family="text">
      <style:text-properties fo:font-size="11pt" fo:font-style="normal" style:font-size-asian="11pt" style:font-style-asian="normal" style:font-size-complex="11pt" style:font-style-complex="normal"/>
    </style:style>
    <style:style style:name="T46" style:family="text">
      <style:text-properties officeooo:rsid="00685502"/>
    </style:style>
    <style:style style:name="T47" style:family="text">
      <style:text-properties officeooo:rsid="00694cdb"/>
    </style:style>
    <style:style style:name="T48" style:family="text">
      <style:text-properties fo:background-color="transparent" loext:char-shading-value="0"/>
    </style:style>
    <style:style style:name="T49" style:family="text">
      <style:text-properties officeooo:rsid="00131d61" fo:background-color="transparent" loext:char-shading-value="0"/>
    </style:style>
    <style:style style:name="T50" style:family="text">
      <style:text-properties officeooo:rsid="0026807e" fo:background-color="transparent" loext:char-shading-value="0"/>
    </style:style>
    <style:style style:name="T51" style:family="text">
      <style:text-properties officeooo:rsid="0014fdf7" fo:background-color="transparent" loext:char-shading-value="0"/>
    </style:style>
    <style:style style:name="T52" style:family="text">
      <style:text-properties fo:background-color="transparent" loext:char-shading-value="0" style:text-overline-style="solid" style:text-overline-width="auto" style:text-overline-color="font-color"/>
    </style:style>
    <style:style style:name="T53" style:family="text">
      <style:text-properties officeooo:rsid="00372957" fo:background-color="transparent" loext:char-shading-value="0"/>
    </style:style>
    <style:style style:name="T54" style:family="text">
      <style:text-properties officeooo:rsid="005a6e20" fo:background-color="transparent" loext:char-shading-value="0"/>
    </style:style>
    <style:style style:name="T55" style:family="text">
      <style:text-properties officeooo:rsid="006b2a5e" fo:background-color="transparent" loext:char-shading-value="0"/>
    </style:style>
    <style:style style:name="T56" style:family="text">
      <style:text-properties officeooo:rsid="00355897" fo:background-color="transparent" loext:char-shading-value="0"/>
    </style:style>
    <style:style style:name="T57" style:family="text">
      <style:text-properties officeooo:rsid="005b38a2" fo:background-color="transparent" loext:char-shading-value="0"/>
    </style:style>
    <style:style style:name="T58" style:family="text">
      <style:text-properties fo:background-color="transparent" loext:char-shading-value="0"/>
    </style:style>
    <style:style style:name="T59" style:family="text">
      <style:text-properties officeooo:rsid="00352470" fo:background-color="transparent" loext:char-shading-value="0"/>
    </style:style>
    <style:style style:name="T60" style:family="text">
      <style:text-properties officeooo:rsid="00599d3e" fo:background-color="transparent" loext:char-shading-value="0"/>
    </style:style>
    <style:style style:name="T61" style:family="text">
      <style:text-properties officeooo:rsid="0042afb4" fo:background-color="transparent" loext:char-shading-value="0"/>
    </style:style>
    <style:style style:name="T62" style:family="text">
      <style:text-properties fo:letter-spacing="normal"/>
    </style:style>
    <style:style style:name="T63" style:family="text">
      <style:text-properties fo:letter-spacing="normal" officeooo:rsid="006b1c38"/>
    </style:style>
    <style:style style:name="T64" style:family="text">
      <style:text-properties officeooo:rsid="006b2a5e"/>
    </style:style>
    <style:style style:name="T65" style:family="text">
      <style:text-properties officeooo:rsid="006b2a5e" fo:background-color="#ffffff"/>
    </style:style>
    <style:style style:name="T66" style:family="text">
      <style:text-properties style:use-window-font-color="true" fo:font-style="normal" fo:font-weight="normal"/>
    </style:style>
    <style:style style:name="T67" style:family="text">
      <style:text-properties officeooo:rsid="00131d61"/>
    </style:style>
    <style:style style:name="T68" style:family="text">
      <style:text-properties fo:letter-spacing="-0.007cm"/>
    </style:style>
    <style:style style:name="T69" style:family="text">
      <style:text-properties fo:letter-spacing="-0.007cm" fo:background-color="transparent" loext:char-shading-value="0"/>
    </style:style>
    <style:style style:name="T70" style:family="text">
      <style:text-properties fo:letter-spacing="-0.007cm" officeooo:rsid="00131d61" fo:background-color="transparent" loext:char-shading-value="0"/>
    </style:style>
    <style:style style:name="T71" style:family="text">
      <style:text-properties fo:letter-spacing="-0.007cm" fo:font-style="normal" style:font-style-asian="normal" style:font-style-complex="normal"/>
    </style:style>
    <style:style style:name="T72" style:family="text">
      <style:text-properties fo:letter-spacing="-0.007cm" fo:font-style="normal" officeooo:rsid="00131d61" style:font-style-asian="normal" style:font-style-complex="normal"/>
    </style:style>
    <style:style style:name="T73" style:family="text">
      <style:text-properties fo:letter-spacing="-0.007cm" officeooo:rsid="00131d61"/>
    </style:style>
    <style:style style:name="T74" style:family="text">
      <style:text-properties style:text-line-through-style="none" style:text-line-through-type="none"/>
    </style:style>
    <style:style style:name="T75" style:family="text">
      <style:text-properties style:text-line-through-style="none" style:text-line-through-type="none" fo:font-size="11pt" fo:font-weight="normal" fo:background-color="transparent" loext:char-shading-value="0" style:font-size-asian="11pt" style:font-weight-asian="normal" style:font-weight-complex="normal"/>
    </style:style>
    <style:style style:name="T76" style:family="text">
      <style:text-properties style:text-line-through-style="none" style:text-line-through-type="none" fo:font-size="11pt" fo:letter-spacing="-0.007cm" fo:font-weight="normal" fo:background-color="transparent" loext:char-shading-value="0" style:font-size-asian="11pt" style:font-weight-asian="normal" style:font-weight-complex="normal"/>
    </style:style>
    <style:style style:name="T77" style:family="text">
      <style:text-properties style:text-line-through-style="none" style:text-line-through-type="none" fo:font-size="11pt" fo:letter-spacing="-0.007cm" fo:font-weight="normal" officeooo:rsid="00131d61" fo:background-color="transparent" loext:char-shading-value="0" style:font-size-asian="11pt" style:font-weight-asian="normal" style:font-weight-complex="normal"/>
    </style:style>
    <style:style style:name="T78" style:family="text">
      <style:text-properties style:text-line-through-style="none" style:text-line-through-type="none" fo:font-size="11pt" fo:background-color="transparent" loext:char-shading-value="0" style:font-size-asian="11pt"/>
    </style:style>
    <style:style style:name="T79" style:family="text">
      <style:text-properties style:text-line-through-style="none" style:text-line-through-type="none" fo:font-size="11pt" officeooo:rsid="00685502" fo:background-color="transparent" loext:char-shading-value="0" style:font-size-asian="11pt"/>
    </style:style>
    <style:style style:name="T80" style:family="text">
      <style:text-properties style:text-line-through-style="none" style:text-line-through-type="none" officeooo:rsid="00179802"/>
    </style:style>
    <style:style style:name="T81" style:family="text">
      <style:text-properties style:text-line-through-style="none" style:text-line-through-type="none" fo:font-weight="normal" officeooo:rsid="00441324" style:font-weight-asian="normal" style:font-weight-complex="normal"/>
    </style:style>
    <style:style style:name="T82" style:family="text">
      <style:text-properties style:text-line-through-style="none" style:text-line-through-type="none" fo:font-weight="normal" officeooo:rsid="00601859" style:font-weight-asian="normal" style:font-weight-complex="normal"/>
    </style:style>
    <style:style style:name="T83" style:family="text">
      <style:text-properties officeooo:rsid="000ea9c5"/>
    </style:style>
    <style:style style:name="T84" style:family="text">
      <style:text-properties style:text-line-through-style="solid" style:text-line-through-type="single"/>
    </style:style>
    <style:style style:name="T85" style:family="text">
      <style:text-properties style:text-line-through-style="solid" style:text-line-through-type="single" officeooo:rsid="00499eaf"/>
    </style:style>
    <style:style style:name="T86" style:family="text">
      <style:text-properties fo:font-style="normal" style:font-style-asian="normal" style:font-style-complex="normal"/>
    </style:style>
    <style:style style:name="T87" style:family="text">
      <style:text-properties fo:font-style="normal" officeooo:rsid="0026807e" style:font-style-asian="normal" style:font-style-complex="normal"/>
    </style:style>
    <style:style style:name="T88" style:family="text">
      <style:text-properties fo:font-style="normal" officeooo:rsid="00131d61" style:font-style-asian="normal" style:font-style-complex="normal" fo:background-color="#ffffff"/>
    </style:style>
    <style:style style:name="T89" style:family="text">
      <style:text-properties fo:font-style="normal" officeooo:rsid="0015f6b5" style:font-style-asian="normal" style:font-style-complex="normal" fo:background-color="#ffffff"/>
    </style:style>
    <style:style style:name="T90" style:family="text">
      <style:text-properties fo:font-style="normal" style:font-style-asian="normal" style:font-style-complex="normal" fo:background-color="#ffffff"/>
    </style:style>
    <style:style style:name="T91" style:family="text">
      <style:text-properties fo:font-style="normal" officeooo:rsid="003a8e56" style:font-style-asian="normal" style:font-style-complex="normal"/>
    </style:style>
    <style:style style:name="T92" style:family="text">
      <style:text-properties fo:font-style="normal" fo:background-color="transparent" loext:char-shading-value="0" style:font-style-asian="normal" style:font-style-complex="normal"/>
    </style:style>
    <style:style style:name="T93" style:family="text">
      <style:text-properties fo:color="#000000" fo:font-size="11pt" officeooo:rsid="0057041d" fo:background-color="transparent" loext:char-shading-value="0" style:font-size-asian="11pt" style:font-style-complex="italic"/>
    </style:style>
    <style:style style:name="T94" style:family="text">
      <style:text-properties fo:color="#000000" fo:font-size="11pt" fo:letter-spacing="normal" style:font-size-asian="11pt" style:font-style-complex="italic"/>
    </style:style>
    <style:style style:name="T95" style:family="text">
      <style:text-properties fo:color="#000000" style:text-line-through-style="none" style:text-line-through-type="none" fo:font-size="11pt" fo:font-style="normal" style:text-underline-style="none" officeooo:rsid="005d249d" fo:background-color="transparent" loext:char-shading-value="0" style:font-name-asian="Times New Roman1" style:font-size-asian="11pt" style:font-style-asian="normal" style:font-name-complex="Times New Roman1" style:font-size-complex="11pt" style:font-style-complex="normal"/>
    </style:style>
    <style:style style:name="T96" style:family="text">
      <style:text-properties fo:color="#000000" style:text-line-through-style="none" style:text-line-through-type="none" fo:font-size="11pt" fo:font-style="normal" style:text-underline-style="none" style:font-name-asian="Times New Roman1" style:font-size-asian="11pt" style:font-style-asian="normal" style:font-name-complex="Times New Roman1" style:font-size-complex="11pt" style:font-style-complex="normal"/>
    </style:style>
    <style:style style:name="T97" style:family="text">
      <style:text-properties fo:color="#000000" style:font-name="Liberation Sans4" fo:font-size="10pt"/>
    </style:style>
    <style:style style:name="T98" style:family="text">
      <style:text-properties officeooo:rsid="000f9250"/>
    </style:style>
    <style:style style:name="T99" style:family="text">
      <style:text-properties fo:letter-spacing="-0.014cm"/>
    </style:style>
    <style:style style:name="T100" style:family="text">
      <style:text-properties fo:letter-spacing="-0.014cm" officeooo:rsid="00119dc7"/>
    </style:style>
    <style:style style:name="T101" style:family="text">
      <style:text-properties fo:letter-spacing="-0.014cm" officeooo:rsid="00309998"/>
    </style:style>
    <style:style style:name="T102" style:family="text">
      <style:text-properties fo:font-weight="bold" style:font-weight-asian="bold" style:font-weight-complex="bold"/>
    </style:style>
    <style:style style:name="T103" style:family="text">
      <style:text-properties fo:font-weight="bold" fo:background-color="transparent" loext:char-shading-value="0" style:font-weight-asian="bold" style:font-weight-complex="bold"/>
    </style:style>
    <style:style style:name="T104" style:family="text">
      <style:text-properties style:font-name-asian="Arial" style:font-name-complex="Arial"/>
    </style:style>
    <style:style style:name="T105" style:family="text">
      <style:text-properties style:font-name-asian="Arial" style:font-name-complex="Arial" fo:background-color="#ffffff"/>
    </style:style>
    <style:style style:name="T106" style:family="text">
      <style:text-properties officeooo:rsid="0015f6b5"/>
    </style:style>
    <style:style style:name="T107" style:family="text">
      <style:text-properties officeooo:rsid="00179802"/>
    </style:style>
    <style:style style:name="T108" style:family="text">
      <style:text-properties officeooo:rsid="001e3d60"/>
    </style:style>
    <style:style style:name="T109" style:family="text">
      <style:text-properties officeooo:rsid="0026807e"/>
    </style:style>
    <style:style style:name="T110" style:family="text">
      <style:text-properties officeooo:rsid="002e2d1d"/>
    </style:style>
    <style:style style:name="T111" style:family="text">
      <style:text-properties officeooo:rsid="00355897"/>
    </style:style>
    <style:style style:name="T112" style:family="text">
      <style:text-properties officeooo:rsid="0037d747"/>
    </style:style>
    <style:style style:name="T113" style:family="text">
      <style:text-properties officeooo:rsid="003fdd14"/>
    </style:style>
    <style:style style:name="T114" style:family="text">
      <style:text-properties officeooo:rsid="00441324"/>
    </style:style>
    <style:style style:name="T115" style:family="text">
      <style:text-properties officeooo:rsid="00481d5a"/>
    </style:style>
    <style:style style:name="T116" style:family="text">
      <style:text-properties officeooo:rsid="0049d993"/>
    </style:style>
    <style:style style:name="T117" style:family="text">
      <style:text-properties officeooo:rsid="004d442a"/>
    </style:style>
    <style:style style:name="T118" style:family="text">
      <style:text-properties officeooo:rsid="004ed0f0"/>
    </style:style>
    <style:style style:name="T119" style:family="text">
      <style:text-properties style:font-name="Times New Roman" fo:background-color="transparent" loext:char-shading-value="0"/>
    </style:style>
    <style:style style:name="T120" style:family="text">
      <style:text-properties officeooo:rsid="00599d3e"/>
    </style:style>
    <style:style style:name="T121" style:family="text">
      <style:text-properties officeooo:rsid="005a6e20"/>
    </style:style>
    <style:style style:name="T122" style:family="text">
      <style:text-properties officeooo:rsid="005d249d"/>
    </style:style>
    <style:style style:name="T123" style:family="text">
      <style:text-properties officeooo:rsid="00619b43"/>
    </style:style>
    <style:style style:name="T124" style:family="text">
      <style:text-properties officeooo:rsid="006b1c38"/>
    </style:style>
    <style:style style:name="T125" style:family="text">
      <style:text-properties officeooo:rsid="006bc011"/>
    </style:style>
    <style:style style:name="T126" style:family="text">
      <style:text-properties officeooo:rsid="006d31e5"/>
    </style:style>
    <style:style style:name="T127" style:family="text">
      <style:text-properties fo:background-color="#ffffff"/>
    </style:style>
    <style:style style:name="T128" style:family="text">
      <style:text-properties officeooo:rsid="00599582"/>
    </style:style>
    <style:style style:name="T129" style:family="text">
      <style:text-properties officeooo:rsid="0014fdf7"/>
    </style:style>
    <style:style style:name="T130" style:family="text">
      <style:text-properties officeooo:rsid="005fcf51"/>
    </style:style>
    <style:style style:name="T131" style:family="text">
      <style:text-properties officeooo:rsid="00613e9b"/>
    </style:style>
    <style:style style:name="T132" style:family="text">
      <style:text-properties officeooo:rsid="00386a4d"/>
    </style:style>
    <style:style style:name="T133" style:family="text">
      <style:text-properties officeooo:rsid="00499eaf"/>
    </style:style>
    <style:style style:name="T134" style:family="text">
      <style:text-properties officeooo:rsid="003c34c4"/>
    </style:style>
    <style:style style:name="T135" style:family="text">
      <style:text-properties officeooo:rsid="003ef1a6"/>
    </style:style>
    <style:style style:name="T136" style:family="text">
      <style:text-properties officeooo:rsid="0071443b"/>
    </style:style>
    <style:style style:name="T137" style:family="text">
      <style:text-properties officeooo:rsid="0077cbaf"/>
    </style:style>
    <style:style style:name="T138" style:family="text">
      <style:text-properties officeooo:rsid="0078dc55"/>
    </style:style>
    <style:style style:name="T139" style:family="text">
      <style:text-properties fo:color="#ffffff" style:font-name="DaxOT-Medium1" fo:font-size="7pt" fo:font-weight="normal" style:font-size-asian="7pt" style:font-weight-asian="normal" style:font-size-complex="7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background" style:protect="content"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881311453344" text:id="ct881311453344">
          <text:insertion>
            <office:change-info>
              <dc:creator>Auteur inconnu</dc:creator>
              <dc:date>2020-11-03T11:39:19</dc:date>
            </office:change-info>
          </text:insertion>
        </text:changed-region>
        <text:changed-region xml:id="ct881311462704" text:id="ct881311462704">
          <text:deletion>
            <office:change-info>
              <dc:creator>Auteur inconnu</dc:creator>
              <dc:date>2020-11-03T11:39:18</dc:date>
            </office:change-info>
            <text:p text:style-name="P1"><text:span text:style-name="T1">7</text:span></text:p>
          </text:deletion>
        </text:changed-region>
        <text:changed-region xml:id="ct881311463664" text:id="ct881311463664">
          <text:insertion>
            <office:change-info>
              <dc:creator>Auteur inconnu</dc:creator>
              <dc:date>2020-11-03T11:39:23</dc:date>
            </office:change-info>
          </text:insertion>
        </text:changed-region>
        <text:changed-region xml:id="ct881311461024" text:id="ct881311461024">
          <text:deletion>
            <office:change-info>
              <dc:creator>Auteur inconnu</dc:creator>
              <dc:date>2020-11-03T11:39:22</dc:date>
            </office:change-info>
            <text:p text:style-name="P2">201<text:span text:style-name="T2">8</text:span></text:p>
          </text:deletion>
        </text:changed-region>
        <text:changed-region xml:id="ct881214948080" text:id="ct881214948080">
          <text:deletion>
            <office:change-info>
              <dc:creator>Auteur inconnu</dc:creator>
              <dc:date>2020-11-03T11:54:56</dc:date>
            </office:change-info>
            <text:p text:style-name="Texte_20_Fragment"><text:a xlink:type="simple" xlink:href="http://172.20.80.18/qualit/index.html" text:style-name="Internet_20_link" text:visited-style-name="Visited_20_Internet_20_Link"><text:span text:style-name="T3">http://172.20.80.18/qualit/index.html</text:span></text:a></text:p>
          </text:deletion>
        </text:changed-region>
        <text:changed-region xml:id="ct881214949280" text:id="ct881214949280">
          <text:insertion>
            <office:change-info>
              <dc:creator>Auteur inconnu</dc:creator>
              <dc:date>2020-11-03T11:54:52</dc:date>
            </office:change-info>
          </text:insertion>
        </text:changed-region>
        <text:changed-region xml:id="ct881214945200" text:id="ct881214945200">
          <text:insertion>
            <office:change-info>
              <dc:creator>Auteur inconnu</dc:creator>
              <dc:date>2020-11-03T11:55:08</dc:date>
            </office:change-info>
          </text:insertion>
        </text:changed-region>
        <text:changed-region xml:id="ct881311452864" text:id="ct881311452864">
          <text:deletion>
            <office:change-info>
              <dc:creator>Auteur inconnu</dc:creator>
              <dc:date>2020-11-03T11:38:59</dc:date>
            </office:change-info>
            <text:p text:style-name="P3"><text:span text:style-name="T4">ou via la plateforme Intranet </text:span><text:span text:style-name="T5">du Cerema </text:span><text:span text:style-name="T4">CE (</text:span><text:a xlink:type="simple" xlink:href="http://intra.dterce.cerema.i2/declarer-une-non-conformite-qualite-r4088.html" text:style-name="Internet_20_link" text:visited-style-name="Visited_20_Internet_20_Link"><text:span text:style-name="T6">http://intra.dterce.cerema.i2/declarer-une-non-conformite-qualite-r4088.html</text:span></text:a><text:span text:style-name="T4">) </text:span></text:p>
          </text:deletion>
        </text:changed-region>
        <text:changed-region xml:id="ct881214943760" text:id="ct881214943760">
          <text:deletion>
            <office:change-info>
              <dc:creator>Auteur inconnu</dc:creator>
              <dc:date>2020-11-03T12:01:52</dc:date>
            </office:change-info>
            <text:p text:style-name="P4"><text:span text:style-name="T7">La création du Cerema, établissement public sous tutelle </text:span><text:span text:style-name="T8">principale des MTES et MCT</text:span><text:span text:style-name="T7"> implique un nouveau mode de fonctionnement comptable. Les prestations pour l’Etat font l’objet d’une programmation préalable pour la majeure partie d’entre-elles via une écoute des services territoriaux et une concertation avec les directions générales menées à travers les comités de programmation </text:span><text:span text:style-name="T8">nationaux et r</text:span><text:span text:style-name="T9">égionaux au regard de la nouvelle organisation constituée en 2018 pour le programme 2019.</text:span> La prise en charge de prestations pour des clients tiers se fait comme auparavant et contribue aux ressources propres du Cerema. Le suivi de l’activité du Cerema se fait par l’alimentation de la base de données SIGMA (enregistrement des affaires et de l’activité des agents, rattachement des affaires au référentiel de suivi). </text:p>
          </text:deletion>
        </text:changed-region>
        <text:changed-region xml:id="ct881214943280" text:id="ct881214943280">
          <text:insertion>
            <office:change-info>
              <dc:creator>Auteur inconnu</dc:creator>
              <dc:date>2020-11-03T12:03:06</dc:date>
            </office:change-info>
          </text:insertion>
        </text:changed-region>
        <text:changed-region xml:id="ct881214736880" text:id="ct881214736880">
          <text:insertion>
            <office:change-info>
              <dc:creator>Auteur inconnu</dc:creator>
              <dc:date>2020-11-03T13:47:50</dc:date>
            </office:change-info>
          </text:insertion>
        </text:changed-region>
        <text:changed-region xml:id="ct881214748640" text:id="ct881214748640">
          <text:insertion>
            <office:change-info>
              <dc:creator>Auteur inconnu</dc:creator>
              <dc:date>2020-11-03T13:55:36</dc:date>
            </office:change-info>
          </text:insertion>
        </text:changed-region>
        <text:changed-region xml:id="ct881214732080" text:id="ct881214732080">
          <text:insertion>
            <office:change-info>
              <dc:creator>Auteur inconnu</dc:creator>
              <dc:date>2020-11-03T13:47:50</dc:date>
            </office:change-info>
          </text:insertion>
        </text:changed-region>
        <text:changed-region xml:id="ct881214950720" text:id="ct881214950720">
          <text:deletion>
            <office:change-info>
              <dc:creator>Auteur inconnu</dc:creator>
              <dc:date>2020-11-03T12:01:19</dc:date>
            </office:change-info>
            <text:h text:style-name="Heading_20_4" text:outline-level="4">Bilan des affaires</text:h>
          </text:deletion>
        </text:changed-region>
        <text:changed-region xml:id="ct881214951440" text:id="ct881214951440">
          <text:deletion>
            <office:change-info>
              <dc:creator>Auteur inconnu</dc:creator>
              <dc:date>2020-11-03T12:01:19</dc:date>
            </office:change-info>
            <text:p text:style-name="P4">Chaque unité effectuera un bilan annuel en réunion d'unité des conditions de réalisation des affaires terminées l'année précédente et analysera les réclamations et retour satisfaction des clients afin de tirer les enseignements du déroulement d’une affaire (points forts et d'amélioration) et d’améliorer les prestations futures par des actions préventives éventuelles.</text:p>
          </text:deletion>
        </text:changed-region>
        <text:changed-region xml:id="ct881214731840" text:id="ct881214731840">
          <text:deletion>
            <office:change-info>
              <dc:creator>Auteur inconnu</dc:creator>
              <dc:date>2020-11-03T13:58:33</dc:date>
            </office:change-info>
            <text:p text:style-name="P5">, <text:span text:style-name="T10">référencée dans Gedoq</text:span></text:p>
          </text:deletion>
        </text:changed-region>
        <text:changed-region xml:id="ct881214752000" text:id="ct881214752000">
          <text:deletion>
            <office:change-info>
              <dc:creator>Auteur inconnu</dc:creator>
              <dc:date>2020-11-03T13:59:00</dc:date>
            </office:change-info>
            <text:p text:style-name="P6"><text:span text:style-name="T11">(cf annexe pour lien vers le document)</text:span> </text:p>
          </text:deletion>
        </text:changed-region>
        <text:changed-region xml:id="ct881214780560" text:id="ct881214780560">
          <text:deletion>
            <office:change-info>
              <dc:creator>Auteur inconnu</dc:creator>
              <dc:date>2020-11-03T14:11:18</dc:date>
            </office:change-info>
            <text:p text:style-name="P7"><text:span text:style-name="T12">(cf annexe pour lien vers le document</text:span></text:p>
          </text:deletion>
        </text:changed-region>
        <text:changed-region xml:id="ct881214744800" text:id="ct881214744800">
          <text:insertion>
            <office:change-info>
              <dc:creator>Auteur inconnu</dc:creator>
              <dc:date>2020-11-03T14:11:06</dc:date>
            </office:change-info>
          </text:insertion>
        </text:changed-region>
        <text:changed-region xml:id="ct881214765680" text:id="ct881214765680">
          <text:deletion>
            <office:change-info>
              <dc:creator>Auteur inconnu</dc:creator>
              <dc:date>2020-11-03T14:11:12</dc:date>
            </office:change-info>
            <text:p text:style-name="P7"><text:span text:style-name="T12">)</text:span></text:p>
          </text:deletion>
        </text:changed-region>
        <text:changed-region xml:id="ct881214715040" text:id="ct881214715040">
          <text:deletion>
            <office:change-info>
              <dc:creator>Auteur inconnu</dc:creator>
              <dc:date>2020-11-03T12:05:40</dc:date>
            </office:change-info>
            <text:p text:style-name="P8"><text:span text:style-name="T13">, une assistante métier,</text:span></text:p>
          </text:deletion>
        </text:changed-region>
        <text:changed-region xml:id="ct881214710000" text:id="ct881214710000">
          <text:insertion>
            <office:change-info>
              <dc:creator>Auteur inconnu</dc:creator>
              <dc:date>2020-11-03T12:05:30</dc:date>
            </office:change-info>
          </text:insertion>
        </text:changed-region>
        <text:changed-region xml:id="ct881214722480" text:id="ct881214722480">
          <text:deletion>
            <office:change-info>
              <dc:creator>Auteur inconnu</dc:creator>
              <dc:date>2020-11-03T12:05:44</dc:date>
            </office:change-info>
            <text:p text:style-name="P8"><text:span text:style-name="T13">l’assistante Direction-RH et le responsable de la flotte de véhicule</text:span></text:p>
          </text:deletion>
        </text:changed-region>
        <text:changed-region xml:id="ct881214718160" text:id="ct881214718160">
          <text:deletion>
            <office:change-info>
              <dc:creator>Auteur inconnu</dc:creator>
              <dc:date>2020-11-03T12:04:49</dc:date>
            </office:change-info>
            <text:p text:style-name="P9">Le DLCF déroge à la procédure S4.P.002 Maîtrise des équipements de surveillance, de mesure et d’essais, suivi métrologique et maintenance par le fait que la cellule métrologie est la seule à alimenter la base Optimu (gestion et mise à jour des fiches de vie des matériels) <text:span text:style-name="T14">ou GEPI (en cours d’installation) </text:span>à la place des correspondants matériels.</text:p>
          </text:deletion>
        </text:changed-region>
        <text:changed-region xml:id="ct881214711440" text:id="ct881214711440">
          <text:insertion>
            <office:change-info>
              <dc:creator>Auteur inconnu</dc:creator>
              <dc:date>2020-11-03T12:04:29</dc:date>
            </office:change-info>
          </text:insertion>
        </text:changed-region>
        <text:changed-region xml:id="ct881214723680" text:id="ct881214723680">
          <text:deletion>
            <office:change-info>
              <dc:creator>Auteur inconnu</dc:creator>
              <dc:date>2020-11-03T12:04:45</dc:date>
            </office:change-info>
            <text:p text:style-name="P9"><text:span text:style-name="T15">I</text:span></text:p>
          </text:deletion>
        </text:changed-region>
        <text:changed-region xml:id="ct881214949760" text:id="ct881214949760">
          <text:deletion>
            <office:change-info>
              <dc:creator>Auteur inconnu</dc:creator>
              <dc:date>2020-11-03T14:23:46</dc:date>
            </office:change-info>
            <text:h text:style-name="P10" text:outline-level="1">Annexe</text:h>
            <text:h text:style-name="P11" text:outline-level="2"><text:bookmark-start text:name="__RefHeading__13407_100147937411"/><text:span text:style-name="T16">L</text:span>iste des documents qualité référencés dans Gedoq disponible sur l’intranet :<text:bookmark-end text:name="__RefHeading__13407_100147937411"/></text:h>
            <text:p text:style-name="P12"><text:a xlink:type="simple" xlink:href="http://172.20.80.18/qualit/docs.xml" text:style-name="Internet_20_link" text:visited-style-name="Visited_20_Internet_20_Link"/></text:p>
          </text:deletion>
        </text:changed-region>
        <text:changed-region xml:id="ct881214721280" text:id="ct881214721280">
          <text:deletion>
            <office:change-info>
              <dc:creator>Auteur inconnu</dc:creator>
              <dc:date>2020-11-03T12:03:48</dc:date>
            </office:change-info>
            <text:p text:style-name="P12"><text:a xlink:type="simple" xlink:href="http://172.20.80.18/qualit/docs.xml" text:style-name="Internet_20_link" text:visited-style-name="Visited_20_Internet_20_Link"><text:span text:style-name="T120">http://172.20.80.18/qualit/docs.xml</text:span></text:a></text:p>
          </text:deletion>
        </text:changed-region>
        <text:changed-region xml:id="ct881214944960" text:id="ct881214944960">
          <text:deletion>
            <office:change-info>
              <dc:creator>Auteur inconnu</dc:creator>
              <dc:date>2020-11-03T14:23:46</dc:date>
            </office:change-info>
            <text:p text:style-name="P12"/>
            <text:p text:style-name="P13"/>
            <text:h text:style-name="P14" text:outline-level="2"/>
          </text:deletion>
        </text:changed-region>
        <text:changed-region xml:id="ct881311460784" text:id="ct881311460784">
          <text:deletion>
            <office:change-info>
              <dc:creator>Auteur inconnu</dc:creator>
              <dc:date>2020-11-03T11:39:08</dc:date>
            </office:change-info>
            <text:h text:style-name="P14" text:outline-level="2">Liste des tableaux de <text:span text:style-name="T18">suivi spécifiques au DLCF :</text:span></text:h>
            <table:table table:name="Tableau11" table:style-name="Tableau11">
              <table:table-column table:style-name="Tableau11.A"/>
              <table:table-column table:style-name="Tableau11.B"/>
              <table:table-row>
                <table:table-cell table:style-name="Tableau11.A1" office:value-type="string">
                  <text:p text:style-name="P164">plan d'action <text:span text:style-name="T120">et de suivi des objectifs</text:span></text:p>
                </table:table-cell>
                <table:table-cell table:style-name="Tableau11.B1" office:value-type="string">
                  <text:p text:style-name="P114"><text:a xlink:type="simple" xlink:href="file://ct69-sancy/DLCF/00.Transversal_DLCF/03.Qualite/01.Documents_generaux" text:style-name="Internet_20_link" text:visited-style-name="Visited_20_Internet_20_Link"><text:span text:style-name="T3">\\ct69-sancy\DLCF\00.Transversal_DLCF\03.Qualite\01.Documents_generaux</text:span></text:a></text:p>
                </table:table-cell>
              </table:table-row>
              <table:table-row>
                <table:table-cell table:style-name="Tableau11.A2" office:value-type="string">
                  <text:p text:style-name="P165">tableau d’analyse des impacts environnementaux</text:p>
                </table:table-cell>
                <table:table-cell table:style-name="Tableau11.B2" office:value-type="string">
                  <text:p text:style-name="P150"><text:a xlink:type="simple" xlink:href="file://ct69-sancy/Dlcf/01.Direction_DLCF/04.Qualite_preparation/QSE/DLCF_QSE_Documents_a_suivre/Aspects%20impacts%20environnementaux" text:style-name="Internet_20_link" text:visited-style-name="Visited_20_Internet_20_Link"><text:span text:style-name="T56">\\ct69-sancy\Dlcf\01.Direction_DLCF\04.Qualite_preparation\QSE\DLCF_QSE_Documents_a_suivre\Aspects impacts environnementaux</text:span></text:a></text:p>
                </table:table-cell>
              </table:table-row>
              <table:table-row>
                <table:table-cell table:style-name="Tableau11.A2" office:value-type="string">
                  <text:p text:style-name="P165">tableau de suivi des qualifications</text:p>
                </table:table-cell>
                <table:table-cell table:style-name="Tableau11.B2" office:value-type="string">
                  <text:p text:style-name="P166"><text:a xlink:type="simple" xlink:href="file://ct69-sancy/DLCF/01.Direction_DLCF/04.Qualite_preparation/Qualite" text:style-name="Internet_20_link" text:visited-style-name="Visited_20_Internet_20_Link"><text:span text:style-name="T119">\\ct69-sancy\DLCF\01.Direction_DLCF\04.Qualite_preparation\Qualite</text:span></text:a></text:p>
                </table:table-cell>
              </table:table-row>
              <table:table-row>
                <table:table-cell table:style-name="Tableau11.A2" office:value-type="string">
                  <text:p text:style-name="P165">tableau de suivi des visites médicales</text:p>
                </table:table-cell>
                <table:table-cell table:style-name="Tableau11.B2" office:value-type="string">
                  <text:p text:style-name="P146"><text:a xlink:type="simple" xlink:href="file://ct69-Sancy/DLCF/00.Transversal_DLCF/00.Personnel/Medical" text:style-name="Internet_20_link" text:visited-style-name="Visited_20_Internet_20_Link"><text:span text:style-name="T61">\\ct69-Sancy\DLCF\00.Transversal_DLCF\00.Personnel\Medical</text:span></text:a></text:p>
                </table:table-cell>
              </table:table-row>
            </table:table>
            <text:p text:style-name="P12"/>
          </text:deletion>
        </text:changed-region>
      </text:tracked-changes>
      <text:variable-decls>
        <text:variable-decl office:value-type="string" text:name="Pied_de_page_Titre_docu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itre document non renseigné" text:name="Titre"/>
        <text:user-field-decl office:value-type="string" office:string-value="Sous-titre" text:name="SousTitre"/>
        <text:user-field-decl office:value-type="string" office:string-value="1a" text:name="Version"/>
        <text:user-field-decl office:value-type="string" office:string-value="01/01/2009" text:name="Date"/>
      </text:user-field-decls>
      <text:p text:style-name="P167"/>
      <text:p text:style-name="P69"/>
      <text:p text:style-name="P21"/>
      <text:p text:style-name="P168"/>
      <text:p text:style-name="_5f_Titre_20_Sommaire">Sommaire</text:p>
      <text:table-of-content text:style-name="Sect1" text:name="Sommaire">
        <text:table-of-content-source text:outline-level="4" text:use-index-source-styles="true">
          <text:index-title-template text:style-name="Contents_20_Heading"/>
          <text:table-of-content-entry-template text:outline-level="1" text:style-name="_5f_TM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_5f_TM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_5f_TM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_5f_TM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index-source-styles text:outline-level="1">
            <text:index-source-style text:style-name="_5f_Annexe1"/>
          </text:index-source-styles>
          <text:index-source-styles text:outline-level="2">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S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ésumé"/>
            <text:index-source-style text:style-name="_5f_Annexe2"/>
            <text:index-source-style text:style-name="_5f_Titre_5f_1SN"/>
          </text:index-source-styles>
        </text:table-of-content-source>
        <text:index-body>
          <text:p text:style-name="P104"><text:a xlink:type="simple" xlink:href="#__RefHeading__7075_29870612" text:style-name="Internet_20_link" text:visited-style-name="Internet_20_link">Domaine d’application</text:a><text:tab/>6</text:p>
          <text:p text:style-name="P102"><text:a xlink:type="simple" xlink:href="#__RefHeading__7077_29870612" text:style-name="Internet_20_link" text:visited-style-name="Internet_20_link">Périmètre</text:a><text:tab/>6</text:p>
          <text:p text:style-name="P103"><text:a xlink:type="simple" xlink:href="#__RefHeading__7079_29870612" text:style-name="Internet_20_link" text:visited-style-name="Internet_20_link">Objet</text:a><text:tab/>6</text:p>
          <text:p text:style-name="P103"><text:a xlink:type="simple" xlink:href="#__RefHeading__7081_29870612" text:style-name="Internet_20_link" text:visited-style-name="Internet_20_link">Rédaction</text:a><text:tab/>6</text:p>
          <text:p text:style-name="P102"><text:a xlink:type="simple" xlink:href="#__RefHeading__7083_29870612" text:style-name="Internet_20_link" text:visited-style-name="Internet_20_link">Champ</text:a><text:tab/>6</text:p>
          <text:p text:style-name="P103"><text:a xlink:type="simple" xlink:href="#__RefHeading__7085_29870612" text:style-name="Internet_20_link" text:visited-style-name="Internet_20_link">Application</text:a><text:tab/>6</text:p>
          <text:p text:style-name="P103"><text:a xlink:type="simple" xlink:href="#__RefHeading__7089_29870612" text:style-name="Internet_20_link" text:visited-style-name="Internet_20_link">Ensemble du personnel impliqué</text:a><text:tab/>6</text:p>
          <text:p text:style-name="P104"><text:a xlink:type="simple" xlink:href="#__RefHeading__7091_29870612" text:style-name="Internet_20_link" text:visited-style-name="Internet_20_link">Présentation du Département Laboratoire</text:a><text:tab/>7</text:p>
          <text:p text:style-name="P102"><text:a xlink:type="simple" xlink:href="#__RefHeading__7093_29870612" text:style-name="Internet_20_link" text:visited-style-name="Internet_20_link">Organisation globale</text:a><text:tab/>7</text:p>
          <text:p text:style-name="P103"><text:a xlink:type="simple" xlink:href="#__RefHeading__7095_29870612" text:style-name="Internet_20_link" text:visited-style-name="Internet_20_link">Zone d'action</text:a><text:tab/>7</text:p>
          <text:p text:style-name="P103"><text:a xlink:type="simple" xlink:href="#__RefHeading__7097_29870612" text:style-name="Internet_20_link" text:visited-style-name="Internet_20_link">Population</text:a><text:tab/>7</text:p>
          <text:p text:style-name="P103"><text:a xlink:type="simple" xlink:href="#__RefHeading__7099_29870612" text:style-name="Internet_20_link" text:visited-style-name="Internet_20_link">Structure</text:a><text:tab/>7</text:p>
          <text:p text:style-name="P101"><text:a xlink:type="simple" xlink:href="#__RefHeading__7101_29870612" text:style-name="Internet_20_link" text:visited-style-name="Internet_20_link">Fonctions supports</text:a><text:tab/>7</text:p>
          <text:p text:style-name="P101"><text:a xlink:type="simple" xlink:href="#__RefHeading__7103_29870612" text:style-name="Internet_20_link" text:visited-style-name="Internet_20_link">HSE, PCR, RQD, Correspondant informatique</text:a><text:tab/>7</text:p>
          <text:p text:style-name="P101"><text:a xlink:type="simple" xlink:href="#__RefHeading__7105_29870612" text:style-name="Internet_20_link" text:visited-style-name="Internet_20_link">Métrologie</text:a><text:tab/>7</text:p>
          <text:p text:style-name="P103"><text:a xlink:type="simple" xlink:href="#__RefHeading__7107_29870612" text:style-name="Internet_20_link" text:visited-style-name="Internet_20_link">Organigramme et missions</text:a><text:tab/>7</text:p>
          <text:p text:style-name="P102"><text:a xlink:type="simple" xlink:href="#__RefHeading__7111_29870612" text:style-name="Internet_20_link" text:visited-style-name="Internet_20_link">Démarche QSE</text:a><text:tab/>8</text:p>
          <text:p text:style-name="P103"><text:a xlink:type="simple" xlink:href="#__RefHeading__7113_29870612" text:style-name="Internet_20_link" text:visited-style-name="Internet_20_link">Organisation générale</text:a><text:tab/>8</text:p>
          <text:p text:style-name="P101"><text:a xlink:type="simple" xlink:href="#__RefHeading__7115_29870612" text:style-name="Internet_20_link" text:visited-style-name="Internet_20_link">Responsabilité</text:a><text:tab/>8</text:p>
          <text:p text:style-name="P101"><text:a xlink:type="simple" xlink:href="#__RefHeading__7117_29870612" text:style-name="Internet_20_link" text:visited-style-name="Internet_20_link">Les relais au sein du DLCF</text:a><text:tab/>8</text:p>
          <text:p text:style-name="P103"><text:a xlink:type="simple" xlink:href="#__RefHeading__7119_29870612" text:style-name="Internet_20_link" text:visited-style-name="Internet_20_link">Activité rayons ionisants</text:a><text:tab/>8</text:p>
          <text:p text:style-name="P104"><text:a xlink:type="simple" xlink:href="#__RefHeading__7123_29870612" text:style-name="Internet_20_link" text:visited-style-name="Internet_20_link">Déclinaison du SMQSE au niveau du DLCF</text:a><text:tab/>9</text:p>
          <text:p text:style-name="P102"><text:a xlink:type="simple" xlink:href="#__RefHeading__7125_29870612" text:style-name="Internet_20_link" text:visited-style-name="Internet_20_link">Préambule</text:a><text:tab/>9</text:p>
          <text:p text:style-name="P103"><text:a xlink:type="simple" xlink:href="#__RefHeading__7127_29870612" text:style-name="Internet_20_link" text:visited-style-name="Internet_20_link">Qualité des prestations</text:a><text:tab/>9</text:p>
          <text:p text:style-name="P103"><text:a xlink:type="simple" xlink:href="#__RefHeading__7129_29870612" text:style-name="Internet_20_link" text:visited-style-name="Internet_20_link">Correspondant processus</text:a><text:tab/>9</text:p>
          <text:p text:style-name="P102"><text:a xlink:type="simple" xlink:href="#__RefHeading__7133_29870612" text:style-name="Internet_20_link" text:visited-style-name="Internet_20_link">Déclinaison des processus</text:a><text:tab/>9</text:p>
          <text:p text:style-name="P103"><text:a xlink:type="simple" xlink:href="#__RefHeading__7135_29870612" text:style-name="Internet_20_link" text:visited-style-name="Internet_20_link">Processus M1 – Pilotage stratégique</text:a><text:tab/>9</text:p>
          <text:p text:style-name="P101"><text:a xlink:type="simple" xlink:href="#__RefHeading__15650_1770002444" text:style-name="Internet_20_link" text:visited-style-name="Internet_20_link">Tableau de bord et Plan d’action</text:a><text:tab/>9</text:p>
          <text:p text:style-name="P101"><text:a xlink:type="simple" xlink:href="#__RefHeading__7137_29870612" text:style-name="Internet_20_link" text:visited-style-name="Internet_20_link">Gestion documentaire</text:a><text:tab/>9</text:p>
          <text:p text:style-name="P103"><text:a xlink:type="simple" xlink:href="#__RefHeading__7139_29870612" text:style-name="Internet_20_link" text:visited-style-name="Internet_20_link">Processus M2 – Amélioration continue</text:a><text:tab/>10</text:p>
          <text:p text:style-name="P101"><text:a xlink:type="simple" xlink:href="#__RefHeading__7141_29870612" text:style-name="Internet_20_link" text:visited-style-name="Internet_20_link">Revue qualité</text:a><text:tab/>10</text:p>
          <text:p text:style-name="P101"><text:a xlink:type="simple" xlink:href="#__RefHeading__7143_29870612" text:style-name="Internet_20_link" text:visited-style-name="Internet_20_link">Audits</text:a><text:tab/>11</text:p>
          <text:p text:style-name="P101"><text:a xlink:type="simple" xlink:href="#__RefHeading__7145_29870612" text:style-name="Internet_20_link" text:visited-style-name="Internet_20_link">Déclaration de non-conformité</text:a><text:tab/>11</text:p>
          <text:p text:style-name="P101"><text:a xlink:type="simple" xlink:href="#__RefHeading__7147_29870612" text:style-name="Internet_20_link" text:visited-style-name="Internet_20_link">Spécificités HSE – vérifications périodiques, impacts environnementaux, situations d’urgence, visites de sécurité</text:a><text:tab/>11</text:p>
          <text:p text:style-name="P101"><text:a xlink:type="simple" xlink:href="#__RefHeading__7149_29870612" text:style-name="Internet_20_link" text:visited-style-name="Internet_20_link">Évaluation continue de la conformité</text:a><text:tab/>12</text:p>
          <text:p text:style-name="P101"><text:a xlink:type="simple" xlink:href="#__RefHeading__7151_29870612" text:style-name="Internet_20_link" text:visited-style-name="Internet_20_link">Enquête satisfaction client</text:a><text:tab/>12</text:p>
          <text:p text:style-name="P103"><text:a xlink:type="simple" xlink:href="#__RefHeading__10862_1770002444" text:style-name="Internet_20_link" text:visited-style-name="Internet_20_link">Processus R1-2-3 – Réalisation</text:a><text:tab/>12</text:p>
          <text:p text:style-name="P101"><text:a xlink:type="simple" xlink:href="#__RefHeading__10864_1770002444" text:style-name="Internet_20_link" text:visited-style-name="Internet_20_link">SMQ du client</text:a><text:tab/>13</text:p>
          <text:p text:style-name="P101"><text:a xlink:type="simple" xlink:href="#__RefHeading__10866_1770002444" text:style-name="Internet_20_link" text:visited-style-name="Internet_20_link">Bilan des affaires</text:a><text:tab/>13</text:p>
          <text:p text:style-name="P101"><text:a xlink:type="simple" xlink:href="#__RefHeading__10868_1770002444" text:style-name="Internet_20_link" text:visited-style-name="Internet_20_link">Prestations sous accréditation COFRAC</text:a><text:tab/>13</text:p>
          <text:p text:style-name="P101"><text:a xlink:type="simple" xlink:href="#__RefHeading__10870_1770002444" text:style-name="Internet_20_link" text:visited-style-name="Internet_20_link">Prestations sous accréditation ASCQUER</text:a><text:tab/>13</text:p>
          <text:p text:style-name="P103"><text:a xlink:type="simple" xlink:href="#__RefHeading__7153_29870612" text:style-name="Internet_20_link" text:visited-style-name="Internet_20_link">Processus S1 – Compétences</text:a><text:tab/>14</text:p>
          <text:p text:style-name="P101"><text:a xlink:type="simple" xlink:href="#__RefHeading__7155_29870612" text:style-name="Internet_20_link" text:visited-style-name="Internet_20_link">Habilitation des agents</text:a><text:tab/>14</text:p>
          <text:p text:style-name="P101"><text:a xlink:type="simple" xlink:href="#__RefHeading__7157_29870612" text:style-name="Internet_20_link" text:visited-style-name="Internet_20_link">Besoins individuels de formation</text:a><text:tab/>14</text:p>
          <text:p text:style-name="P101"><text:a xlink:type="simple" xlink:href="#__RefHeading__13405_1001479374" text:style-name="Internet_20_link" text:visited-style-name="Internet_20_link">Visites médicales</text:a><text:tab/>14</text:p>
          <text:p text:style-name="P103"><text:a xlink:type="simple" xlink:href="#__RefHeading__7159_29870612" text:style-name="Internet_20_link" text:visited-style-name="Internet_20_link">Processus S2 – Connaissance</text:a><text:tab/>14</text:p>
          <text:p text:style-name="P101"><text:a xlink:type="simple" xlink:href="#__RefHeading__7161_29870612" text:style-name="Internet_20_link" text:visited-style-name="Internet_20_link">Plan de classement</text:a><text:tab/>14</text:p>
          <text:p text:style-name="P101"><text:soft-page-break/><text:a xlink:type="simple" xlink:href="#__RefHeading__7163_29870612" text:style-name="Internet_20_link" text:visited-style-name="Internet_20_link">Archivage</text:a><text:tab/>14</text:p>
          <text:p text:style-name="P101"><text:a xlink:type="simple" xlink:href="#__RefHeading__7165_29870612" text:style-name="Internet_20_link" text:visited-style-name="Internet_20_link">Spécificités QSE</text:a><text:tab/>14</text:p>
          <text:p text:style-name="P103"><text:a xlink:type="simple" xlink:href="#__RefHeading__7167_29870612" text:style-name="Internet_20_link" text:visited-style-name="Internet_20_link">Processus S3 – Achats</text:a><text:tab/>14</text:p>
          <text:p text:style-name="P101"><text:a xlink:type="simple" xlink:href="#__RefHeading__7169_29870612" text:style-name="Internet_20_link" text:visited-style-name="Internet_20_link">Carte achat</text:a><text:tab/>15</text:p>
          <text:p text:style-name="P101"><text:a xlink:type="simple" xlink:href="#__RefHeading__7171_29870612" text:style-name="Internet_20_link" text:visited-style-name="Internet_20_link">Évaluation des fournisseurs</text:a><text:tab/>15</text:p>
          <text:p text:style-name="P101"><text:a xlink:type="simple" xlink:href="#__RefHeading__7173_29870612" text:style-name="Internet_20_link" text:visited-style-name="Internet_20_link">Achat de produits chimiques dangereux</text:a><text:tab/>15</text:p>
          <text:p text:style-name="P101"><text:a xlink:type="simple" xlink:href="#__RefHeading__7175_29870612" text:style-name="Internet_20_link" text:visited-style-name="Internet_20_link">Intervention de fournisseurs ou sous-traitants</text:a><text:tab/>15</text:p>
          <text:p text:style-name="P103"><text:a xlink:type="simple" xlink:href="#__RefHeading__7177_29870612" text:style-name="Internet_20_link" text:visited-style-name="Internet_20_link">Processus S4 – Équipements et logistique</text:a><text:tab/>15</text:p>
          <text:p text:style-name="P101"><text:a xlink:type="simple" xlink:href="#__RefHeading__7179_29870612" text:style-name="Internet_20_link" text:visited-style-name="Internet_20_link">Correspondants matériels</text:a><text:tab/>15</text:p>
          <text:p text:style-name="P101"><text:a xlink:type="simple" xlink:href="#__RefHeading__7181_29870612" text:style-name="Internet_20_link" text:visited-style-name="Internet_20_link">Métrologie</text:a><text:tab/>15</text:p>
          <text:p text:style-name="P101"><text:a xlink:type="simple" xlink:href="#__RefHeading__7185_29870612" text:style-name="Internet_20_link" text:visited-style-name="Internet_20_link">Spécificité QSE</text:a><text:tab/>16</text:p>
          <text:p text:style-name="P104"><text:a xlink:type="simple" xlink:href="#__RefHeading__11472_1770002444" text:style-name="Internet_20_link" text:visited-style-name="Internet_20_link">Annexe</text:a><text:tab/>17</text:p>
          <text:p text:style-name="P102"><text:a xlink:type="simple" xlink:href="#__RefHeading__13407_1001479374" text:style-name="Internet_20_link" text:visited-style-name="Internet_20_link">Liste des documents qualité référencés dans Gedoq disponible sur l’intranet :</text:a><text:tab/>17</text:p>
          <text:p text:style-name="P102"><text:a xlink:type="simple" xlink:href="#__RefHeading__13410_1001479374" text:style-name="Internet_20_link" text:visited-style-name="Internet_20_link">Liste des tableaux de suivi spécifiques au DLCF :</text:a><text:tab/>17</text:p>
        </text:index-body>
      </text:table-of-content>
      <text:p text:style-name="_5f_Corps_20_de_20_Texte_20_"/>
      <text:p text:style-name="_5f_Corps_20_de_20_Texte_20_"/>
      <text:p text:style-name="_5f_Corps_20_de_20_Texte_20_"/>
      <text:p text:style-name="_5f_Corps_20_de_20_Texte_20_"/>
      <text:p text:style-name="_5f_Corps_20_de_20_Texte_20_"/>
      <text:p text:style-name="_5f_Corps_20_de_20_Texte_20_"/>
      <text:p text:style-name="P158"/>
      <text:p text:style-name="P23"/>
      <text:p text:style-name="P24">Glossaire</text:p>
      <text:p text:style-name="P23"/>
      <text:p text:style-name="P23"/>
      <text:p text:style-name="P23"/>
      <table:table table:name="Tableau13" table:style-name="Tableau13">
        <table:table-column table:style-name="Tableau13.A"/>
        <table:table-column table:style-name="Tableau13.B"/>
        <table:table-header-rows>
          <table:table-row>
            <table:table-cell table:style-name="Tableau13.A1" office:value-type="string">
              <text:p text:style-name="P74">Abréviation</text:p>
            </table:table-cell>
            <table:table-cell table:style-name="Tableau13.B1" office:value-type="string">
              <text:p text:style-name="P75">Définition</text:p>
            </table:table-cell>
          </table:table-row>
        </table:table-header-rows>
        <table:table-row>
          <table:table-cell table:style-name="Tableau13.A14" office:value-type="string">
            <text:p text:style-name="P84">ACD CMR</text:p>
          </table:table-cell>
          <table:table-cell table:style-name="Tableau13.B14" office:value-type="string">
            <text:p text:style-name="P76">Agents chimiques dangereux cancérigènes, mutagènes et reprotoxiques</text:p>
          </table:table-cell>
        </table:table-row>
        <table:table-row>
          <table:table-cell table:style-name="Tableau13.A14" office:value-type="string">
            <text:p text:style-name="P80">ASCQUER</text:p>
          </table:table-cell>
          <table:table-cell table:style-name="Tableau13.B14" office:value-type="string">
            <text:p text:style-name="P77">Association pour la Certification et la Qualité des Équipements de la Route</text:p>
          </table:table-cell>
        </table:table-row>
        <table:table-row>
          <table:table-cell table:style-name="Tableau13.A14" office:value-type="string">
            <text:p text:style-name="P80">ATEX</text:p>
          </table:table-cell>
          <table:table-cell table:style-name="Tableau13.B14" office:value-type="string">
            <text:p text:style-name="P77">Atmosphère explosive</text:p>
          </table:table-cell>
        </table:table-row>
        <table:table-row>
          <table:table-cell table:style-name="Tableau13.A5" office:value-type="string">
            <text:p text:style-name="P80">Cerema</text:p>
          </table:table-cell>
          <table:table-cell table:style-name="Tableau13.B5" office:value-type="string">
            <text:p text:style-name="P77">Centre d’études et d’expertise sur les risques, l’environnement, la mobilité et l’aménagement</text:p>
          </table:table-cell>
        </table:table-row>
        <table:table-row>
          <table:table-cell table:style-name="Tableau13.A14" office:value-type="string">
            <text:p text:style-name="P81">Cerema CE</text:p>
          </table:table-cell>
          <table:table-cell table:style-name="Tableau13.B14" office:value-type="string">
            <text:p text:style-name="P77"><text:span text:style-name="T67">Cerema Centre-Est (ou </text:span>Direction Territoriale Centre-Est<text:span text:style-name="T67">)</text:span></text:p>
          </table:table-cell>
        </table:table-row>
        <table:table-row>
          <table:table-cell table:style-name="Tableau13.A14" office:value-type="string">
            <text:p text:style-name="P80">CMQ</text:p>
          </table:table-cell>
          <table:table-cell table:style-name="Tableau13.B14" office:value-type="string">
            <text:p text:style-name="P77">Chargé de mission Qualité</text:p>
          </table:table-cell>
        </table:table-row>
        <table:table-row>
          <table:table-cell table:style-name="Tableau13.A14" office:value-type="string">
            <text:p text:style-name="P80">COFRAC</text:p>
          </table:table-cell>
          <table:table-cell table:style-name="Tableau13.B14" office:value-type="string">
            <text:p text:style-name="P77">Comité Français d'Accréditation</text:p>
          </table:table-cell>
        </table:table-row>
        <table:table-row>
          <table:table-cell table:style-name="Tableau13.A14" office:value-type="string">
            <text:p text:style-name="P80">CoTITA</text:p>
          </table:table-cell>
          <table:table-cell table:style-name="Tableau13.B14" office:value-type="string">
            <text:p text:style-name="P77">Conférence Technique inter-régionale pour les Transports et l'Aménagement</text:p>
          </table:table-cell>
        </table:table-row>
        <table:table-row>
          <table:table-cell table:style-name="Tableau13.A14" office:value-type="string">
            <text:p text:style-name="P80">DLCF</text:p>
          </table:table-cell>
          <table:table-cell table:style-name="Tableau13.B14" office:value-type="string">
            <text:p text:style-name="P77">Département Laboratoire de Clermont-Ferrand</text:p>
          </table:table-cell>
        </table:table-row>
        <table:table-row>
          <table:table-cell table:style-name="Tableau13.A11" office:value-type="string">
            <text:p text:style-name="P83">EPI</text:p>
          </table:table-cell>
          <table:table-cell table:style-name="Tableau13.B11" office:value-type="string">
            <text:p text:style-name="P79">Équipement de protection individuelle</text:p>
          </table:table-cell>
        </table:table-row>
        <table:table-row>
          <table:table-cell table:style-name="Tableau13.A12" office:value-type="string">
            <text:p text:style-name="P82">RQD</text:p>
          </table:table-cell>
          <table:table-cell table:style-name="Tableau13.B12" office:value-type="string">
            <text:p text:style-name="P78">Responsable Qualité du Département</text:p>
          </table:table-cell>
        </table:table-row>
        <table:table-row>
          <table:table-cell table:style-name="Tableau13.A14" office:value-type="string">
            <text:p text:style-name="P82">RST</text:p>
          </table:table-cell>
          <table:table-cell table:style-name="Tableau13.B14" office:value-type="string">
            <text:p text:style-name="P78">Réseau scientifique et technique du Ministère</text:p>
          </table:table-cell>
        </table:table-row>
        <table:table-row>
          <table:table-cell table:style-name="Tableau13.A14" office:value-type="string">
            <text:p text:style-name="P82">SMQSE</text:p>
          </table:table-cell>
          <table:table-cell table:style-name="Tableau13.B14" office:value-type="string">
            <text:p text:style-name="P78">Système de management qualité-sécurité-environnement </text:p>
          </table:table-cell>
        </table:table-row>
        <table:table-row>
          <table:table-cell table:style-name="Tableau13.A15" office:value-type="string">
            <text:p text:style-name="P82">SUMI</text:p>
          </table:table-cell>
          <table:table-cell table:style-name="Tableau13.B15" office:value-type="string">
            <text:p text:style-name="P78">Système unifié de management de l'information</text:p>
          </table:table-cell>
        </table:table-row>
      </table:table>
      <text:p text:style-name="P22"/>
      <text:p text:style-name="P22"/>
      <text:p text:style-name="P22"/>
      <table:table table:name="Tableau1" table:style-name="Tableau1">
        <table:table-column table:style-name="Tableau1.A"/>
        <table:table-header-rows>
          <table:table-row>
            <table:table-cell table:style-name="Tableau1.A1" office:value-type="string">
              <text:h text:style-name="P68" text:outline-level="1"><text:bookmark-start text:name="__RefHeading__7075_29870612"/>Domaine d’application<text:bookmark-end text:name="__RefHeading__7075_29870612"/></text:h>
            </table:table-cell>
          </table:table-row>
        </table:table-header-rows>
      </table:table>
      <table:table table:name="Tableau2" table:style-name="Tableau2">
        <table:table-column table:style-name="Tableau2.A"/>
        <table:table-header-rows>
          <table:table-row>
            <table:table-cell office:value-type="string">
              <text:h text:style-name="P86" text:outline-level="2"><text:bookmark-start text:name="__RefHeading__7077_29870612"/>Périmètre<text:bookmark-end text:name="__RefHeading__7077_29870612"/></text:h>
            </table:table-cell>
          </table:table-row>
        </table:table-header-rows>
      </table:table>
      <table:table table:name="Tableau3" table:style-name="Tableau3">
        <table:table-column table:style-name="Tableau3.A"/>
        <table:table-column table:style-name="Tableau3.B"/>
        <table:table-row>
          <table:table-cell table:style-name="Tableau3.A1" office:value-type="string">
            <text:p text:style-name="P58">Manuel QSE</text:p>
          </table:table-cell>
          <table:table-cell table:style-name="Tableau3.B1" office:value-type="string">
            <text:p text:style-name="P95">Ce document précise et complète le manuel Qualité Sécurité Environnement <text:span text:style-name="T67">du Cerema </text:span>CE pour les activités du Département Laboratoire de Clermont-Ferrand (DLCF). Il définit notamment les finalités d'application de chaque processus et l’implication du DLCF dans le fonctionnement du SMQSE <text:s/><text:span text:style-name="T67">du Cerema </text:span>CE.</text:p>
            <text:p text:style-name="P55">La création du Cerema implique une adaptation progressive du SMQSE de la DterCE tout en maintenant le niveau de fonctionnement du système existant. La note de la direction de la DTerCE, datée du 19/03/14, précise les grandes lignes de cette démarche d'adaptation des processus du SMQSE.</text:p>
          </table:table-cell>
        </table:table-row>
      </table:table>
      <text:p text:style-name="P94"/>
      <table:table table:name="Tableau10" table:style-name="Tableau10">
        <table:table-column table:style-name="Tableau10.A"/>
        <table:table-column table:style-name="Tableau10.B"/>
        <table:table-row>
          <table:table-cell table:style-name="Tableau10.A1" office:value-type="string">
            <text:h text:style-name="P93" text:outline-level="3"><text:bookmark-start text:name="__RefHeading__7079_29870612"/>Objet<text:bookmark-end text:name="__RefHeading__7079_29870612"/></text:h>
          </table:table-cell>
          <table:table-cell table:style-name="Tableau10.B1" office:value-type="string">
            <text:p text:style-name="P46">Il a pour objet de décrire l'organisation générale ainsi que les principes de mise en œuvre et de maîtrise de la qualité au DLCF.</text:p>
          </table:table-cell>
        </table:table-row>
      </table:table>
      <text:p text:style-name="P94"/>
      <table:table table:name="Tableau14" table:style-name="Tableau14">
        <table:table-column table:style-name="Tableau14.A"/>
        <table:table-column table:style-name="Tableau14.B"/>
        <table:table-row>
          <table:table-cell table:style-name="Tableau14.A1" office:value-type="string">
            <text:h text:style-name="P93" text:outline-level="3"><text:bookmark-start text:name="__RefHeading__7081_29870612"/>Rédaction<text:bookmark-end text:name="__RefHeading__7081_29870612"/></text:h>
          </table:table-cell>
          <table:table-cell office:value-type="string">
            <text:p text:style-name="P46">Sa rédaction est d<text:span text:style-name="T48">e la responsabilité du Responsable Qualité du Département (RQD), sous contrôle du chargé de mission qualité </text:span><text:span text:style-name="T69"><text:s/></text:span><text:span text:style-name="T70">du Cerema </text:span><text:span text:style-name="T69">CE</text:span><text:span text:style-name="T48"> et de la </text:span><text:span text:style-name="T49">Direction</text:span><text:span text:style-name="T48"> du Département.</text:span></text:p>
          </table:table-cell>
        </table:table-row>
      </table:table>
      <table:table table:name="Tableau15" table:style-name="Tableau15">
        <table:table-column table:style-name="Tableau15.A"/>
        <table:table-header-rows>
          <table:table-row>
            <table:table-cell office:value-type="string">
              <text:h text:style-name="P86" text:outline-level="2"><text:bookmark-start text:name="__RefHeading__7083_29870612"/>Champ<text:bookmark-end text:name="__RefHeading__7083_29870612"/></text:h>
            </table:table-cell>
          </table:table-row>
        </table:table-header-rows>
      </table:table>
      <table:table table:name="Tableau16" table:style-name="Tableau16">
        <table:table-column table:style-name="Tableau16.A"/>
        <table:table-column table:style-name="Tableau16.B"/>
        <table:table-row>
          <table:table-cell table:style-name="Tableau16.A1" office:value-type="string">
            <text:h text:style-name="P93" text:outline-level="3"><text:bookmark-start text:name="__RefHeading__7085_29870612"/>Application<text:bookmark-end text:name="__RefHeading__7085_29870612"/></text:h>
          </table:table-cell>
          <table:table-cell table:style-name="Tableau16.B1" office:value-type="string">
            <text:p text:style-name="P46">Il s’applique aux activités d’études, d’assistance technique, d’expertise, de recherche, de contrôles et d’essais, et d’animation des milieux professionnels dans les domaines :</text:p>
            <text:list xml:id="list4035917752" text:style-name="List_20_1">
              <text:list-item>
                <text:p text:style-name="Liste_20_Niveau1_20_MRS">d<text:span text:style-name="T48">e la géotechnique,</text:span></text:p>
              </text:list-item>
              <text:list-item>
                <text:p text:style-name="Liste_20_Niveau1_20_MRS">des terrassements et des chaussées,</text:p>
              </text:list-item>
              <text:list-item>
                <text:p text:style-name="Liste_20_Niveau1_20_MRS">des ouvrages d’art,</text:p>
              </text:list-item>
              <text:list-item>
                <text:p text:style-name="Liste_20_Niveau1_20_MRS">de l’environnement, dont l’eau, les déchets et les matériaux,</text:p>
              </text:list-item>
              <text:list-item>
                <text:p text:style-name="Liste_20_Niveau1_20_MRS">de la sécurité et de l'exploitation routière,</text:p>
              </text:list-item>
              <text:list-item>
                <text:p text:style-name="Liste_20_Niveau1_20_MRS">de la construction et de l’acoustique.</text:p>
              </text:list-item>
            </text:list>
            <text:p text:style-name="P50">Sont intégrées dans le système de management de la qualité les activités sous accréditation (COFRAC et ASCQUER) évaluées dans le cadre de la norme NF EN ISO 17025.</text:p>
          </table:table-cell>
        </table:table-row>
      </table:table>
      <text:p text:style-name="P94"/>
      <table:table table:name="Tableau18" table:style-name="Tableau18">
        <table:table-column table:style-name="Tableau18.A"/>
        <table:table-column table:style-name="Tableau18.B"/>
        <table:table-row>
          <table:table-cell table:style-name="Tableau18.A1" office:value-type="string">
            <text:h text:style-name="P93" text:outline-level="3"><text:bookmark-start text:name="__RefHeading__7089_29870612"/>Ensemble du personnel impliqué<text:bookmark-end text:name="__RefHeading__7089_29870612"/></text:h>
          </table:table-cell>
          <table:table-cell office:value-type="string">
            <text:p text:style-name="P46">Le plan qualité implique la participation de l’ensemble du personnel du DLCF.</text:p>
          </table:table-cell>
        </table:table-row>
      </table:table>
      <table:table table:name="Tableau17" table:style-name="Tableau17">
        <table:table-column table:style-name="Tableau17.A"/>
        <table:table-header-rows>
          <table:table-row>
            <table:table-cell office:value-type="string">
              <text:h text:style-name="P68" text:outline-level="1"><text:bookmark-start text:name="__RefHeading__7091_29870612"/>Présentation du Département Laboratoire<text:bookmark-end text:name="__RefHeading__7091_29870612"/></text:h>
            </table:table-cell>
          </table:table-row>
        </table:table-header-rows>
      </table:table>
      <table:table table:name="Tableau19" table:style-name="Tableau19">
        <table:table-column table:style-name="Tableau19.A"/>
        <table:table-header-rows>
          <table:table-row>
            <table:table-cell office:value-type="string">
              <text:h text:style-name="P85" text:outline-level="2"><text:bookmark-start text:name="__RefHeading__7093_29870612"/>Organisation globale<text:bookmark-end text:name="__RefHeading__7093_29870612"/></text:h>
            </table:table-cell>
          </table:table-row>
        </table:table-header-rows>
      </table:table>
      <table:table table:name="Tableau20" table:style-name="Tableau20">
        <table:table-column table:style-name="Tableau20.A"/>
        <table:table-column table:style-name="Tableau20.B"/>
        <table:table-row>
          <table:table-cell table:style-name="Tableau20.A1" office:value-type="string">
            <text:h text:style-name="P93" text:outline-level="3"><text:bookmark-start text:name="__RefHeading__7095_29870612"/>Zone d'action<text:bookmark-end text:name="__RefHeading__7095_29870612"/></text:h>
          </table:table-cell>
          <table:table-cell office:value-type="string">
            <text:p text:style-name="P46">Le DLCF est <text:span text:style-name="T48">un des Départements</text:span><text:span text:style-name="T69"> </text:span><text:span text:style-name="T70">du Cerema </text:span><text:span text:style-name="T69">CE</text:span><text:span text:style-name="T48">. Il intervient essentiellement en Auvergne et en Limousin, mais peut assurer certaines missions dans toute la France et à l’étranger.</text:span></text:p>
          </table:table-cell>
        </table:table-row>
      </table:table>
      <table:table table:name="Tableau21" table:style-name="Tableau21">
        <table:table-column table:style-name="Tableau21.A"/>
        <table:table-column table:style-name="Tableau21.B"/>
        <table:table-row>
          <table:table-cell table:style-name="Tableau21.A1" office:value-type="string">
            <text:h text:style-name="P93" text:outline-level="3"><text:bookmark-start text:name="__RefHeading__7097_29870612"/>Population<text:bookmark-end text:name="__RefHeading__7097_29870612"/></text:h>
          </table:table-cell>
          <table:table-cell office:value-type="string">
            <text:p text:style-name="P46"><text:span text:style-name="T37">Le DL</text:span><text:span text:style-name="T28">CF compte environ </text:span><text:span text:style-name="T32">7</text:span><text:span text:style-name="T29">0</text:span><text:span text:style-name="T28"> agents, ingénieurs, chercheurs, techniciens, experts techniques, dessinateur et personnels administratifs. La Direction est assurée par un </text:span><text:span text:style-name="T31">directeur</text:span><text:span text:style-name="T28"> assisté par deux adjoints et un responsable des activités supports.</text:span></text:p>
          </table:table-cell>
        </table:table-row>
      </table:table>
      <table:table table:name="Tableau22" table:style-name="Tableau22">
        <table:table-column table:style-name="Tableau22.A"/>
        <table:table-column table:style-name="Tableau22.B"/>
        <table:table-row>
          <table:table-cell table:style-name="Tableau22.A1" office:value-type="string">
            <text:h text:style-name="P93" text:outline-level="3"><text:bookmark-start text:name="__RefHeading__7099_29870612"/>Structure<text:bookmark-end text:name="__RefHeading__7099_29870612"/></text:h>
          </table:table-cell>
          <table:table-cell office:value-type="string">
            <text:p text:style-name="P47"><text:span text:style-name="T28">Le DLCF est structuré en </text:span><text:span text:style-name="T32">un pôle de direction comprenant le directeur et ses deux adjoints, six unités de production et une unité d’appui. Les </text:span><text:span text:style-name="T30">directeurs adjoints assurent la fonction de référents techniques pour les thématiques relevant de leurs attributions. Cela concerne les domaines </text:span><text:span text:style-name="T33">techniques </text:span><text:span text:style-name="T34">de la </text:span><text:span text:style-name="T33">« Construction Mobilité » </text:span><text:span text:style-name="T34">pour les unités Eco-Construction Acoustique (ECA), Mobilité Durable et Sécutité routière (MDS) et Structures et Ouvrages d’Art (SOA) </text:span><text:span text:style-name="T35">pour lequel le rôle de référent technique est assuré par </text:span><text:span text:style-name="T34">le </text:span><text:span text:style-name="T35">directeur adjoint également </text:span><text:span text:style-name="T34">RQD et les domaines techniques </text:span><text:span text:style-name="T33">« Risques Environnement et Infrastructures » (GREI), </text:span><text:span text:style-name="T34">pour les unités </text:span><text:span text:style-name="T35">Géotechnique-Terrassement-Risques (GTR),</text:span><text:span text:style-name="T34"> Matériaux Infrastructures (MI), Milieux aquatiques Risques inondations et Chimie (MRC) </text:span><text:span text:style-name="T35">pour le directeur adjoint également en charge de la programmation </text:span><text:span text:style-name="T33">qui s’appuient pour leur production sur l’unité des prestations administratives et logistiques (UPAL) assurant les fonctions supports.</text:span></text:p>
          </table:table-cell>
        </table:table-row>
      </table:table>
      <table:table table:name="Tableau23" table:style-name="Tableau23">
        <table:table-column table:style-name="Tableau23.A"/>
        <table:table-column table:style-name="Tableau23.B"/>
        <table:table-row>
          <table:table-cell table:style-name="Tableau23.A1" office:value-type="string">
            <text:h text:style-name="P72" text:outline-level="4"><text:bookmark-start text:name="__RefHeading__7101_29870612"/>Fonctions supports<text:bookmark-end text:name="__RefHeading__7101_29870612"/></text:h>
          </table:table-cell>
          <table:table-cell table:style-name="Tableau23.B1" office:value-type="string">
            <text:p text:style-name="P46"><text:span text:style-name="T75">L’unité UPAL a la charge partagée avec le Secrétariat général </text:span><text:span text:style-name="T77">du Cerema </text:span><text:span text:style-name="T76">CE</text:span><text:span text:style-name="T78"> des fonctions transversales concernant notamment les ressources humaines et la formation, la gestion des bâtiments, la gestion des véhicules, la gestion et la coordination de la comptabilité des groupes, l’informatique, la documentation, la communication, </text:span><text:span text:style-name="T79">les assistantes de direction et assistantes métier,</text:span><text:span text:style-name="T78"> etc.</text:span></text:p>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71" text:outline-level="4"><text:bookmark-start text:name="__RefHeading__7103_29870612"/>HSE, PCR, RQD, Correspondant informatique<text:bookmark-end text:name="__RefHeading__7103_29870612"/></text:h>
          </table:table-cell>
          <table:table-cell table:style-name="sous-fragment.B1" office:value-type="string">
            <text:p text:style-name="P50">Certains agents du DLCF assurent à temps partiel en parallèle de leurs activités de production, une fonction transversale au DLCF ; il s'agit :</text:p>
            <text:list xml:id="list142435551861353" text:continue-numbering="true" text:style-name="List_20_1">
              <text:list-item>
                <text:p text:style-name="P108">des correspondants Hygiène-Sécurité-Environnement (HSE),</text:p>
              </text:list-item>
              <text:list-item>
                <text:p text:style-name="P108">de la personne Compétente en radioprotection (PCR),</text:p>
              </text:list-item>
              <text:list-item>
                <text:p text:style-name="P108">d<text:span text:style-name="T83">u</text:span> responsable Qualité du Département (RQD),</text:p>
              </text:list-item>
              <text:list-item>
                <text:p text:style-name="P108">du renfort de la fonction de correspondant informatique.</text:p>
              </text:list-item>
            </text:list>
          </table:table-cell>
        </table:table-row>
      </table:table>
      <table:table table:name="Tableau24" table:style-name="Tableau24">
        <table:table-column table:style-name="Tableau24.A"/>
        <table:table-column table:style-name="Tableau24.B"/>
        <table:table-row>
          <table:table-cell table:style-name="Tableau24.A1" office:value-type="string">
            <text:h text:style-name="P72" text:outline-level="4"><text:bookmark-start text:name="__RefHeading__7105_29870612"/>Métrologie<text:bookmark-end text:name="__RefHeading__7105_29870612"/></text:h>
          </table:table-cell>
          <table:table-cell table:style-name="Tableau24.B1" office:value-type="string">
            <text:p text:style-name="P50">La cellule en charge de la métrologie pour l’ensemble du DLCF est rattachée <text:span text:style-name="T46">à la direction et plus particulièrement au RQD</text:span>.</text:p>
          </table:table-cell>
        </table:table-row>
      </table:table>
      <text:p text:style-name="Separateur"/>
      <table:table table:name="Tableau25" table:style-name="Tableau25">
        <table:table-column table:style-name="Tableau25.A"/>
        <table:table-column table:style-name="Tableau25.B"/>
        <table:table-row>
          <table:table-cell table:style-name="Tableau25.A1" office:value-type="string">
            <text:h text:style-name="P93" text:outline-level="3"><text:bookmark-start text:name="__RefHeading__7107_29870612"/>Organigramme et missions<text:bookmark-end text:name="__RefHeading__7107_29870612"/></text:h>
          </table:table-cell>
          <table:table-cell office:value-type="string">
            <text:p text:style-name="P46">L’organigramm<text:span text:style-name="T48">e du D</text:span><text:span text:style-name="T28">épartement Laboratoire de Clermont-Ferrand </text:span><text:span text:style-name="T48">est disponible sur l’intranet (</text:span><text:a xlink:type="simple" xlink:href="http://intra.dterce.cerema.i2/renseignements-pratiques-r1325.html" text:style-name="Internet_20_link" text:visited-style-name="Visited_20_Internet_20_Link"><text:span text:style-name="T49">http://intra.dterce.cerema.i2/renseignements-pratiques-r1325.html</text:span></text:a><text:span text:style-name="T48">).</text:span></text:p>
            <text:p text:style-name="P52">Une présentation plus complète des missions du DLCF est disponible sur l’intranet (<text:a xlink:type="simple" xlink:href="http://intra.dterce.cerema.i2/presentation-du-departement-a8632.html" text:style-name="Internet_20_link" text:visited-style-name="Visited_20_Internet_20_Link">htt</text:a><text:a xlink:type="simple" xlink:href="http://intra.dterce.cerema.i2/presentation-du-departement-a8632.html" text:style-name="Internet_20_link" text:visited-style-name="Visited_20_Internet_20_Link">p://intra.dterce.cerema.i2/presentation-du-departement-a8632.html</text:a>).</text:p>
            <text:p text:style-name="P28"><text:soft-page-break/></text:p>
          </table:table-cell>
        </table:table-row>
      </table:table>
      <table:table table:name="Tableau27" table:style-name="Tableau27">
        <table:table-column table:style-name="Tableau27.A"/>
        <table:table-header-rows>
          <table:table-row>
            <table:table-cell table:style-name="Tableau27.A1" office:value-type="string">
              <text:h text:style-name="P86" text:outline-level="2"><text:bookmark-start text:name="__RefHeading__7111_29870612"/>Démarche QSE<text:bookmark-end text:name="__RefHeading__7111_29870612"/></text:h>
            </table:table-cell>
          </table:table-row>
        </table:table-header-rows>
      </table:table>
      <table:table table:name="Tableau28" table:style-name="Tableau28">
        <table:table-column table:style-name="Tableau28.A"/>
        <table:table-column table:style-name="Tableau28.B"/>
        <table:table-row>
          <table:table-cell table:style-name="Tableau28.A1" office:value-type="string">
            <text:h text:style-name="P93" text:outline-level="3"><text:bookmark-start text:name="__RefHeading__7113_29870612"/>Organisation générale<text:bookmark-end text:name="__RefHeading__7113_29870612"/></text:h>
          </table:table-cell>
          <table:table-cell office:value-type="string">
            <text:p text:style-name="P46">L’organisation géné<text:span text:style-name="T48">rale dans les domaines de la sécurité-Prévention et de l’environnement est définie dans le système de management de la qualité, sécurité, environnement (SMQSE) </text:span><text:span text:style-name="T70">du Cerema </text:span><text:span text:style-name="T69">CE</text:span><text:span text:style-name="T48"> :</text:span></text:p>
            <text:list xml:id="list142435364793954" text:continue-numbering="true" text:style-name="List_20_1">
              <text:list-item>
                <text:p text:style-name="P107">un assistant Prévention (AP) qui assure l'animation transversale pour tout <text:span text:style-name="T67">le</text:span><text:span text:style-name="T73"> Cerema </text:span><text:span text:style-name="T68">CE</text:span> de la sécurité et la prévention,</text:p>
              </text:list-item>
              <text:list-item>
                <text:p text:style-name="P105"><text:span text:style-name="T48">un chargé de mission « </text:span><text:span text:style-name="T49">Qualité et </text:span><text:span text:style-name="T48">développement durable »</text:span></text:p>
              </text:list-item>
            </text:list>
          </table:table-cell>
        </table:table-row>
      </table:table>
      <table:table table:name="Tableau29" table:style-name="Tableau29">
        <table:table-column table:style-name="Tableau29.A"/>
        <table:table-column table:style-name="Tableau29.B"/>
        <table:table-row>
          <table:table-cell table:style-name="Tableau29.A1" office:value-type="string">
            <text:h text:style-name="P72" text:outline-level="4"><text:bookmark-start text:name="__RefHeading__7115_29870612"/>Responsabilité<text:bookmark-end text:name="__RefHeading__7115_29870612"/></text:h>
          </table:table-cell>
          <table:table-cell table:style-name="Tableau29.B1" office:value-type="string">
            <text:p text:style-name="P46">Pou<text:span text:style-name="T48">r le DLCF, la politique Sécurité – Environnement est de la responsabilité de la </text:span><text:span text:style-name="T49">direction </text:span><text:span text:style-name="T48">du DLCF. Dans le cadre des certifications ISO 14001 et OHSAS 18001 du DLCF obtenues en 2013, sont définis les objectifs qualité dans le champ de la santé et de la sécurité des agents ainsi que de la protection de l'environnement vis-à-vis de l'impact des activités du DLCF. Ils sont intégrés dans le système Qualité du DLCF (politique, objectifs, plan d'action, audit, suivi des non-conformités).</text:span></text:p>
          </table:table-cell>
        </table:table-row>
      </table:table>
      <table:table table:name="Tableau30" table:style-name="Tableau30">
        <table:table-column table:style-name="Tableau30.A"/>
        <table:table-column table:style-name="Tableau30.B"/>
        <table:table-row>
          <table:table-cell table:style-name="Tableau30.A1" office:value-type="string">
            <text:h text:style-name="P72" text:outline-level="4"><text:bookmark-start text:name="__RefHeading__7117_29870612"/>Les relais au sein du DLCF<text:bookmark-end text:name="__RefHeading__7117_29870612"/></text:h>
          </table:table-cell>
          <table:table-cell table:style-name="Tableau30.B1" office:value-type="string">
            <text:p text:style-name="P48">La direction s'appuie pour le déploiement de la politique QSE sur l'encadrement intermédiaire du département et sur :</text:p>
            <text:list xml:id="list142435457677409" text:continue-numbering="true" text:style-name="List_20_1">
              <text:list-item>
                <text:p text:style-name="P108">le RQD, qui a en charge la cohérence du système intégré SMQSE ;</text:p>
              </text:list-item>
              <text:list-item>
                <text:p text:style-name="P108">l<text:span text:style-name="T47">a </text:span><text:s/>correspondant<text:span text:style-name="T47">e</text:span> Hygiène, Sécurité et Environnement (HSE), qui assurent la disponibilité et l'adéquation des équipements de protection individuelle, l'adéquation des consignes de sécurité, le relevé des non-conformités et leur analyse, et la mise en œuvre des tests des situations d'urgence ;</text:p>
              </text:list-item>
              <text:list-item>
                <text:p text:style-name="P108">le responsable de l’Unité des prestations logistiques et administratives (UPAL) assure, <text:span text:style-name="T67">en collaboration avec la correspondante HSE,</text:span> la rédaction des plans de prévention pour les fournisseurs intervenants sur le site, la commande des visites périodiques et de maintenance et la gestion des travaux sur le site.</text:p>
              </text:list-item>
            </text:list>
          </table:table-cell>
        </table:table-row>
      </table:table>
      <text:p text:style-name="P94"/>
      <table:table table:name="Tableau32" table:style-name="Tableau32">
        <table:table-column table:style-name="Tableau32.A"/>
        <table:table-column table:style-name="Tableau32.B"/>
        <table:table-row>
          <table:table-cell table:style-name="Tableau32.A1" office:value-type="string">
            <text:h text:style-name="P93" text:outline-level="3"><text:bookmark-start text:name="__RefHeading__7119_29870612"/>Activité rayons ionisants<text:bookmark-end text:name="__RefHeading__7119_29870612"/></text:h>
          </table:table-cell>
          <table:table-cell office:value-type="string">
            <text:p text:style-name="P53">Pou<text:span text:style-name="T48">r l’activité rayons ionisants, la </text:span><text:span text:style-name="T49">direction </text:span><text:span text:style-name="T48">du DLCF, </text:span><text:span text:style-name="T49">représentée par le directeur,</text:span><text:span text:style-name="T48"> est titulaire d’une autorisation de détention et d’utilisation de radio-éléments délivrée par l’autorité de sûreté nucléaire (ASN). </text:span></text:p>
            <text:p text:style-name="P60"/>
            <text:p text:style-name="P60">Les documents nécessaires pour exercer ces missions sont disponibles auprès de la Personne Compétente en Radioprotection du laboratoire.</text:p>
            <text:p text:style-name="P97"><text:a xlink:type="simple" xlink:href="../../../../../00.Transversal_DLCF/03.Qualite/01.Documents_generaux/radioprotection" text:style-name="Internet_20_link" text:visited-style-name="Visited_20_Internet_20_Link"><text:span text:style-name="T92"/></text:a></text:p>
          </table:table-cell>
        </table:table-row>
      </table:table>
      <text:p text:style-name="Separateur"/>
      <table:table table:name="Tableau5" table:style-name="Tableau5">
        <table:table-column table:style-name="Tableau5.A"/>
        <table:table-header-rows>
          <table:table-row>
            <table:table-cell office:value-type="string">
              <text:h text:style-name="P68" text:outline-level="1"><text:bookmark-start text:name="__RefHeading__7123_29870612"/>Déclinaison du SMQSE au niveau du <text:span text:style-name="T108">DLCF</text:span><text:bookmark-end text:name="__RefHeading__7123_29870612"/></text:h>
            </table:table-cell>
          </table:table-row>
        </table:table-header-rows>
      </table:table>
      <table:table table:name="Tableau7" table:style-name="Tableau7">
        <table:table-column table:style-name="Tableau7.A"/>
        <table:table-header-rows>
          <table:table-row>
            <table:table-cell office:value-type="string">
              <text:h text:style-name="P86" text:outline-level="2"><text:bookmark-start text:name="__RefHeading__7125_29870612"/>Préambule<text:bookmark-end text:name="__RefHeading__7125_29870612"/></text:h>
            </table:table-cell>
          </table:table-row>
        </table:table-header-rows>
      </table:table>
      <table:table table:name="Tableau40" table:style-name="Tableau40">
        <table:table-column table:style-name="Tableau40.A"/>
        <table:table-column table:style-name="Tableau40.B"/>
        <table:table-row>
          <table:table-cell table:style-name="Tableau40.A1" office:value-type="string">
            <text:h text:style-name="P93" text:outline-level="3"><text:bookmark-start text:name="__RefHeading__7127_29870612"/>Qualité des prestations<text:bookmark-end text:name="__RefHeading__7127_29870612"/></text:h>
          </table:table-cell>
          <table:table-cell office:value-type="string">
            <text:p text:style-name="P153">La qualité des prestations réalisées par le DLCF repose sur :</text:p>
            <text:list xml:id="list2055241122" text:style-name="L1">
              <text:list-item>
                <text:p text:style-name="P120">l’engagement de la Direction <text:span text:style-name="T73">du Cerema </text:span><text:span text:style-name="T68">CE</text:span> et ses objectifs, décliné au niveau du DLCF avec un <text:span text:style-name="T128">plan d’action et de suivi</text:span> des objectifs <text:span text:style-name="T128">et une politique qualité</text:span></text:p>
              </text:list-item>
              <text:list-item>
                <text:p text:style-name="P120">le manuel QSE <text:span text:style-name="T73">du Cerema </text:span><text:span text:style-name="T68">CE</text:span> et le plan qualité du DLCF,</text:p>
              </text:list-item>
              <text:list-item>
                <text:p text:style-name="P131">la compétence et la responsabilité du personnel formé à cet effet (processus S1 et S2),</text:p>
              </text:list-item>
              <text:list-item>
                <text:p text:style-name="P120">l’utilisation de matériels adaptés avec des équipements faisant l’objet d’un suivi métrologique (processus S4) <text:span text:style-name="T129">et d’un contrôle réglementaire</text:span>,</text:p>
              </text:list-item>
              <text:list-item>
                <text:p text:style-name="P120">l’application de méthodes reconnues pour la réalisation des prestations (processus R1-2-3 et sa déclinaison au DLCF),</text:p>
              </text:list-item>
              <text:list-item>
                <text:p text:style-name="P120">une documentation qualité adaptée (processus M1),</text:p>
              </text:list-item>
              <text:list-item>
                <text:p text:style-name="P121">la planification et la mise en œuvre d’une surveillance et de mesures permettant d’améliorer continuellement la qualité de nos prestations (processus M2),</text:p>
              </text:list-item>
              <text:list-item>
                <text:p text:style-name="P121"><text:span text:style-name="T124">la mise en place d’une démarche portant sur l’écoute des clients et partenaires en lien avec le processus M3</text:span>.</text:p>
              </text:list-item>
            </text:list>
          </table:table-cell>
        </table:table-row>
      </table:table>
      <text:p text:style-name="P94"/>
      <table:table table:name="Tableau42" table:style-name="Tableau42">
        <table:table-column table:style-name="Tableau42.A"/>
        <table:table-column table:style-name="Tableau42.B"/>
        <table:table-row>
          <table:table-cell table:style-name="Tableau42.A1" office:value-type="string">
            <text:h text:style-name="P93" text:outline-level="3"><text:bookmark-start text:name="__RefHeading__7129_29870612"/>Correspondant processus<text:bookmark-end text:name="__RefHeading__7129_29870612"/></text:h>
          </table:table-cell>
          <table:table-cell office:value-type="string">
            <text:p text:style-name="P133">Un correspondant est désigné au sein du DLCF pour chaque processus. Il représente le DLCF aux revues de processus, assure la remontée des indicateurs chiffrés définis par les pilotes de processus et participe à la revue qualité du Département.</text:p>
            <text:p text:style-name="P56"><text:a xlink:type="simple" xlink:href="file://rhone/FONCTIONNEMENT_ORGANISATION/10.Strategie_management/20.Organisation_Processus_manuel/commande_processus" text:style-name="Internet_20_link" text:visited-style-name="Visited_20_Internet_20_Link"><text:span text:style-name="T93"/></text:a></text:p>
          </table:table-cell>
        </table:table-row>
      </table:table>
      <text:p text:style-name="P94"/>
      <text:h text:style-name="P86" text:outline-level="2"><text:bookmark-start text:name="__RefHeading__7133_29870612"/>Déclinaison des processus<text:bookmark-end text:name="__RefHeading__7133_29870612"/></text:h>
      <table:table table:name="Tableau45" table:style-name="Tableau45">
        <table:table-column table:style-name="Tableau45.A"/>
        <table:table-column table:style-name="Tableau45.B"/>
        <table:table-row>
          <table:table-cell table:style-name="Tableau45.A1" office:value-type="string">
            <text:h text:style-name="P93" text:outline-level="3"><text:bookmark-start text:name="__RefHeading__7135_29870612"/>Processus M1 – Pilotage stratégique<text:bookmark-end text:name="__RefHeading__7135_29870612"/></text:h>
          </table:table-cell>
          <table:table-cell table:style-name="Tableau45.B1" office:value-type="string">
            <text:p text:style-name="P122"><text:span text:style-name="T99">La direction du DLCF a formalisé son engagement pour la construction d’un système de management par la qualité en déclinant les objectifs qualité </text:span><text:span text:style-name="T73">du Cerema </text:span><text:span text:style-name="T68">CE</text:span><text:span text:style-name="T99"> au niveau du Département et en précisant les indicateurs propres au DLCF. </text:span><text:span text:style-name="T100">Cet engagement </text:span><text:span text:style-name="T101">se concrétise par une politique qualité,</text:span><text:span text:style-name="T100"> enregistré</text:span><text:span text:style-name="T101">e</text:span><text:span text:style-name="T100"> dans la base documentaire Gedoq,</text:span></text:p>
          </table:table-cell>
        </table:table-row>
      </table:table>
      <table:table table:name="Tableau26" table:style-name="Tableau26">
        <table:table-column table:style-name="Tableau26.A"/>
        <table:table-column table:style-name="Tableau26.B"/>
        <table:table-row>
          <table:table-cell table:style-name="Tableau26.A1" office:value-type="string">
            <text:h text:style-name="P73" text:outline-level="4"><text:bookmark-start text:name="__RefHeading__15650_1770002444"/><text:span text:style-name="T110">Tableau de bord et Plan d’action</text:span> <text:bookmark-end text:name="__RefHeading__15650_1770002444"/></text:h>
          </table:table-cell>
          <table:table-cell table:style-name="Tableau26.B1" office:value-type="string">
            <text:p text:style-name="P123"><text:span text:style-name="T98">Elle suit l’atteinte des objectifs via</text:span> le plan d’action <text:span text:style-name="T2">et de suivi des objectifs</text:span> mis en place pour atteindre ces objectifs <text:span text:style-name="T130">(cf annexe pour lien vers le document)</text:span></text:p>
          </table:table-cell>
        </table:table-row>
      </table:table>
      <table:table table:name="Tableau35" table:style-name="Tableau35">
        <table:table-column table:style-name="Tableau35.A"/>
        <table:table-column table:style-name="Tableau35.B"/>
        <table:table-row>
          <table:table-cell table:style-name="Tableau35.A1" office:value-type="string">
            <text:h text:style-name="P72" text:outline-level="4"><text:bookmark-start text:name="__RefHeading__7137_29870612"/>Gestion documentaire <text:bookmark-end text:name="__RefHeading__7137_29870612"/></text:h>
          </table:table-cell>
          <table:table-cell table:style-name="Tableau35.B1" office:value-type="string">
            <text:p text:style-name="P46"><text:span text:style-name="T3">Les documents Qualité spécifiques au DLCF sont gérés conformément à la procédure « M1.P.001 - </text:span><text:span text:style-name="T36">Procédure Maîtrise des documents et des enregistrements » </text:span><text:span text:style-name="T39">du Cerema </text:span><text:span text:style-name="T40">CE</text:span><text:span text:style-name="T36">. </text:span><text:span text:style-name="T42">Le tableau, en </text:span><text:span text:style-name="T44">annexe A, </text:span><text:span text:style-name="T42">récapitule par référentiel normatif, d’une part les documents qualité spécifiques au DLCF </text:span><text:span text:style-name="T41">qu</text:span><text:span text:style-name="T42">i complète le système documentaire qualité de niveau</text:span><text:span text:style-name="T39"> Cerema </text:span><text:span text:style-name="T40">CE</text:span><text:span text:style-name="T42">, et d’autre part les enregistrements que le DLCF doit tenir à jour pour la maîtrise de la qualité.</text:span></text:p>
            <text:p text:style-name="P144"><text:soft-page-break/>Les documents spécifiques au DLCF sont accessibles sous la base documentaire Gedoq accessible au lien ci-dessous :</text:p>
            <text:p text:style-name="P59"><text:a xlink:type="simple" xlink:href="http://ct69-gedoq.cete-lyon.i2/eDoc/actions/main?datasource=cete69doc" text:style-name="Internet_20_link" text:visited-style-name="Visited_20_Internet_20_Link"><text:span text:style-name="T7">http://ct69-gedoq.cete-lyon.i2/eDoc/actions/main?datasource=cete69doc</text:span></text:a></text:p>
            <text:p text:style-name="P144">avec le code « utilisateur » : <text:span text:style-name="T102">visudlcf</text:span> et <text:span text:style-name="T43">sans mot de passe.</text:span></text:p>
            <text:p text:style-name="P115">Un outil intranet permet un accès rapide aux dernières versions des documents référencés dans Gedoq sans passer par l’interface Gedoq :</text:p>
            <text:p text:style-name="Texte_20_Fragment"><text:change text:change-id="ct881214948080"/><text:change-start text:change-id="ct881214949280"/><text:a xlink:type="simple" xlink:href="http://172.20.80.18/qualit/index.html" text:style-name="Internet_20_link" text:visited-style-name="Visited_20_Internet_20_Link"><text:span text:style-name="T3"/></text:a></text:p>
            <text:p text:style-name="Texte_20_Fragment"><text:a xlink:type="simple" xlink:href="https://alexandrecuer.github.io/QualitySystemSI/" text:style-name="Internet_20_link" text:visited-style-name="Visited_20_Internet_20_Link"><text:span text:style-name="T3">https://alexandrecuer.github.io/QualitySystemSI/</text:span></text:a><text:change-end text:change-id="ct881214949280"/><text:change-start text:change-id="ct881214945200"/></text:p>
            <text:p text:style-name="Texte_20_Fragment"><text:change-end text:change-id="ct881214945200"/><text:span text:style-name="T3"/></text:p>
            <text:p text:style-name="P61"><text:span text:style-name="T7">Une revue documentaire des documents Qualit</text:span>é du DLCF est faite lors de la revue Qualité du Département ; elle prend en compte les résultats des revues documentaires réalisées annuellement au niveau de chaque unité technique COFRAC.</text:p>
            <text:p text:style-name="P61">Les enregistrements relatifs aux aspects Santé et Environnement (analyse réglementaire, impacts environnementaux, résultats des visites périodiques et de conformité, analyse du DU et des accidents du travail, plan de prévention, etc.) sont assurés conjointement par les correspondants HSE, le responsable de l’UPAL <text:s/>et la direction du DLCF dans le répertoire : <text:a xlink:type="simple" xlink:href="file://Ct69-Sancy/DLCF/01.Direction_DLCF/04.Qualite_preparation/QSE/DLCF_QSE_Documents_a_suivre" text:style-name="Internet_20_link" text:visited-style-name="Visited_20_Internet_20_Link">\\Ct69-Sancy\DLCF\01.Direction_DLCF\04.Qualite_preparation\QSE\DLCF_QSE_Documents_a_suivre</text:a>. </text:p>
            <text:p text:style-name="P61">Tous ces documents sont conservés sur une durée de trois ans.</text:p>
          </table:table-cell>
        </table:table-row>
      </table:table>
      <text:p text:style-name="P94"/>
      <table:table table:name="Tableau31" table:style-name="Tableau31">
        <table:table-column table:style-name="Tableau31.A"/>
        <table:table-column table:style-name="Tableau31.B"/>
        <table:table-row>
          <table:table-cell table:style-name="Tableau31.A1" office:value-type="string">
            <text:h text:style-name="P87" text:outline-level="3"><text:bookmark-start text:name="__RefHeading__7139_29870612"/>Processus M2 – Amélioration continue<text:bookmark-end text:name="__RefHeading__7139_29870612"/></text:h>
          </table:table-cell>
          <table:table-cell table:style-name="Tableau31.B1" office:value-type="string">
            <text:p text:style-name="P48">Le RQD est le correspondant du processus M2 pour le DLCF. En cas d’absence prolongée, sa suppléance est assurée par la direction du DLCF.</text:p>
            <text:p text:style-name="P46"><text:span text:style-name="T62">Un point qualité est inscrit au moins </text:span><text:span text:style-name="T63">trimestriellement </text:span><text:span text:style-name="T62">à l’ordre du jour du comité de direction du Département et est enregistré dans son compte rendu disponible sur le serveur SANCY du DLCF </text:span><text:span text:style-name="T94">(</text:span><text:a xlink:type="simple" xlink:href="file://Ct69-sancy/dlcf/00.Transversal_DLCF/09.Comptes_rendus_CODIR" text:style-name="Internet_20_link" text:visited-style-name="Visited_20_Internet_20_Link">\\Ct69-sancy\dlcf\00.Transversal_DLCF\09.Comptes_rendus_CODIR</text:a><text:span text:style-name="T94">)</text:span><text:span text:style-name="T62">.</text:span></text:p>
          </table:table-cell>
        </table:table-row>
        <table:table-row>
          <table:table-cell table:style-name="Tableau31.A2" office:value-type="string">
            <text:h text:style-name="P72" text:outline-level="4"><text:bookmark-start text:name="__RefHeading__7141_29870612"/>Revue qualité<text:bookmark-end text:name="__RefHeading__7141_29870612"/></text:h>
          </table:table-cell>
          <table:table-cell table:style-name="Tableau31.B1" office:value-type="string">
            <text:p text:style-name="P66"><text:span text:style-name="T3">Des revues qualité du Département sont menées une fois par an par la </text:span><text:span text:style-name="T51">direction </text:span><text:span text:style-name="T3">du DLCF et le RQD, avec la participation des correspondants de processus du DLCF, des responsables d'unités techniques COFRAC, de </text:span><text:span text:style-name="T51">l’équipe </text:span><text:span text:style-name="T3">métrologie, des correspondants HSE et font l’objet de comptes rendus enregistrés </text:span><text:span text:style-name="T59">dans Gedoq ou disponibles </text:span><text:span text:style-name="T3">sur le serveur SANCY du DLCF</text:span></text:p>
            <text:p text:style-name="P6">Chaque processus fait l’objet d’au moins une revue par an au niveau <text:span text:style-name="T73">Cerema </text:span><text:span text:style-name="T68">CE</text:span><text:span text:style-name="T74">. L</text:span>es indicateurs des processus sont présentés par les correspondants des processus en revue qualité de Département.</text:p>
            <text:p text:style-name="P124">En ce qui concerne la norme NF EN ISO 17025, une revue qualité est réalisée une fois par an pour <text:span text:style-name="T113">l’ex domaine </text:span>23 par l'unité Matériaux-Infrastructures ; la revue qualité relative <text:span text:style-name="T113">à l’ex domaine</text:span> 3 est effectuée dans la cadre de la revue Qualité du Département compte tenu du faible nombre de personnes concernées.</text:p>
            <text:p text:style-name="P138"/>
            <text:p text:style-name="Texte_20_Fragment"><text:span text:style-name="T3">La revue HSE est réalisée en même temps que</text:span> la revue de Département et examine les aspects environnementaux significatifs et les risques au travers des documents spécifiques suivants :</text:p>
            <text:list xml:id="list142436112566091" text:continue-list="list142435457677409" text:style-name="List_20_1">
              <text:list-item>
                <text:p text:style-name="P108">l'analyse des aspects et impacts environnementaux,</text:p>
              </text:list-item>
              <text:list-item>
                <text:p text:style-name="P108"><text:soft-page-break/>le bilan des accidents du travail,</text:p>
              </text:list-item>
              <text:list-item>
                <text:p text:style-name="P108">le Document Unique.</text:p>
              </text:list-item>
            </text:list>
            <text:p text:style-name="P109">Par ailleurs les différents sujets relevant de l’Hygiène Sécurité et Environnement font l’objet d’un examen et suivi lors de la commission de site du DLCF émanation locale du CHSCT se réunissant une fois par an.</text:p>
          </table:table-cell>
        </table:table-row>
        <table:table-row>
          <table:table-cell table:style-name="Tableau31.A2" office:value-type="string">
            <text:h text:style-name="P71" text:outline-level="4"><text:bookmark-start text:name="__RefHeading__7143_29870612"/>Audits<text:bookmark-end text:name="__RefHeading__7143_29870612"/></text:h>
          </table:table-cell>
          <table:table-cell table:style-name="Tableau31.B1" office:value-type="string">
            <text:p text:style-name="P6">Le RQD du DLCF est responsable de la programmation effective des audits internes planifiées par le CMQ annuellement (contact avec les auditeurs, choix des dates, validation du plan d'audit).</text:p>
            <text:p text:style-name="P6">Il assure aussi la programmation des audits externes COFRAC pour les unités techniques du DLCF et organise l'accueil des auditeurs au DLCF dans le cadre des audits externes du SMQSE <text:span text:style-name="T73">du Cerema </text:span><text:span text:style-name="T68">CE</text:span>.</text:p>
          </table:table-cell>
        </table:table-row>
        <table:table-row>
          <table:table-cell table:style-name="Tableau31.A2" office:value-type="string">
            <text:h text:style-name="P72" text:outline-level="4"><text:bookmark-start text:name="__RefHeading__7145_29870612"/>Déclaration de non-conformité<text:bookmark-end text:name="__RefHeading__7145_29870612"/></text:h>
          </table:table-cell>
          <table:table-cell table:style-name="Tableau31.B1" office:value-type="string">
            <text:p text:style-name="P133">Toute non-conformité, incident ou presque accident sont enregistrés dans le tableau (CMQ, RQD, correspondant de processus, correspondant HSE) pour garantir son suivi qui comporte une analyse des causes et la recherche d'actions correctives ou préventives.</text:p>
            <text:p text:style-name="P3"><text:span text:style-name="T7">Tout agent peut déclarer une non-conformité, un incident ou un presque accident s’il constate une anomalie ou un risque potentiel en l'enregistrant sur </text:span><text:span text:style-name="T4">le registre unique de sécurité (RUS) disponible à l’accueil du bâtiment administratif </text:span><text:change text:change-id="ct881311452864"/><text:span text:style-name="T7">ou en transmettant un courriel aux correspondants de processus ou HSE ou au RDQ.</text:span></text:p>
            <text:p text:style-name="P133">L'analyse de la non-conformité est réalisée par le RQD avec les personnes concernées ; les actions préventives ou correctives proposées sont validées en comité de direction et <text:span text:style-name="T86">inscrites au plan d’action Qualité du DLCF.</text:span> La clôture de la non-conformité est validée dès lors que l'action correctrice est mise en œuvre.</text:p>
          </table:table-cell>
        </table:table-row>
        <table:table-row>
          <table:table-cell table:style-name="Tableau31.A2" office:value-type="string">
            <text:h text:style-name="P72" text:outline-level="4"><text:bookmark-start text:name="__RefHeading__7147_29870612"/>Spécificités HSE – <text:span text:style-name="T116">vérifications périodiques, impacts environnementaux, situations d’urgence, visites de sécurité</text:span><text:bookmark-end text:name="__RefHeading__7147_29870612"/></text:h>
          </table:table-cell>
          <table:table-cell table:style-name="Tableau31.B1" office:value-type="string">
            <text:p text:style-name="P6"><text:span text:style-name="T102">L’analyse de la conformité réglementaire</text:span> est effectuée chaque trimestre par la correspondante HSE lors de la réception du résultat de la veille réalisée par l’AP <text:span text:style-name="T72">du Cerema </text:span><text:span text:style-name="T71">CE</text:span>. Toute éventuelle nouvelle non-conformité est signalée à la direction qui inscrit au plan d’action les mesures correctives.</text:p>
            <text:p text:style-name="P6"><text:span text:style-name="T102">Une revue de l’analyse de conformité réglementaire et des impacts environnementaux</text:span> du DLCF est réalisée une fois par an par la direction avec les correspondants HSE afin de prendre en compte les améliorations apportées ou l’avancement des actions correctives relatives à des non-conformités.</text:p>
            <text:p text:style-name="P63"><text:span text:style-name="T103">Les vérifications périodiques obligatoires</text:span><text:span text:style-name="T3"> sont planifiées dans « le programme annuel de prévention » </text:span><text:a xlink:type="simple" xlink:href="file://rhone/SUPPORTS_RESSOURCES/80.Hygiene_securite_environnement/70.Controles_obligatoires" text:style-name="Internet_20_link" text:visited-style-name="Visited_20_Internet_20_Link"><text:span text:style-name="T54">\\rhone\SUPPORTS_RESSOURCES\80.Hygiene_securite_environnement\70.Controles_obligatoires</text:span></text:a></text:p>
            <text:p text:style-name="P118"><text:span text:style-name="T121">Elles sont </text:span>enregistrées dans le Registre Unique de Sécurité (RUS). Les contrôles sous-traités sont confiés à des entreprises qui peuvent justifier de la qualité de leur prestation ou disposant des agréments nécessaires.</text:p>
            <text:p text:style-name="P148"><text:span text:style-name="T81">Les impacts environnementaux sont suivis dans un tableau spécifique </text:span><text:span text:style-name="T82">(cf annexe pour lien vers le document)</text:span></text:p>
            <text:p text:style-name="P149"><text:span text:style-name="T121">D</text:span>es modes opératoires ont été mis en place, <text:span text:style-name="T111">enregistrés dans Gedoq</text:span> et sont testés périodiquement </text:p>
            <text:p text:style-name="P98"><text:span text:style-name="T3"/></text:p>
            <text:p text:style-name="P148"><text:soft-page-break/>Le programme de test <text:span text:style-name="T114">des situations d’urgence </text:span>est disponible <text:span text:style-name="T114">sur le réseau : </text:span></text:p>
            <text:p text:style-name="P99"><text:a xlink:type="simple" xlink:href="file://rhone/SUPPORTS_RESSOURCES/80.Hygiene_securite_environnement/60.Incendies_Secours/Clermont_FD" text:style-name="Internet_20_link" text:visited-style-name="Visited_20_Internet_20_Link"><text:span text:style-name="T57">\\rhone\SUPPORTS_RESSOURCES\80.Hygiene_securite_environnement\6</text:span></text:a><text:a xlink:type="simple" xlink:href="file://rhone/SUPPORTS_RESSOURCES/80.Hygiene_securite_environnement/60.Incendies_Secours/Clermont_FD" text:style-name="Internet_20_link" text:visited-style-name="Visited_20_Internet_20_Link"><text:span text:style-name="T57">0.Incendies_Secours\Clermont_FD</text:span></text:a></text:p>
            <text:p text:style-name="P151">En cas de situation d’urgence, d’incident ou d’accident, une analyse est engagée, ainsi que l’étude d’éventuelles mesures à prendre. Le résultat d'analyse est enregistré <text:span text:style-name="T84">dans le RUS et/ou</text:span> dans le registre de suivi des non-conformités pour les dysfonctionnements environnementaux, conformément à la procédure <text:span text:style-name="T73">du Cerema </text:span><text:span text:style-name="T68">CE</text:span> « Maîtrise des non conformités – Actions correctives et actions préventives » M2.P.002.</text:p>
            <text:p text:style-name="P152">Des visites de sécurité sont effectuées et font l'objet d'un compte rendu et d'actions le cas échéant.</text:p>
            <text:p text:style-name="P100"><text:a xlink:type="simple" xlink:href="file://ct69-sancy/Dlcf/01.Direction_DLCF/04.Qualite_preparation/QSE/DLCF_QSE_Documents_a_suivre/Situations%20d'urgence/CR_situations-urgence" text:style-name="Internet_20_link" text:visited-style-name="Visited_20_Internet_20_Link"><text:span text:style-name="T3">\\ct69-sancy\Dlcf\01.Direction_DLCF\04.Qualite_preparation\QSE\DLCF_QSE_Documents_a_suivre\Situations d'urgence\CR_situations-urgence</text:span></text:a></text:p>
          </table:table-cell>
        </table:table-row>
      </table:table>
      <table:table table:name="Tableau38" table:style-name="Tableau38">
        <table:table-column table:style-name="Tableau38.A"/>
        <table:table-column table:style-name="Tableau38.B"/>
        <table:table-row>
          <table:table-cell table:style-name="Tableau38.A1" office:value-type="string">
            <text:h text:style-name="P71" text:outline-level="4"><text:bookmark-start text:name="__RefHeading__7149_29870612"/>Évaluation continue de la conformité<text:bookmark-end text:name="__RefHeading__7149_29870612"/></text:h>
          </table:table-cell>
          <table:table-cell table:style-name="Tableau38.B1" office:value-type="string">
            <text:p text:style-name="P64"><text:span text:style-name="T104">L’é</text:span><text:span text:style-name="T105">valuation continue de la conformité du DLCF</text:span><text:span text:style-name="T7"> est effectuée régulièrement, lors des comités de direction en présence du RQD et des correspondants QSE, par des revues : </text:span></text:p>
            <text:list xml:id="list142436536182718" text:continue-numbering="true" text:style-name="List_20_1">
              <text:list-item>
                <text:p text:style-name="P111">du tableau <text:span text:style-name="T72">du Cerema </text:span><text:span text:style-name="T71">CE</text:span> des non-conformités, en décidant des actions préventives et correctives inscrites dans le plan d’action et en fermant les non-conformités qui ont été traitées (actions terminées ou abandonnées) ;</text:p>
              </text:list-item>
              <text:list-item>
                <text:p text:style-name="P112">du plan d’action pour suivre l’avancement des actions correctives et préventives ;</text:p>
              </text:list-item>
              <text:list-item>
                <text:p text:style-name="P108"><text:span text:style-name="T105">des tableaux de suivi de la conformité des matériels et équipements pour l’intégration des conclusions des rapports de visites de </text:span><text:span text:style-name="T7">contrôles réglementaires ou périodiques, dès leur réception et le suivi des actions à mener pour les mises en conformité éve</text:span>ntuellement demandées.</text:p>
              </text:list-item>
            </text:list>
            <text:p text:style-name="P50">La revue simultanée de ces documents est réalisée lors de la revue Qualité annuelle du département au cours du premier trimestre de chaque année. </text:p>
          </table:table-cell>
        </table:table-row>
      </table:table>
      <table:table table:name="Tableau46" table:style-name="Tableau46">
        <table:table-column table:style-name="Tableau46.A"/>
        <table:table-column table:style-name="Tableau46.B"/>
        <table:table-row>
          <table:table-cell table:style-name="Tableau46.A1" office:value-type="string">
            <text:h text:style-name="P72" text:outline-level="4"><text:bookmark-start text:name="__RefHeading__7151_29870612"/>Enquête satisfaction client<text:bookmark-end text:name="__RefHeading__7151_29870612"/></text:h>
          </table:table-cell>
          <table:table-cell table:style-name="Tableau46.B1" office:value-type="string">
            <text:p text:style-name="P135"><text:span text:style-name="T122">L</text:span>es affaires font l’objet d’une enquête de satisfaction client quel que soit leur montant en fin de prestation ; la fiche d'enquête est adressée au client lors de l'envoi du rapport et de la facture (hormis si la fiche a été retournée par le client <text:s/>avant la facturation)<text:span text:style-name="T96">.</text:span></text:p>
            <text:p text:style-name="P141">Une non-satisfaction exprimée par le client, pouvant porter entre autres sur les critères « respect des délais » ou « contenu technique », doit faire l’objet d’une analyse (appel du client, bilan détaillé de la prestation) et d’un enregistrement dans le tableau des non-conformités</text:p>
            <text:p text:style-name="P137"><text:a xlink:type="simple" xlink:href="file://rhone/FONCTIONNEMENT_ORGANISATION/40.Vie_systeme/40.Non-conformites" text:style-name="Internet_20_link" text:visited-style-name="Visited_20_Internet_20_Link"><text:span text:style-name="T95">\\rhone\FONCTIONNEMENT_ORGANISATION\40.Vie_systeme\40.Non-conformites</text:span></text:a></text:p>
            <text:p text:style-name="P142">Le RQD du DLCF assure le dépouillement et la présentation de la synthèse des enquêtes clients lors des revues qualités du Département. </text:p>
            <text:p text:style-name="P143">Le DLCF s’est engagé par étape dans une démarche de dématérialisation de l’enquête satisfaction client pour aboutir en 2018 dans un premier temps à une dématérialisation complète de l’ESC. L’étape suivante en cours d’expérimentation consistera à lier l’envoi dématérialisé des livrables à l’ESC.</text:p>
            <text:p text:style-name="P142">Par ailleurs, une écoute client <text:span text:style-name="T122">est</text:span> organisée annuellement <text:span text:style-name="T122">sur la base d’</text:span>un objectif <text:span text:style-name="T106">prospectif</text:span> avec des clients ou partenaires, actuels ou potentiels.</text:p>
          </table:table-cell>
        </table:table-row>
      </table:table>
      <text:p text:style-name="Separateur"/>
      <table:table table:name="Tableau8" table:style-name="Tableau8">
        <table:table-column table:style-name="Tableau8.A"/>
        <table:table-column table:style-name="Tableau8.B"/>
        <text:soft-page-break/>
        <table:table-row>
          <table:table-cell table:style-name="Tableau8.A1" office:value-type="string">
            <text:h text:style-name="P89" text:outline-level="3"><text:bookmark-start text:name="__RefHeading__10862_1770002444"/>Processus R1-2-3 – Réalisation<text:bookmark-end text:name="__RefHeading__10862_1770002444"/></text:h>
          </table:table-cell>
          <table:table-cell table:style-name="Tableau8.B1" office:value-type="string">
            <text:p text:style-name="P57"><text:span text:style-name="T52">Seul,</text:span><text:span text:style-name="T48"> </text:span><text:span text:style-name="T55">l</text:span><text:span text:style-name="T50">e</text:span><text:span text:style-name="T48"> processus Réalisation possède une déclinaison au DLCF formalisée dans l'instruction </text:span><text:span text:style-name="T53">disponible</text:span><text:span text:style-name="T48"> à l'adresse suivant</text:span><text:span text:style-name="T53">e : </text:span><text:a xlink:type="simple" xlink:href="file://Ct69-Sancy/DLCF/05.Vie_des_unites_DLCF/11.HCF/QSE_demarche_HCF/SIGMA_saisie_affaires" text:style-name="Internet_20_link" text:visited-style-name="Visited_20_Internet_20_Link">\\Ct69-Sancy\DLCF\05.Vie_des_unites_DLCF\11.HCF\QSE_demarche_HCF\SIG</text:a><text:a xlink:type="simple" xlink:href="file://Ct69-Sancy/DLCF/05.Vie_des_unites_DLCF/11.HCF/QSE_demarche_HCF/SIGMA_saisie_affaires" text:style-name="Internet_20_link" text:visited-style-name="Visited_20_Internet_20_Link">MA_saisie_affaires</text:a><text:span text:style-name="T48">. </text:span></text:p>
            <text:p text:style-name="P119">Il est co-piloté par la <text:span text:style-name="T109">direction </text:span>et le responsable qualité du DLCF, relayés par les chefs d’unité.</text:p>
            <text:p text:style-name="P4"><text:change text:change-id="ct881214943760"/><text:change-start text:change-id="ct881214943280"/></text:p>
            <text:p text:style-name="P147"/>
            <text:p text:style-name="P157"><text:change-end text:change-id="ct881214943280"/><text:change-start text:change-id="ct881214736880"/>La reprise de la procédure de gestion des affaires <text:change-end text:change-id="ct881214736880"/><text:change-start text:change-id="ct881214748640"/><text:span text:style-name="T97">R2.P.001</text:span><text:span text:style-name="T138"> </text:span><text:change-end text:change-id="ct881214748640"/><text:change-start text:change-id="ct881214732080"/><text:span text:style-name="T138">a introduit la notion d’affaire à risques maîtrisées</text:span></text:p>
            <text:p text:style-name="P157"><text:span text:style-name="T138">Ceci </text:span>a donné lieu à une réflexion au niveau du CODIR DLCF pour réaliser une identification plus précise de ce qu’est une affaire à risque maîtrisée. La liste est la suivante :</text:p>
            <text:list xml:id="list1227982082" text:style-name="L2">
              <text:list-item>
                <text:p>essais simples sanctionnés uniquement par un procès verbal sans analyse, interprétation, rapport ou préconisation supplémentaire (exemple AGR, essais Labo)</text:p>
              </text:list-item>
              <text:list-item>
                <text:p>contrôle extérieur pour services déconcentrés de l’État.</text:p>
              </text:list-item>
              <text:list-item>
                <text:p>interventions dans les groupes de travail nationaux pour production méthodologique (guide, fiches...) sur préprogrammé central pour l’ensemble des domaines métiers.</text:p>
              </text:list-item>
              <text:list-item>
                <text:p>audits pour la marque NF BPE</text:p>
              </text:list-item>
            </text:list>
            <text:p text:style-name="P156">Les études d’entretien et de sécurité sont exclues des prestations à risques maîtrisés au regard des enjeux économiques et de sécurité.<text:change-end text:change-id="ct881214732080"/></text:p>
          </table:table-cell>
        </table:table-row>
      </table:table>
      <table:table table:name="Tableau9" table:style-name="Tableau9">
        <table:table-column table:style-name="Tableau9.A"/>
        <table:table-column table:style-name="Tableau9.B"/>
        <text:soft-page-break/>
        <table:table-row>
          <table:table-cell table:style-name="Tableau9.A1" office:value-type="string">
            <text:h text:style-name="Heading_20_4" text:outline-level="4"><text:bookmark-start text:name="__RefHeading__10864_1770002444"/>SMQ du client<text:bookmark-end text:name="__RefHeading__10864_1770002444"/></text:h>
          </table:table-cell>
          <table:table-cell table:style-name="Tableau9.B1" office:value-type="string">
            <text:p text:style-name="Texte_20_Fragment">Certaines prestations réalisées peuvent être soumises à l’application du système de management<text:span text:style-name="T48"> de la qualité du client (exemple : les prestations de recherche ou de certification pour l'Ifsttar) ou f</text:span>aire appel à une habilitation délivrée par le client (exemple : prestations de certification).</text:p>
          </table:table-cell>
        </table:table-row>
      </table:table>
      <table:table table:name="Tableau12" table:style-name="Tableau12">
        <table:table-column table:style-name="Tableau12.A"/>
        <table:table-column table:style-name="Tableau12.B"/>
        <table:table-row>
          <table:table-cell table:style-name="Tableau12.A1" office:value-type="string">
            <text:h text:style-name="Heading_20_4" text:outline-level="4"><text:bookmark-start text:name="__RefHeading__10866_1770002444"/><text:bookmark-end text:name="__RefHeading__10866_1770002444"/><text:change text:change-id="ct881214950720"/></text:h>
          </table:table-cell>
          <table:table-cell table:style-name="Tableau12.B1" office:value-type="string">
            <text:p text:style-name="P4"><text:change text:change-id="ct881214951440"/></text:p>
          </table:table-cell>
        </table:table-row>
      </table:table>
      <table:table table:name="Tableau36" table:style-name="Tableau36">
        <table:table-column table:style-name="Tableau36.A"/>
        <table:table-column table:style-name="Tableau36.B"/>
        <table:table-row>
          <table:table-cell table:style-name="Tableau36.A1" office:value-type="string">
            <text:h text:style-name="Heading_20_4" text:outline-level="4"><text:bookmark-start text:name="__RefHeading__10868_1770002444"/>Prestations sous accréditation COFRAC<text:bookmark-end text:name="__RefHeading__10868_1770002444"/></text:h>
          </table:table-cell>
          <table:table-cell table:style-name="Tableau36.B1" office:value-type="string">
            <text:p text:style-name="P134">Le DLCF est accrédité par le « COFRAC – Essais » pour deux programmes <text:s/>:</text:p>
            <text:list xml:id="list142437130892427" text:continue-list="list142436536182718" text:style-name="List_20_1">
              <text:list-item>
                <text:p text:style-name="P110"><text:span text:style-name="T10">ex domaine</text:span> 23 : Essais sur les roches et granulats,</text:p>
              </text:list-item>
              <text:list-item>
                <text:p text:style-name="P113"><text:span text:style-name="T10">ex domaine</text:span> 3 : Essais sur béton hydraulique et ses constituants.</text:p>
              </text:list-item>
            </text:list>
            <text:p text:style-name="P5"><text:span text:style-name="T86">Les </text:span>essais concernés sont définis dans la portée d'accréditation qui est spécifiée dans l'annexe du DLCF spécifique au COFRAC<text:change text:change-id="ct881214731840"/></text:p>
            <text:p text:style-name="P136"><text:span text:style-name="T86">L’ensemble de ces essais sont exclusivement réalisés sous accréditation COFRAC. Les dispositions particulières liées aux accréditations COFRAC sont définies dans la procédure R2.P.002 commune aux trois Départements Laboratoire </text:span><text:span text:style-name="T87">du Cerema CE</text:span><text:span text:style-name="T86"> disponible sous </text:span><text:span text:style-name="T91">Gedoq, </text:span><text:span text:style-name="T86">ainsi que dans l'annexe DLCF spécifique au COFRAC qui précise pour le </text:span><text:span text:style-name="T87">d</text:span><text:span text:style-name="T86">épartement :</text:span></text:p>
            <text:list xml:id="list142435923932112" text:continue-numbering="true" text:style-name="List_20_1">
              <text:list-item>
                <text:p text:style-name="P110"><text:span text:style-name="T45">la </text:span><text:span text:style-name="T38">liste des Unités Techniques (UT) concernées,</text:span></text:p>
              </text:list-item>
              <text:list-item>
                <text:p text:style-name="P110">la portée d'accréditations,</text:p>
              </text:list-item>
              <text:list-item>
                <text:p text:style-name="P110">la liste des essais,</text:p>
              </text:list-item>
              <text:list-item>
                <text:p text:style-name="Liste_20_Niveau1_20_MRS"><text:span text:style-name="T3">la liste des agents qualifiés p</text:span>ar essais.</text:p>
              </text:list-item>
            </text:list>
            <text:p text:style-name="P4">Chaque programme fait l'objet d'une instruction propre aux essais pour lesquels les unités sont accrédité<text:span text:style-name="T109">e</text:span>s.</text:p>
          </table:table-cell>
        </table:table-row>
      </table:table>
      <table:table table:name="Tableau37" table:style-name="Tableau37">
        <table:table-column table:style-name="Tableau37.A"/>
        <table:table-column table:style-name="Tableau37.B"/>
        <table:table-row>
          <table:table-cell table:style-name="Tableau37.A1" office:value-type="string">
            <text:h text:style-name="P70" text:outline-level="4"><text:bookmark-start text:name="__RefHeading__10870_1770002444"/>Prestations sous accréditation ASCQUER <text:bookmark-end text:name="__RefHeading__10870_1770002444"/></text:h>
          </table:table-cell>
          <table:table-cell table:style-name="Tableau37.B1" office:value-type="string">
            <text:p text:style-name="P4">Le DLCF est sous-traitant de l'ASCQUER, pour laquelle il assure des contrôles de la certification NF des produits de marquage routier (signalisation horizontale) auprès des fournisseurs (prélèvements) ou utilisées par les entreprises (prélèvements sur chantier ou réception de pot acheté). Trois types d'essais sont réalisés sur les peintures pour mesurer :</text:p>
            <text:list xml:id="list142436587168650" text:continue-numbering="true" text:style-name="List_20_1">
              <text:list-item>
                <text:p text:style-name="P106">la masse volumique,</text:p>
              </text:list-item>
              <text:list-item>
                <text:p text:style-name="P106">les extraits secs,</text:p>
              </text:list-item>
              <text:list-item>
                <text:p text:style-name="P106">la teneur en cendres.</text:p>
              </text:list-item>
            </text:list>
            <text:p text:style-name="P4">Le DLCF est évalué tous les trois ans par l'ASCQUER sur la conformité au système qualité à la norme NF EN ISO 17025.</text:p>
          </table:table-cell>
        </table:table-row>
      </table:table>
      <text:p text:style-name="Separateur"/>
      <table:table table:name="Tableau34" table:style-name="Tableau34">
        <table:table-column table:style-name="Tableau34.A"/>
        <table:table-column table:style-name="Tableau34.B"/>
        <table:table-row>
          <table:table-cell table:style-name="Tableau34.A1" office:value-type="string">
            <text:h text:style-name="P88" text:outline-level="3"><text:bookmark-start text:name="__RefHeading__7153_29870612"/>Processus S1 – Compétences<text:bookmark-end text:name="__RefHeading__7153_29870612"/></text:h>
          </table:table-cell>
          <table:table-cell office:value-type="string">
            <text:p text:style-name="P6">Un tableau permet de <text:span text:style-name="T122">tenir</text:span> à jour l’ensemble des qualifications des agents est disponible sur le serveur SANCY du DLCF <text:change text:change-id="ct881214752000"/></text:p>
            <text:p text:style-name="P119">Ce tableau, <text:span text:style-name="T132">mis à jour en comité de direction </text:span>du DLCF, vaut <text:span text:style-name="T133">qualification par</text:span><text:span text:style-name="T85"> </text:span>la Direction du Département.</text:p>
          </table:table-cell>
        </table:table-row>
      </table:table>
      <table:table table:name="Tableau47" table:style-name="Tableau47">
        <table:table-column table:style-name="Tableau47.A"/>
        <table:table-column table:style-name="Tableau47.B"/>
        <table:table-row>
          <table:table-cell table:style-name="Tableau47.A1" office:value-type="string">
            <text:h text:style-name="P72" text:outline-level="4"><text:bookmark-start text:name="__RefHeading__7155_29870612"/>Habilitation des agents<text:bookmark-end text:name="__RefHeading__7155_29870612"/></text:h>
          </table:table-cell>
          <table:table-cell table:style-name="Tableau47.B1" office:value-type="string">
            <text:p text:style-name="P154">Les habilitations spécifiques SST (CACES, habilitations électriques, PSC1) sont suivies dans un tableau spécifique :</text:p>
            <text:p text:style-name="P96"><text:soft-page-break/><text:a xlink:type="simple" xlink:href="file://rhone/SUPPORTS_RESSOURCES/80.Hygiene_securite_environnement/50.Autorisations_Habilitations" text:style-name="Internet_20_link" text:visited-style-name="Visited_20_Internet_20_Link"><text:span text:style-name="T3">\\rhone\SUPPORTS_RESSOURCES\80.Hygiene_securite_environnement\50.Autorisations_Habilitations</text:span></text:a></text:p>
            <text:p text:style-name="P67"/>
          </table:table-cell>
        </table:table-row>
      </table:table>
      <table:table table:name="Tableau48" table:style-name="Tableau48">
        <table:table-column table:style-name="Tableau48.A"/>
        <table:table-column table:style-name="Tableau48.B"/>
        <table:table-row>
          <table:table-cell table:style-name="Tableau48.A1" office:value-type="string">
            <text:h text:style-name="P72" text:outline-level="4"><text:bookmark-start text:name="__RefHeading__7157_29870612"/>Besoins individuels de formation<text:bookmark-end text:name="__RefHeading__7157_29870612"/></text:h>
          </table:table-cell>
          <table:table-cell table:style-name="Tableau48.B1" office:value-type="string">
            <text:p text:style-name="P46">Les besoins de formation sont recensés en début d'année lors de l'entretien professionnel annuel entre l'agent et son supérieur hiérarchique, au cours duquel seront aussi évaluées les formations suivies l'année précédente. <text:span text:style-name="T125">Ce recensement est complété par les éléments fournis par les chefs d’unité sollicités par la direction et partagé en Codir de département.</text:span></text:p>
            <text:p text:style-name="P46">Ces documents permettent d'établir le plan de formation du DLCF.</text:p>
          </table:table-cell>
        </table:table-row>
        <table:table-row>
          <table:table-cell table:style-name="Tableau48.A1" office:value-type="string">
            <text:h text:style-name="P170" text:outline-level="4"><text:bookmark-start text:name="__RefHeading__13405_1001479374"/>Visites médicales<text:bookmark-end text:name="__RefHeading__13405_1001479374"/></text:h>
          </table:table-cell>
          <table:table-cell table:style-name="Tableau48.B1" office:value-type="string">
            <text:p text:style-name="P7">Les agents du DLCF font l'objet d'une surveillance médicale. Le suivi est planifié dans le tableau « Suivi des visites médicales » <text:change text:change-id="ct881214780560"/><text:change-start text:change-id="ct881214744800"/></text:p>
            <text:p text:style-name="P7"><text:a xlink:type="simple" xlink:href="file://ct69-sancy/Dlcf/01.Direction_DLCF/02.Ressources_Humaines/Rdv%20médicaux" text:style-name="Internet_20_link" text:visited-style-name="Visited_20_Internet_20_Link"><text:span text:style-name="T12">\\ct69-sancy\Dlcf\01.Direction_DLCF\02.Ressources_Humaines\Rdv médicaux</text:span></text:a><text:change-end text:change-id="ct881214744800"/><text:change text:change-id="ct881214765680"/></text:p>
          </table:table-cell>
        </table:table-row>
      </table:table>
      <text:p text:style-name="P94"/>
      <table:table table:name="Tableau53" table:style-name="Tableau53">
        <table:table-column table:style-name="Tableau53.A"/>
        <table:table-column table:style-name="Tableau53.B"/>
        <table:table-row>
          <table:table-cell table:style-name="Tableau53.A1" office:value-type="string">
            <text:h text:style-name="P90" text:outline-level="3"><text:bookmark-start text:name="__RefHeading__7159_29870612"/>Processus S2 – Connaissance<text:bookmark-end text:name="__RefHeading__7159_29870612"/></text:h>
          </table:table-cell>
          <table:table-cell table:style-name="Tableau53.B1" office:value-type="string">
            <text:p text:style-name="P46">Le DLCF met en œuvre les recommandations du processus en matière d’organisation et d’utilisation des moyens in<text:span text:style-name="T48">formatiques au profit de la gestion des connaissances.</text:span></text:p>
          </table:table-cell>
        </table:table-row>
      </table:table>
      <table:table table:name="Tableau52" table:style-name="Tableau52">
        <table:table-column table:style-name="Tableau52.A"/>
        <table:table-column table:style-name="Tableau52.B"/>
        <table:table-row>
          <table:table-cell table:style-name="Tableau52.A1" office:value-type="string">
            <text:h text:style-name="P72" text:outline-level="4"><text:bookmark-start text:name="__RefHeading__7161_29870612"/>Plan de classement<text:bookmark-end text:name="__RefHeading__7161_29870612"/></text:h>
          </table:table-cell>
          <table:table-cell table:style-name="Tableau52.B1" office:value-type="string">
            <text:p text:style-name="P6">A ce titre, il a défini un plan de classement mis en œuvre en conformité avec l’instruction <text:span text:style-name="T72">du Cerema </text:span><text:span text:style-name="T71">CE</text:span>. Celui-ci est mis à jour en cas de changement d'organisation après validation en comité de direction DLCF.</text:p>
          </table:table-cell>
        </table:table-row>
      </table:table>
      <table:table table:name="Tableau54" table:style-name="Tableau54">
        <table:table-column table:style-name="Tableau54.A"/>
        <table:table-column table:style-name="Tableau54.B"/>
        <table:table-row>
          <table:table-cell table:style-name="Tableau54.A1" office:value-type="string">
            <text:h text:style-name="P71" text:outline-level="4"><text:bookmark-start text:name="__RefHeading__7163_29870612"/>Archivage <text:bookmark-end text:name="__RefHeading__7163_29870612"/></text:h>
          </table:table-cell>
          <table:table-cell table:style-name="Tableau54.B1" office:value-type="string">
            <text:p text:style-name="P6">L'archivage des affaires du DLCF est réalisé suivant la procédure <text:bookmark-start text:name="P_REF"/>S<text:bookmark-end text:name="P_REF"/>2.P.001 « Archivage des affaires » <text:span text:style-name="T72">du Cerema </text:span><text:span text:style-name="T71">CE</text:span> et l'instruction d'application au sein du DLCF S2.IM.006.</text:p>
          </table:table-cell>
        </table:table-row>
      </table:table>
      <table:table table:name="Tableau55" table:style-name="Tableau55">
        <table:table-column table:style-name="Tableau55.A"/>
        <table:table-column table:style-name="Tableau55.B"/>
        <table:table-row>
          <table:table-cell table:style-name="Tableau55.A1" office:value-type="string">
            <text:h text:style-name="P72" text:outline-level="4"><text:bookmark-start text:name="__RefHeading__7165_29870612"/>Spécificités QSE<text:bookmark-end text:name="__RefHeading__7165_29870612"/></text:h>
          </table:table-cell>
          <table:table-cell table:style-name="Tableau55.B1" office:value-type="string">
            <text:p text:style-name="P139">A partir des activités identifiées lors de la recherche des aspects environnementaux et lors de l'établissement du Document unique, une liste des textes applicables a été établie (Cf. Document « Évaluation de la conformité réglementaire »<text:span text:style-name="T115"> et est tenue à jour :</text:span></text:p>
            <text:p text:style-name="P62"><text:a xlink:type="simple" xlink:href="file://rhone/SUPPORTS_RESSOURCES/80.Hygiene_securite_environnement/10.Veille" text:style-name="Internet_20_link" text:visited-style-name="Visited_20_Internet_20_Link"><text:span text:style-name="T3">\\rhone\SUPPORTS_RESSOURCES\80.Hygiene_securite_environnement\10.Veille</text:span></text:a></text:p>
            <text:p text:style-name="P140">La mise à jour de ce document est faite suivant les dispositions décrites dans la procédure <text:span text:style-name="T72">du Cerema </text:span><text:span text:style-name="T71">CE</text:span> « <text:span text:style-name="T66">Suivi des exigences légales et réglementaires en hygiène et sécurité et en environnement</text:span> » S2.P.001. De plus, une réévaluation périodique des articles est réalisée.</text:p>
          </table:table-cell>
        </table:table-row>
      </table:table>
      <text:p text:style-name="Separateur"/>
      <table:table table:name="Tableau67" table:style-name="Tableau67">
        <table:table-column table:style-name="Tableau67.A"/>
        <table:table-column table:style-name="Tableau67.B"/>
        <table:table-row>
          <table:table-cell table:style-name="Tableau67.A1" office:value-type="string">
            <text:h text:style-name="P91" text:outline-level="3"><text:bookmark-start text:name="__RefHeading__7167_29870612"/>Processus S3 – Achats<text:bookmark-end text:name="__RefHeading__7167_29870612"/></text:h>
          </table:table-cell>
          <table:table-cell office:value-type="string">
            <text:p text:style-name="P46">Une délégation de responsabilité et de signature pour les achats est détaillée dans l’instruction globale de délégations de responsabilité.</text:p>
          </table:table-cell>
        </table:table-row>
      </table:table>
      <table:table table:name="Tableau68" table:style-name="Tableau68">
        <table:table-column table:style-name="Tableau68.A"/>
        <table:table-column table:style-name="Tableau68.B"/>
        <table:table-row>
          <table:table-cell table:style-name="Tableau68.A1" office:value-type="string">
            <text:h text:style-name="P72" text:outline-level="4"><text:bookmark-start text:name="__RefHeading__7169_29870612"/>Carte achat<text:bookmark-end text:name="__RefHeading__7169_29870612"/></text:h>
          </table:table-cell>
          <table:table-cell table:style-name="Tableau68.B1" office:value-type="string">
            <text:p text:style-name="P8">Par ailleurs, certains agents sont autorisés à faire des achats en utilisant la carte achat : <text:span text:style-name="T13">l’assistante comptable</text:span><text:change text:change-id="ct881214715040"/><text:span text:style-name="T13"> </text:span><text:change-start text:change-id="ct881214710000"/><text:span text:style-name="T13">ou </text:span><text:change-end text:change-id="ct881214710000"/><text:span text:style-name="T13">le chef UPAL, </text:span><text:change text:change-id="ct881214722480"/></text:p>
            <text:p text:style-name="P127"><text:span text:style-name="T135">L</text:span>’utilisation de la carte achat se fait dans le respect du règlement interne<text:span text:style-name="T84"> </text:span>relatif à l’utilisation de la carte achat disponible <text:span text:style-name="T135">sous Gedoq</text:span></text:p>
          </table:table-cell>
        </table:table-row>
      </table:table>
      <table:table table:name="Tableau69" table:style-name="Tableau69">
        <table:table-column table:style-name="Tableau69.A"/>
        <table:table-column table:style-name="Tableau69.B"/>
        <table:table-row>
          <table:table-cell table:style-name="Tableau69.A1" office:value-type="string">
            <text:h text:style-name="P72" text:outline-level="4"><text:bookmark-start text:name="__RefHeading__7171_29870612"/>Évaluation des fournisseurs<text:bookmark-end text:name="__RefHeading__7171_29870612"/></text:h>
          </table:table-cell>
          <table:table-cell table:style-name="Tableau69.B1" office:value-type="string">
            <text:p text:style-name="P46">Les fournisseurs sont évalués <text:span text:style-name="T126">en fonction des enjeux </text:span>une fois par an ; à cette fin, le service comptable adresse aux chefs d’unités la liste des fournisseurs auxquels ils ont fait appel pendant l’année afin de recueillir leur avis sur la <text:soft-page-break/>prestation réalisée, éventuellement commenté pour toute insatisfaction.</text:p>
          </table:table-cell>
        </table:table-row>
      </table:table>
      <table:table table:name="Tableau59" table:style-name="Tableau59">
        <table:table-column table:style-name="Tableau59.A"/>
        <table:table-column table:style-name="Tableau59.B"/>
        <table:table-row table:style-name="Tableau59.1">
          <table:table-cell table:style-name="Tableau59.A1" office:value-type="string">
            <text:h text:style-name="P72" text:outline-level="4"><text:bookmark-start text:name="__RefHeading__7173_29870612"/>Achat de produits chimiques dangereux<text:bookmark-end text:name="__RefHeading__7173_29870612"/></text:h>
          </table:table-cell>
          <table:table-cell table:style-name="Tableau59.B1" office:value-type="string">
            <text:p text:style-name="P65">Tout achat de produits chimiques dangereux (comportant au moins un pictogramme de danger) transmis à UPAL pour formalisation de la demande d'achat doit comporter le visa de la correspondante HSE, qui s'assure de :</text:p>
            <text:list xml:id="list142436082892950" text:continue-numbering="true" text:style-name="List_20_1">
              <text:list-item>
                <text:p text:style-name="P108">la présence de produits identiques (ou conformes) dans l'inventaire afin d'éviter les stockages trop importants de produits similaires,</text:p>
              </text:list-item>
              <text:list-item>
                <text:p text:style-name="P108">l'existence d'une filière d'évacuation existante au DLCF (recherche d'une filière complémentaire si nécessaire),</text:p>
              </text:list-item>
              <text:list-item>
                <text:p text:style-name="P108">la disponibilité de la fiche de données sécurité (FDS) et de la fiche technique et étudie les caractéristiques du produit et des dangers liés à son utilisation, stockage. Le cas échéant, il informe le responsable de commande des dangers.</text:p>
              </text:list-item>
              <text:list-item>
                <text:p text:style-name="P108">la mise à jour des enregistrements relatifs au suivi médical (fiche d'exposition aux produits dangereux si nécessaire, inventaire des produits chimiques, copie de la FDS au médecin de prévention).</text:p>
              </text:list-item>
            </text:list>
          </table:table-cell>
        </table:table-row>
      </table:table>
      <table:table table:name="Tableau51" table:style-name="Tableau51">
        <table:table-column table:style-name="Tableau51.A"/>
        <table:table-column table:style-name="Tableau51.B"/>
        <table:table-row>
          <table:table-cell table:style-name="Tableau51.A1" office:value-type="string">
            <text:h text:style-name="P72" text:outline-level="4"><text:bookmark-start text:name="__RefHeading__7175_29870612"/>Intervention de fournisseurs ou sous-traitants <text:bookmark-end text:name="__RefHeading__7175_29870612"/></text:h>
          </table:table-cell>
          <table:table-cell table:style-name="Tableau51.B1" office:value-type="string">
            <text:p text:style-name="P59">Lorsqu'un fournisseur ou sous-traitant intervient dans les locaux du DLCF de manière régulière ou dont l'intervention comporte des risques, il est mis au courant des règles à appliquer et sensibilisé aux risques et aspects environnementaux relatifs à ses activités.</text:p>
            <text:p text:style-name="P59">Des protocoles de sécurité pour le chargement et le déchargement des matériels et des plans de prévention d'information des risques du site sont mis en place pour ces interventions.</text:p>
          </table:table-cell>
        </table:table-row>
      </table:table>
      <text:p text:style-name="Separateur"/>
      <table:table table:name="Tableau70" table:style-name="Tableau70">
        <table:table-column table:style-name="Tableau70.A"/>
        <table:table-column table:style-name="Tableau70.B"/>
        <table:table-row>
          <table:table-cell table:style-name="Tableau70.A1" office:value-type="string">
            <text:h text:style-name="P92" text:outline-level="3"><text:bookmark-start text:name="__RefHeading__7177_29870612"/>Processus S4 – Équipements et logistique<text:bookmark-end text:name="__RefHeading__7177_29870612"/></text:h>
          </table:table-cell>
          <table:table-cell office:value-type="string">
            <text:p text:style-name="P46">Le<text:span text:style-name="T126">s</text:span> chef<text:span text:style-name="T126">s</text:span> d’unité maîtrisent les matériels nécessaires à la réalisation des prestations de l'unité et sont responsables de la gestion des matériels de l'unité (maintenance, métrologie, vérification obligatoire de sécurité).</text:p>
          </table:table-cell>
        </table:table-row>
      </table:table>
      <table:table table:name="Tableau71" table:style-name="Tableau71">
        <table:table-column table:style-name="Tableau71.A"/>
        <table:table-column table:style-name="Tableau71.B"/>
        <table:table-row>
          <table:table-cell table:style-name="Tableau71.A1" office:value-type="string">
            <text:h text:style-name="P72" text:outline-level="4"><text:bookmark-start text:name="__RefHeading__7179_29870612"/>Correspondants matériels<text:bookmark-end text:name="__RefHeading__7179_29870612"/></text:h>
          </table:table-cell>
          <table:table-cell table:style-name="Tableau71.B1" office:value-type="string">
            <text:p text:style-name="P6">A ce titre, il<text:span text:style-name="T98">s</text:span> propose<text:span text:style-name="T98">nt</text:span> à la Direction du DLCF un ou plusieurs « correspondants matériels » qui sont :</text:p>
            <text:list xml:id="list142436573650239" text:continue-numbering="true" text:style-name="List_20_1">
              <text:list-item>
                <text:p text:style-name="P112">les chargés de la maintenance et de l'entretien des matériels,</text:p>
              </text:list-item>
              <text:list-item>
                <text:p text:style-name="P112">les responsables de la tenue des fiches matériels,</text:p>
              </text:list-item>
              <text:list-item>
                <text:p text:style-name="P112">l'interlocuteur de la cellule métrologie.</text:p>
              </text:list-item>
            </text:list>
            <text:p text:style-name="P124">La liste des correspondants matériels est disponible <text:span text:style-name="T113">dans le tableau des qualifications</text:span></text:p>
          </table:table-cell>
        </table:table-row>
      </table:table>
      <table:table table:name="Tableau50" table:style-name="Tableau50">
        <table:table-column table:style-name="Tableau50.A"/>
        <table:table-column table:style-name="Tableau50.B"/>
        <table:table-row>
          <table:table-cell table:style-name="Tableau50.A1" office:value-type="string">
            <text:h text:style-name="P71" text:outline-level="4"><text:bookmark-start text:name="__RefHeading__7181_29870612"/>Métrologie<text:bookmark-end text:name="__RefHeading__7181_29870612"/></text:h>
          </table:table-cell>
          <table:table-cell table:style-name="Tableau50.B1" office:value-type="string">
            <text:p text:style-name="P9"><text:change text:change-id="ct881214718160"/></text:p>
            <text:p text:style-name="P9"><text:change-start text:change-id="ct881214711440"/><text:span text:style-name="T15">Pour l’alimentation de la base de données des contrôles métrologiques GEPI, i</text:span><text:change-end text:change-id="ct881214711440"/><text:change text:change-id="ct881214723680"/>l est donc nécessaire que les correspondants matériels transmettent à la cellule métrologie systématiquement toutes les informations relatives à l'acquisition et au suivi de leurs matériels : validation des caractéristiques des matériels avant l'établissement du bon d'achat, fiches de contrôle, étalonnage, etc.</text:p>
            <text:p text:style-name="P145"/>
            <text:p text:style-name="P129"><text:span text:style-name="T80">En l’absence de responsable métrologue au DLCF</text:span><text:span text:style-name="T74">,</text:span> sa suppléance est assurée <text:soft-page-break/>par le<text:span text:style-name="T14"> </text:span>Département Laboratoire de Lyon (DLL) pour <text:span text:style-name="T14">la validation des essais d’étalonnage réalisés par le technicien métrologue du DLCF</text:span></text:p>
            <text:p text:style-name="P51"/>
          </table:table-cell>
        </table:table-row>
      </table:table>
      <table:table table:name="Tableau39" table:style-name="Tableau39">
        <table:table-column table:style-name="Tableau39.A"/>
        <table:table-column table:style-name="Tableau39.B"/>
        <table:table-row>
          <table:table-cell table:style-name="Tableau39.A1" office:value-type="string">
            <text:h text:style-name="P71" text:outline-level="4"><text:bookmark-start text:name="__RefHeading__7185_29870612"/>Spécificité QSE<text:bookmark-end text:name="__RefHeading__7185_29870612"/></text:h>
          </table:table-cell>
          <table:table-cell table:style-name="Tableau39.B1" office:value-type="string">
            <text:p text:style-name="P50">En cas de réception de visiteurs sur le site du DLCF, chaque agent assurant l’accueil de ces personnes devra veiller à que ses visiteurs disposent des équipements de protection individuelle adaptés aux locaux dans lesquels ils seront autorisés à pénétrer.</text:p>
          </table:table-cell>
        </table:table-row>
      </table:table>
      <text:p text:style-name="P22"/>
      <text:h text:style-name="P10" text:outline-level="1"><text:change text:change-id="ct881214949760"/><text:change text:change-id="ct881214721280"/><text:change text:change-id="ct881214944960"/><text:change text:change-id="ct8813114607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Liberation Sans4" svg:font-family="'Liberation Sans'"/>
    <style:font-face style:name="Mangal1" svg:font-family="Mangal"/>
    <style:font-face style:name="OpenSymbol" svg:font-family="OpenSymbol"/>
    <style:font-face style:name="Segoe UI" svg:font-family="'Segoe UI'" style:font-adornments="Normal"/>
    <style:font-face style:name="Times New Roman1" svg:font-family="'Times New Roman', 'Times New Roman PSMT'" style:font-family-generic="roman"/>
    <style:font-face style:name="Arial3" svg:font-family="Arial" style:font-adornments="Normal" style:font-family-generic="swiss"/>
    <style:font-face style:name="Arial Narrow4" svg:font-family="'Arial Narrow'" style:font-adornments="Gras" style:font-family-generic="swiss"/>
    <style:font-face style:name="Arial Narrow6" svg:font-family="'Arial Narrow'" style:font-adornments="Normal" style:font-family-generic="swiss"/>
    <style:font-face style:name="DaxOT-Medium" svg:font-family="DaxOT-Medium" style:font-family-generic="modern" style:font-pitch="variable"/>
    <style:font-face style:name="DaxOT-Medium1" svg:font-family="DaxOT-Medium" style:font-adornments="Medium" style:font-family-generic="modern" style:font-pitch="variable"/>
    <style:font-face style:name="DaxOT-Regular" svg:font-family="DaxOT-Regular" style:font-family-generic="moder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Gras" svg:font-family="'Arial Gras'" style:font-family-generic="swiss" style:font-pitch="variable"/>
    <style:font-face style:name="Arial Narrow2" svg:font-family="'Arial Narrow'" style:font-family-generic="swiss" style:font-pitch="variable"/>
    <style:font-face style:name="Arial Narrow" svg:font-family="'Arial Narrow'" style:font-adornments="Gras" style:font-family-generic="swiss" style:font-pitch="variable"/>
    <style:font-face style:name="Arial Narrow5" svg:font-family="'Arial Narrow'" style:font-adornments="Gras Italique" style:font-family-generic="swiss" style:font-pitch="variable"/>
    <style:font-face style:name="Arial Narrow3" svg:font-family="'Arial Narrow'" style:font-adornments="Italique" style:font-family-generic="swiss" style:font-pitch="variable"/>
    <style:font-face style:name="Arial Narrow1" svg:font-family="'Arial Narrow'" style:font-adornments="Normal" style:font-family-generic="swiss" style:font-pitch="variable"/>
    <style:font-face style:name="Franklin Gothic ExtraCond" svg:font-family="'Franklin Gothic ExtraCond'"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AA000003DD8C90754A793B4718.png" xlink:type="simple" xlink:show="embed" xlink:actuate="onLoad"/>
    <draw:fill-image draw:name="Bitmap_20_2" draw:display-name="Bitmap 2" xlink:href="Pictures/10000000000002A90000040A0EBD6B0AD33512DA.png" xlink:type="simple" xlink:show="embed" xlink:actuate="onLoad"/>
    <draw:fill-image draw:name="Bitmap_20_3" draw:display-name="Bitmap 3" xlink:href="Pictures/10000000000003FA000002C8BCB417C2DAA67574.png" xlink:type="simple" xlink:show="embed" xlink:actuate="onLoad"/>
    <draw:fill-image draw:name="Bitmap_20_4" draw:display-name="Bitmap 4" xlink:href="Pictures/10000000000003D0000002C50E3C226191029EAE.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list-style-name=""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99ccff"/>
      <style:paragraph-properties fo:margin-left="-0.101cm" fo:margin-right="0cm" fo:margin-top="0.12cm" fo:margin-bottom="0cm" loext:contextual-spacing="false" fo:orphans="0" fo:widows="0" fo:text-indent="0cm" style:auto-text-indent="false" style:page-number="auto" fo:background-color="transparent" style:shadow="none">
        <style:tab-stops/>
      </style:paragraph-properties>
      <style:text-properties fo:color="#000080" style:font-name="Liberation Sans1" fo:font-family="'Liberation Sans'" style:font-style-name="Gras" style:font-family-generic="swiss" style:font-pitch="variable" fo:font-size="11pt" fo:font-weight="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Contents_20_5" style:display-name="Contents 5" style:family="paragraph" style:parent-style-name="Standard" style:next-style-name="Standard" style:class="index">
      <style:paragraph-properties fo:margin-left="1.499cm" fo:margin-right="0cm" fo:margin-top="0cm" fo:margin-bottom="0cm" loext:contextual-spacing="false"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693cm" fo:margin-right="0cm" fo:margin-top="0cm" fo:margin-bottom="0cm" loext:contextual-spacing="false"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54cm" fo:margin-right="0cm" fo:margin-top="0cm" fo:margin-bottom="0cm" loext:contextual-spacing="false"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963cm" fo:margin-right="0cm" fo:margin-top="0cm" fo:margin-bottom="0cm" loext:contextual-spacing="false" fo:text-indent="0cm" style:auto-text-indent="false"/>
      <style:text-properties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_5f_ZPagePrem_5f_Rapports" style:display-name="_ZPagePrem_Rapports" style:family="paragraph" style:master-page-name="">
      <style:paragraph-properties fo:margin-top="0cm" fo:margin-bottom="0.499cm" loext:contextual-spacing="false" fo:text-align="end" style:justify-single-word="false" style:page-number="auto"/>
      <style:text-properties fo:color="#2a9bb5" style:font-name="Arial Narrow" fo:font-family="'Arial Narrow'" style:font-style-name="Gras" style:font-family-generic="swiss" style:font-pitch="variable" fo:font-size="36pt" fo:font-weight="bold" style:font-size-asian="15pt" style:font-weight-asian="bold"/>
    </style:style>
    <style:style style:name="_5f_ZPagePrem_5f_DateRapports" style:display-name="_ZPagePrem_DateRapports" style:family="paragraph">
      <loext:graphic-properties draw:fill="none" draw:fill-color="#99ccff"/>
      <style:paragraph-properties fo:text-align="end" style:justify-single-word="false" fo:background-color="transparent"/>
      <style:text-properties style:use-window-font-color="true" style:font-name="Arial Narrow" fo:font-family="'Arial Narrow'" style:font-style-name="Gras" style:font-family-generic="swiss" style:font-pitch="variable" fo:font-size="18pt" fo:font-style="normal" fo:font-weight="bold" style:font-size-asian="11pt" style:font-style-asian="italic"/>
    </style:style>
    <style:style style:name="_5f_ZPageLogo_5f_Titre_5f_L1" style:display-name="_ZPageLogo_Titre_L1" style:family="paragraph" style:next-style-name="_5f_ZPageLogo_5f_Titre_5f_L2">
      <style:paragraph-properties fo:margin-top="0cm" fo:margin-bottom="0.353cm" loext:contextual-spacing="false" fo:line-height="1.235cm" fo:text-align="center" style:justify-single-word="false"/>
      <style:text-properties fo:color="#333333" style:font-name="Arial Narrow" fo:font-family="'Arial Narrow'" style:font-style-name="Gras" style:font-family-generic="swiss" style:font-pitch="variable" fo:font-size="32pt" fo:font-style="normal" fo:font-weight="bold" style:font-size-asian="31pt" style:font-style-asian="italic" style:font-weight-asian="bold"/>
    </style:style>
    <style:style style:name="_5f_ZPageLogo_5f_Titre_5f_L2" style:display-name="_ZPageLogo_Titre_L2" style:family="paragraph" style:master-page-name="">
      <style:paragraph-properties fo:line-height="0.953cm" fo:text-align="center" style:justify-single-word="false" style:page-number="auto"/>
      <style:text-properties fo:color="#666666" style:text-position="0% 100%" style:font-name="Arial Narrow" fo:font-family="'Arial Narrow'" style:font-style-name="Gras" style:font-family-generic="swiss" style:font-pitch="variable" fo:font-size="24pt" fo:font-style="normal" fo:font-weight="bold" style:font-size-asian="25pt" style:font-style-asian="italic" style:font-weight-asian="bold"/>
    </style:style>
    <style:style style:name="_5f_En_20_Tete" style:display-name="_En Tete" style:family="paragraph">
      <style:paragraph-properties fo:margin-left="0cm" fo:margin-right="0cm" fo:margin-top="0cm" fo:margin-bottom="0cm" loext:contextual-spacing="false" fo:text-align="start" style:justify-single-word="false" fo:text-indent="0cm" style:auto-text-indent="false" fo:padding-left="0.049cm" fo:padding-right="0.049cm" fo:padding-top="0cm" fo:padding-bottom="0.199cm" fo:border-left="none" fo:border-right="none" fo:border-top="none" fo:border-bottom="0.06pt solid #000000" style:shadow="none">
        <style:tab-stops>
          <style:tab-stop style:position="0cm" style:type="center"/>
          <style:tab-stop style:position="16cm" style:type="right"/>
        </style:tab-stops>
      </style:paragraph-properties>
      <style:text-properties style:use-window-font-color="true" style:font-name="Arial Narrow1" fo:font-family="'Arial Narrow'" style:font-style-name="Normal" style:font-family-generic="swiss" style:font-pitch="variable" fo:font-size="9pt" fo:font-weight="normal" style:font-size-asian="7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_5f_ZPageLogo_5f_Date" style:display-name="_ZPageLogo_Date" style:family="paragraph" style:master-page-name="">
      <style:paragraph-properties fo:margin-top="0.499cm" fo:margin-bottom="1.499cm" loext:contextual-spacing="false" fo:text-align="center" style:justify-single-word="false" style:page-number="auto"/>
      <style:text-properties style:font-name="Arial Narrow" fo:font-family="'Arial Narrow'" style:font-style-name="Gras" style:font-family-generic="swiss" style:font-pitch="variable" fo:font-size="26pt" fo:font-weight="bold"/>
    </style:style>
    <style:style style:name="_5f_ZPageInfo_5f_Titre" style:display-name="_ZPageInfo_Titre" style:family="paragraph">
      <style:text-properties style:font-name="Arial Narrow" fo:font-family="'Arial Narrow'" style:font-style-name="Gras" style:font-family-generic="swiss" style:font-pitch="variable"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_5f_Annexe1" style:display-name="_Annexe1" style:family="paragraph" style:next-style-name="_5f_Annexe2">
      <style:paragraph-properties fo:margin-left="7.001cm" fo:margin-right="0cm" fo:margin-top="0cm" fo:margin-bottom="2cm" loext:contextual-spacing="false" fo:text-align="end" style:justify-single-word="false" fo:text-indent="0cm" style:auto-text-indent="false" fo:padding="0cm" fo:border-left="none" fo:border-right="none" fo:border-top="none" fo:border-bottom="4.99pt solid #666666" style:shadow="none"/>
      <style:text-properties fo:color="#808285" style:font-name="Arial Narrow" fo:font-family="'Arial Narrow'" style:font-style-name="Gras" style:font-family-generic="swiss" style:font-pitch="variable" fo:font-size="48pt" fo:font-weight="bold"/>
    </style:style>
    <style:style style:name="_5f_Annexe2" style:display-name="_Annexe2" style:family="paragraph" style:parent-style-name="_5f_Annexe1" style:next-style-name="_5f_Corps_20_de_20_Texte_20_" style:list-style-name="_5f_Annexe" style:master-page-name="">
      <style:paragraph-properties fo:margin-left="0cm" fo:margin-right="0cm" fo:margin-top="0cm" fo:margin-bottom="0.499cm" loext:contextual-spacing="false" fo:text-align="start" style:justify-single-word="false" fo:text-indent="0cm" style:auto-text-indent="false" style:page-number="auto" fo:padding="0cm" fo:border="none"/>
      <style:text-properties style:font-name="Arial1" fo:font-family="Arial" style:font-style-name="Gras" style:font-family-generic="swiss" style:font-pitch="variable" fo:font-size="14pt" fo:font-weight="normal"/>
    </style:style>
    <style:style style:name="Table" style:family="paragraph" style:parent-style-name="Caption" style:class="extra"/>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Standard" style:next-style-name="Index_20_1" style:class="index">
      <style:paragraph-properties fo:margin-top="0.635cm" fo:margin-bottom="0.423cm" loext:contextual-spacing="false" fo:padding="0cm" fo:border-left="none" fo:border-right="none" fo:border-top="0.99pt solid #000000" fo:border-bottom="none"/>
      <style:text-properties fo:font-size="13pt" fo:font-style="italic" fo:font-weight="bold" style:font-size-asian="13pt" style:font-style-asian="italic" style:font-weight-asian="bold"/>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tab-stops>
          <style:tab-stop style:position="7.442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847cm" fo:margin-right="0cm" fo:margin-top="0cm" fo:margin-bottom="0cm" loext:contextual-spacing="false" fo:text-indent="-0.423cm" style:auto-text-indent="false">
        <style:tab-stops>
          <style:tab-stop style:position="7.019cm" style:type="right"/>
        </style:tab-stops>
      </style:paragraph-properties>
      <style:text-properties fo:font-size="9pt" style:font-size-asian="9pt"/>
    </style:style>
    <style:style style:name="Title" style:family="paragraph" style:parent-style-name="Standard" style:next-style-name="Subtitle" style:class="chapter">
      <style:text-properties style:font-name="Franklin Gothic ExtraCond" fo:font-family="'Franklin Gothic ExtraCond'" style:font-family-generic="swiss" style:font-pitch="variable" fo:font-size="40pt" style:font-size-asian="4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Tableau_20_Source" style:display-name="_Tableau Source" style:family="paragraph" style:next-style-name="_5f_Corps_20_de_20_Texte_20_">
      <style:paragraph-properties fo:margin-top="0.101cm" fo:margin-bottom="0cm" loext:contextual-spacing="false"/>
      <style:text-properties style:font-name="Arial Narrow3" fo:font-family="'Arial Narrow'" style:font-style-name="Italique" style:font-family-generic="swiss" style:font-pitch="variable" fo:font-size="8pt" fo:font-style="italic" style:font-size-asian="9pt" style:font-style-asian="italic" style:font-size-complex="9pt" style:font-style-complex="italic"/>
    </style:style>
    <style:style style:name="_5f_Corps_20_de_20_Texte_20_" style:display-name="_Corps de Texte " style:family="paragraph">
      <style:paragraph-properties fo:margin-top="0cm" fo:margin-bottom="0cm" loext:contextual-spacing="false" fo:text-align="justify" style:justify-single-word="false"/>
      <style:text-properties style:font-name="Arial Narrow1" fo:font-family="'Arial Narrow'" style:font-style-name="Normal" style:font-family-generic="swiss" style:font-pitch="variable" fo:font-size="11pt" style:font-size-asian="10pt" style:font-size-complex="10pt"/>
    </style:style>
    <style:style style:name="_5f_Tableau_20_Titre" style:display-name="_Tableau Titre" style:family="paragraph" style:master-page-name="">
      <style:paragraph-properties fo:margin-top="0.42cm" fo:margin-bottom="0.109cm" loext:contextual-spacing="false" fo:text-align="center" style:justify-single-word="false" fo:orphans="2" fo:widows="2" style:page-number="auto"/>
      <style:text-properties style:font-name="Arial Narrow2" fo:font-family="'Arial Narrow'" style:font-family-generic="swiss" style:font-pitch="variable" fo:font-size="12pt" fo:font-style="italic" fo:font-weight="bold"/>
    </style:style>
    <style:style style:name="_5f_Tableau_20_Titre_20_Colonne" style:display-name="_Tableau Titre Colonne" style:family="paragraph" style:master-page-name="">
      <loext:graphic-properties draw:fill="none" draw:fill-color="#99ccff"/>
      <style:paragraph-properties fo:text-align="center" style:justify-single-word="false" style:page-number="auto" fo:background-color="transparent" fo:padding="0cm" fo:border="none" style:shadow="none">
        <style:tab-stops>
          <style:tab-stop style:position="1.826cm"/>
        </style:tab-stops>
      </style:paragraph-properties>
      <style:text-properties fo:color="#ffffff" style:font-name="Arial Narrow4" fo:font-family="'Arial Narrow'" style:font-style-name="Gras" style:font-family-generic="swiss" fo:font-size="11pt" fo:font-weight="bold" fo:background-color="transparent"/>
    </style:style>
    <style:style style:name="_5f_Tableau_20_Texte" style:display-name="_Tableau Texte" style:family="paragraph" style:master-page-name="">
      <style:paragraph-properties fo:margin-left="0.3cm" fo:margin-right="0.3cm" fo:margin-top="0cm" fo:margin-bottom="0cm" loext:contextual-spacing="false" fo:text-indent="0cm" style:auto-text-indent="false" style:page-number="auto"/>
      <style:text-properties style:font-name="Arial Narrow2" fo:font-family="'Arial Narrow'" style:font-family-generic="swiss" style:font-pitch="variable" fo:font-size="10pt" style:font-size-asian="10pt" style:font-size-complex="10pt"/>
    </style:style>
    <style:style style:name="_5f_Tableau_20_Chiffre" style:display-name="_Tableau Chiffre" style:family="paragraph" style:master-page-name="">
      <loext:graphic-properties draw:fill="none" draw:fill-color="#99ccff"/>
      <style:paragraph-properties fo:margin-left="0.3cm" fo:margin-right="0.3cm" fo:margin-top="0cm" fo:margin-bottom="0cm" loext:contextual-spacing="false" fo:text-align="end" style:justify-single-word="false" fo:text-indent="0cm" style:auto-text-indent="false" style:page-number="auto" fo:background-color="transparent" style:shadow="none">
        <style:tab-stops>
          <style:tab-stop style:position="2cm" style:type="char" style:char=","/>
        </style:tab-stops>
      </style:paragraph-properties>
      <style:text-properties style:font-name="Arial Narrow2" fo:font-family="'Arial Narrow'" style:font-family-generic="swiss" style:font-pitch="variable" fo:font-size="10pt"/>
    </style:style>
    <style:style style:name="_5f_Tableau_20_Chiffre_20_Gras" style:display-name="_Tableau Chiffre Gras" style:family="paragraph" style:master-page-name="">
      <style:paragraph-properties fo:margin-left="0.3cm" fo:margin-right="0.3cm" fo:margin-top="0cm" fo:margin-bottom="0cm" loext:contextual-spacing="false" fo:text-align="end" style:justify-single-word="false" fo:text-indent="0cm" style:auto-text-indent="false" style:page-number="auto"/>
      <style:text-properties style:font-name="Arial Narrow" fo:font-family="'Arial Narrow'" style:font-style-name="Gras" style:font-family-generic="swiss" style:font-pitch="variable" fo:font-size="10pt" fo:font-weight="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text-properties style:font-name="Liberation Serif" fo:font-family="'Liberation Serif'" style:font-style-name="Normal" style:font-family-generic="roman" style:font-pitch="variable" fo:font-size="11pt"/>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Standard" style:list-style-name="Numbering_20_1" style:class="list">
      <style:paragraph-properties fo:margin-left="1cm" fo:margin-right="0cm" fo:margin-top="0cm" fo:margin-bottom="0cm" loext:contextual-spacing="false" fo:text-align="start" style:justify-single-word="false" fo:text-indent="0cm" style:auto-text-indent="false"/>
    </style:style>
    <style:style style:name="Numbering_20_2" style:display-name="Numbering 2" style:family="paragraph" style:parent-style-name="Standard" style:list-style-name="Numbering_20_2" style:class="list">
      <style:paragraph-properties fo:margin-left="1.6cm" fo:margin-right="0cm" fo:margin-top="0cm" fo:margin-bottom="0cm" loext:contextual-spacing="false" fo:text-align="start" style:justify-single-word="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align="end" style:justify-single-word="false" fo:text-indent="0cm" style:auto-text-indent="false" text:number-lines="false" text:line-number="0"/>
      <style:text-properties style:font-name="Arial Narrow1" fo:font-family="'Arial Narrow'" style:font-style-name="Normal" style:font-family-generic="swiss" style:font-pitch="variable" fo:font-size="26pt" fo:font-weight="normal" style:font-size-asian="16pt" style:font-weight-asian="bold" style:font-size-complex="16pt" style:font-weight-complex="bold"/>
    </style:style>
    <style:style style:name="User_20_Index_20_1" style:display-name="User Index 1" style:family="paragraph"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Narrow1" fo:font-family="'Arial Narrow'" style:font-style-name="Normal" style:font-family-generic="swiss" style:font-pitch="variable" fo:font-size="14pt" fo:font-weight="normal"/>
    </style:style>
    <style:style style:name="User_20_Index_20_2" style:display-name="User Index 2" style:family="paragraph" style:class="index" style:master-page-name="">
      <style:paragraph-properties fo:margin-left="0.199cm" fo:margin-right="0cm" fo:margin-top="0cm" fo:margin-bottom="0cm" loext:contextual-spacing="false" fo:text-indent="0cm" style:auto-text-indent="false" style:page-number="auto">
        <style:tab-stops>
          <style:tab-stop style:position="16cm" style:type="right"/>
        </style:tab-stops>
      </style:paragraph-properties>
      <style:text-properties style:font-name="Arial Narrow1" fo:font-family="'Arial Narrow'" style:font-style-name="Normal" style:font-family-generic="swiss" style:font-pitch="variable" fo:font-size="12pt" fo:font-weight="normal"/>
    </style:style>
    <style:style style:name="User_20_Index_20_3" style:display-name="User Index 3" style:family="paragraph" style:class="index">
      <style:paragraph-properties fo:margin-left="0.4cm" fo:margin-right="0cm" fo:margin-top="0cm" fo:margin-bottom="0cm" loext:contextual-spacing="false" fo:text-indent="0cm" style:auto-text-indent="false">
        <style:tab-stops>
          <style:tab-stop style:position="16cm" style:type="right"/>
        </style:tab-stops>
      </style:paragraph-properties>
      <style:text-properties style:font-name="Arial Narrow1" fo:font-family="'Arial Narrow'" style:font-style-name="Normal" style:font-family-generic="swiss" style:font-pitch="variable" fo:font-size="10pt"/>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499cm" loext:contextual-spacing="false" fo:text-align="end" style:justify-single-word="false" fo:text-indent="0cm" style:auto-text-indent="false" text:number-lines="false" text:line-number="0">
        <style:tab-stops/>
      </style:paragraph-properties>
      <style:text-properties style:font-name="Arial Narrow" fo:font-family="'Arial Narrow'" style:font-style-name="Gras" style:font-family-generic="swiss" style:font-pitch="variable" fo:font-size="26pt" fo:font-weight="normal" style:font-size-asian="16pt" style:font-weight-asian="bold" style:font-size-complex="16pt" style:font-weight-complex="bold"/>
    </style:style>
    <style:style style:name="_5f_ZPagePrem_5f_PG_20_Titre_20_L1" style:display-name="_ZPagePrem_PG Titre L1" style:family="paragraph" style:next-style-name="_5f_ZPagePrem_5f_PG_20_Titre_20_L2" style:master-page-name="">
      <style:paragraph-properties fo:margin-top="0cm" fo:margin-bottom="0.499cm" loext:contextual-spacing="false" fo:text-align="end" style:justify-single-word="false" fo:orphans="2" fo:widows="2" style:page-number="auto"/>
      <style:text-properties style:use-window-font-color="true" style:font-name="Arial Narrow" fo:font-family="'Arial Narrow'" style:font-style-name="Gras" style:font-family-generic="swiss" style:font-pitch="variable" fo:font-size="32pt" fo:font-weight="bold"/>
    </style:style>
    <style:style style:name="_5f_ZPagePrem_5f_DateRapportsNoir" style:display-name="_ZPagePrem_DateRapportsNoir" style:family="paragraph" style:next-style-name="_5f_Corps_20_de_20_Texte_20_">
      <style:paragraph-properties fo:margin-top="1.499cm" fo:margin-bottom="1.499cm" loext:contextual-spacing="false" fo:text-align="start" style:justify-single-word="false" fo:orphans="2" fo:widows="2"/>
      <style:text-properties style:use-window-font-color="true" style:font-name="Arial Narrow" fo:font-family="'Arial Narrow'" style:font-style-name="Gras" style:font-family-generic="swiss" style:font-pitch="variable" fo:font-size="12pt" fo:font-weight="bold"/>
    </style:style>
    <style:style style:name="_5f_ZPagePrem_5f_PG_20_Titre_20_L2" style:display-name="_ZPagePrem_PG Titre L2" style:family="paragraph" style:master-page-name="">
      <style:paragraph-properties fo:margin-top="0cm" fo:margin-bottom="0cm" loext:contextual-spacing="false" fo:text-align="end" style:justify-single-word="false" style:page-number="auto"/>
      <style:text-properties fo:color="#808285" style:font-name="Arial Narrow" fo:font-family="'Arial Narrow'" style:font-style-name="Gras" style:font-family-generic="swiss" style:font-pitch="variable" fo:font-size="24pt" fo:font-weight="bold"/>
    </style:style>
    <style:style style:name="_5f_Titre_20_Sommaire" style:display-name="_Titre Sommaire" style:family="paragraph" style:next-style-name="_5f_Corps_20_de_20_Texte_20_" style:master-page-name="">
      <style:paragraph-properties fo:margin-top="0cm" fo:margin-bottom="0.499cm" loext:contextual-spacing="false" fo:text-align="center" style:justify-single-word="false" fo:orphans="2" fo:widows="2" style:page-number="auto"/>
      <style:text-properties fo:color="#2a9bb5" style:font-name="Arial Narrow1" fo:font-family="'Arial Narrow'" style:font-style-name="Normal" style:font-family-generic="swiss" style:font-pitch="variable" fo:font-size="26pt"/>
    </style:style>
    <style:style style:name="_5f_Carte_20_Titre" style:display-name="_Carte Titre" style:family="paragraph" style:next-style-name="_5f_Corps_20_de_20_Texte_20_">
      <style:paragraph-properties fo:orphans="2" fo:widows="2" style:shadow="none">
        <style:tab-stops/>
      </style:paragraph-properties>
      <style:text-properties style:font-name="Arial Narrow5" fo:font-family="'Arial Narrow'" style:font-style-name="Gras Italique" style:font-family-generic="swiss" style:font-pitch="variable" fo:font-size="16pt" fo:font-style="italic" fo:font-weight="bold"/>
    </style:style>
    <style:style style:name="_5f_Titre_20_Intercalaire" style:display-name="_Titre Intercalaire" style:family="paragraph" style:next-style-name="_5f_Corps_20_de_20_Texte_20_" style:master-page-name="">
      <style:paragraph-properties fo:text-align="end" style:justify-single-word="false" fo:orphans="2" fo:widows="2" style:page-number="auto"/>
      <style:text-properties style:font-name="Arial Narrow" fo:font-family="'Arial Narrow'" style:font-style-name="Gras" style:font-family-generic="swiss" style:font-pitch="variable" fo:font-size="44pt" fo:font-weight="bold"/>
    </style:style>
    <style:style style:name="_5f_Pavé_20_Titre" style:display-name="_Pavé Titre" style:family="paragraph">
      <style:paragraph-properties fo:margin-top="0cm" fo:margin-bottom="0.139cm" loext:contextual-spacing="false"/>
      <style:text-properties style:font-name="Arial Narrow6" fo:font-family="'Arial Narrow'" style:font-style-name="Normal" style:font-family-generic="swiss" fo:font-size="10pt"/>
    </style:style>
    <style:style style:name="_5f_Pavé_20_Texte" style:display-name="_Pavé Texte" style:family="paragraph">
      <style:paragraph-properties fo:margin-top="0cm" fo:margin-bottom="0.071cm" loext:contextual-spacing="false" style:shadow="none"/>
      <style:text-properties style:font-name="Arial Narrow6" fo:font-family="'Arial Narrow'" style:font-style-name="Normal" style:font-family-generic="swiss" fo:font-size="9pt"/>
    </style:style>
    <style:style style:name="_5f_Tableau_20_Texte_20_Gras" style:display-name="_Tableau Texte Gras" style:family="paragraph" style:master-page-name="">
      <style:paragraph-properties fo:margin-left="0.3cm" fo:margin-right="0.3cm" fo:margin-top="0cm" fo:margin-bottom="0cm" loext:contextual-spacing="false" fo:text-indent="0cm" style:auto-text-indent="false" style:page-number="auto"/>
      <style:text-properties style:font-name="Arial Narrow" fo:font-family="'Arial Narrow'" style:font-style-name="Gras" style:font-family-generic="swiss" style:font-pitch="variable" fo:font-size="10pt" fo:font-weight="bold"/>
    </style:style>
    <style:style style:name="_5f_Pavé_20_Puce1" style:display-name="_Pavé Puce1" style:family="paragraph" style:list-style-name="List_20_1">
      <style:paragraph-properties fo:margin-left="0cm" fo:margin-right="0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9pt"/>
    </style:style>
    <style:style style:name="_5f_Pavé_20_Puce2" style:display-name="_Pavé Puce2" style:family="paragraph" style:list-style-name="List_20_2" style:master-page-name="">
      <style:paragraph-properties fo:margin-left="0.499cm" fo:margin-right="0cm" fo:margin-top="0cm" fo:margin-bottom="0cm" loext:contextual-spacing="false" fo:text-indent="0cm" style:auto-text-indent="false" style:page-number="auto">
        <style:tab-stops>
          <style:tab-stop style:position="0.45cm"/>
        </style:tab-stops>
      </style:paragraph-properties>
      <style:text-properties style:font-name="Arial Narrow1" fo:font-family="'Arial Narrow'" style:font-style-name="Normal" style:font-family-generic="swiss" style:font-pitch="variable" fo:font-size="9pt"/>
    </style:style>
    <style:style style:name="_5f_Illustration_20_Titre" style:display-name="_Illustration Titre" style:family="paragraph" style:master-page-name="">
      <style:paragraph-properties fo:margin-top="0.049cm" fo:margin-bottom="0.049cm" loext:contextual-spacing="false" fo:orphans="2" fo:widows="2" style:page-number="auto"/>
      <style:text-properties style:font-name="Arial Narrow5" fo:font-family="'Arial Narrow'" style:font-style-name="Gras Italique"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_5f_Titre_5f_1SN" style:display-name="_Titre_1SN" style:family="paragraph" style:next-style-name="_5f_Corps_20_de_20_Texte_20_" style:master-page-name="">
      <style:paragraph-properties fo:margin-top="0.499cm" fo:margin-bottom="0.4cm" loext:contextual-spacing="false" style:page-number="auto"/>
      <style:text-properties style:font-name="Arial Narrow" fo:font-family="'Arial Narrow'" style:font-style-name="Gras" style:font-family-generic="swiss" style:font-pitch="variable" fo:font-size="19pt" fo:font-weight="bold"/>
    </style:style>
    <style:style style:name="_5f_Photo_20_Légende" style:display-name="_Photo Légende" style:family="paragraph" style:next-style-name="_5f_Corps_20_de_20_Texte_20_" style:master-page-name="">
      <style:paragraph-properties style:page-number="auto"/>
      <style:text-properties style:font-name="Arial Narrow3" fo:font-family="'Arial Narrow'" style:font-style-name="Italique" style:font-family-generic="swiss" style:font-pitch="variable" fo:font-size="9pt" fo:font-style="italic"/>
    </style:style>
    <style:style style:name="_5f_Puce_20_ronde" style:display-name="_Puce ronde" style:family="paragraph" style:parent-style-name="List_20_1" style:list-style-name="List_20_1">
      <style:paragraph-properties fo:margin-left="0cm" fo:margin-right="0cm" fo:margin-top="0cm" fo:margin-bottom="0cm" loext:contextual-spacing="false" fo:text-indent="0cm" style:auto-text-indent="false"/>
      <style:text-properties style:font-name="Arial Narrow1" fo:font-family="'Arial Narrow'" style:font-style-name="Normal" style:font-family-generic="swiss" style:font-pitch="variable" fo:font-size="11pt" style:font-size-asian="11pt" style:font-size-complex="11pt"/>
    </style:style>
    <style:style style:name="_5f_Puce_20_tiret" style:display-name="_Puce tiret" style:family="paragraph" style:parent-style-name="List_20_2" style:list-style-name="List_20_2">
      <style:paragraph-properties fo:margin-left="0.499cm" fo:margin-right="0cm" fo:margin-top="0cm" fo:margin-bottom="0cm" loext:contextual-spacing="false" fo:text-indent="0cm" style:auto-text-indent="false"/>
      <style:text-properties style:font-name="Arial Narrow1" fo:font-family="'Arial Narrow'" style:font-style-name="Normal" style:font-family-generic="swiss" style:font-pitch="variable" fo:font-size="11pt"/>
    </style:style>
    <style:style style:name="_5f_Puce_20_numérotée_20_1" style:display-name="_Puce numérotée 1" style:family="paragraph" style:parent-style-name="Numbering_20_1" style:master-page-name="">
      <style:paragraph-properties style:page-number="auto"/>
      <style:text-properties style:font-name="Arial Narrow1" fo:font-family="'Arial Narrow'" style:font-style-name="Normal" style:font-family-generic="swiss" style:font-pitch="variable" fo:font-size="11pt"/>
    </style:style>
    <style:style style:name="_5f_Puce_20_numérotée_20_2" style:display-name="_Puce numérotée 2" style:family="paragraph" style:parent-style-name="Numbering_20_2">
      <style:text-properties style:font-name="Arial Narrow1" fo:font-family="'Arial Narrow'" style:font-style-name="Normal" style:font-family-generic="swiss" style:font-pitch="variable" fo:font-size="11pt"/>
    </style:style>
    <style:style style:name="_5f_Photo_20_Source" style:display-name="_Photo Source" style:family="paragraph">
      <style:paragraph-properties fo:text-align="end" style:justify-single-word="false"/>
      <style:text-properties style:font-name="Arial Narrow1" fo:font-family="'Arial Narrow'" style:font-style-name="Normal" style:font-family-generic="swiss" style:font-pitch="variable" fo:font-size="6pt" style:text-rotation-angle="90" style:text-rotation-scale="line-height"/>
    </style:style>
    <style:style style:name="_5f_Illustration_20_Source" style:display-name="_Illustration Source" style:family="paragraph">
      <style:paragraph-properties fo:margin-top="0.049cm" fo:margin-bottom="0.049cm" loext:contextual-spacing="false"/>
      <style:text-properties style:font-name="Arial Narrow3" fo:font-family="'Arial Narrow'" style:font-style-name="Italique" style:font-family-generic="swiss" style:font-pitch="variable" fo:font-size="9pt" fo:font-style="italic"/>
    </style:style>
    <style:style style:name="_5f_Tableau_20_Texte_20_Bleu" style:display-name="_Tableau Texte Bleu" style:family="paragraph">
      <style:paragraph-properties fo:margin-left="0.3cm" fo:margin-right="0.3cm" fo:margin-top="0cm" fo:margin-bottom="0cm" loext:contextual-spacing="false" fo:text-indent="0cm" style:auto-text-indent="false"/>
      <style:text-properties fo:color="#0047ff" style:font-name="Arial Narrow2" fo:font-family="'Arial Narrow'" style:font-family-generic="swiss" style:font-pitch="variable" fo:font-size="10pt" style:font-size-asian="10pt" style:font-size-complex="10pt"/>
    </style:style>
    <style:style style:name="_5f_PG_20_Numéro_20_de_20_Référence" style:display-name="_PG Numéro de Référence" style:family="paragraph">
      <style:paragraph-properties fo:text-align="center" style:justify-single-word="false"/>
      <style:text-properties style:font-name="Arial Narrow1" fo:font-family="'Arial Narrow'" style:font-style-name="Normal" style:font-family-generic="swiss" style:font-pitch="variable" fo:font-size="11pt"/>
    </style:style>
    <style:style style:name="_5f_Pied_20_de_20_Page" style:display-name="_Pied de Page" style:family="paragraph">
      <style:paragraph-properties fo:text-align="center" style:justify-single-word="false" fo:padding-left="0cm" fo:padding-right="0cm" fo:padding-top="0.199cm" fo:padding-bottom="0cm" fo:border-left="none" fo:border-right="none" fo:border-top="0.06pt solid #000000" fo:border-bottom="none" style:shadow="none">
        <style:tab-stops/>
      </style:paragraph-properties>
      <style:text-properties style:font-name="Arial Narrow3" fo:font-family="'Arial Narrow'" style:font-style-name="Italique" style:font-family-generic="swiss" style:font-pitch="variable" fo:font-size="9pt" fo:font-style="normal"/>
    </style:style>
    <style:style style:name="_5f_ZTableIllustrations_5f_Titre" style:display-name="_ZTableIllustrations_Titre" style:family="paragraph" style:parent-style-name="_5f_Titre_20_Sommaire">
      <style:paragraph-properties fo:text-align="center" style:justify-single-word="false" fo:orphans="0" fo:widows="0" fo:keep-with-next="auto"/>
    </style:style>
    <style:style style:name="_5f_ZTableIllustrations_5f_Index_20_1" style:display-name="_ZTableIllustrations_Index 1" style:family="paragraph" style:auto-update="true">
      <loext:graphic-properties draw:fill="none" draw:fill-color="#99ccff"/>
      <style:paragraph-properties fo:margin-left="0cm" fo:margin-right="0cm" fo:margin-top="0cm" fo:margin-bottom="0cm" loext:contextual-spacing="false" fo:text-indent="0cm" style:auto-text-indent="false" fo:background-color="transparent">
        <style:tab-stops>
          <style:tab-stop style:position="16.002cm" style:type="right" style:leader-style="dotted" style:leader-text="."/>
        </style:tab-stops>
      </style:paragraph-properties>
      <style:text-properties fo:color="#000080" style:font-name="Arial Narrow1" fo:font-family="'Arial Narrow'" style:font-style-name="Normal" style:font-family-generic="swiss" style:font-pitch="variable" fo:font-size="10pt"/>
    </style:style>
    <style:style style:name="_5f_ZTableIllustrations_5f_Index_20_3" style:display-name="_ZTableIllustrations_Index 3" style:family="paragraph" style:auto-update="true">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800000" style:font-name="Arial Narrow1" fo:font-family="'Arial Narrow'" style:font-style-name="Normal" style:font-family-generic="swiss" style:font-pitch="variable" fo:font-size="10pt"/>
    </style:style>
    <style:style style:name="_5f_ZTableIllustrations_5f_Index_20_2" style:display-name="_ZTableIllustrations_Index 2" style:family="paragraph" style:auto-update="true" style:master-page-name="">
      <style:paragraph-properties fo:margin-left="0cm" fo:margin-right="0cm" fo:margin-top="0cm" fo:margin-bottom="0cm" loext:contextual-spacing="false" fo:text-indent="0cm" style:auto-text-indent="false" style:page-number="auto">
        <style:tab-stops>
          <style:tab-stop style:position="16cm" style:type="right" style:leader-style="dotted" style:leader-text="."/>
        </style:tab-stops>
      </style:paragraph-properties>
      <style:text-properties fo:color="#008000" style:font-name="Arial Narrow1" fo:font-family="'Arial Narrow'" style:font-style-name="Normal" style:font-family-generic="swiss" style:font-pitch="variable" fo:font-size="10pt"/>
    </style:style>
    <style:style style:name="_5f_Titre_5f_1" style:display-name="_Titre_1" style:family="paragraph" style:next-style-name="_5f_Corps_20_de_20_Texte_20_" style:auto-update="true">
      <style:paragraph-properties fo:margin-left="0.9cm" fo:margin-right="0cm" fo:margin-top="0.499cm" fo:margin-bottom="0.4cm" loext:contextual-spacing="false" fo:text-indent="-0.9cm" style:auto-text-indent="false">
        <style:tab-stops/>
      </style:paragraph-properties>
      <style:text-properties style:font-name="Arial Narrow" fo:font-family="'Arial Narrow'" style:font-style-name="Gras" style:font-family-generic="swiss" style:font-pitch="variable" fo:font-size="19pt" fo:font-weight="bold"/>
    </style:style>
    <style:style style:name="_5f_Titre_5f_2" style:display-name="_Titre_2" style:family="paragraph" style:next-style-name="_5f_Corps_20_de_20_Texte_20_">
      <style:paragraph-properties fo:margin-left="1.101cm" fo:margin-right="0cm" fo:margin-top="0.499cm" fo:margin-bottom="0.4cm" loext:contextual-spacing="false" fo:text-indent="-1.101cm" style:auto-text-indent="false">
        <style:tab-stops/>
      </style:paragraph-properties>
      <style:text-properties style:font-name="Arial Narrow" fo:font-family="'Arial Narrow'" style:font-style-name="Gras" style:font-family-generic="swiss" style:font-pitch="variable" fo:font-size="17pt" fo:font-weight="bold"/>
    </style:style>
    <style:style style:name="_5f_Titre_5f_3" style:display-name="_Titre_3" style:family="paragraph" style:next-style-name="_5f_Corps_20_de_20_Texte_20_" style:auto-update="true">
      <style:paragraph-properties fo:margin-left="1.401cm" fo:margin-right="0cm" fo:margin-top="0.499cm" fo:margin-bottom="0.4cm" loext:contextual-spacing="false" fo:text-align="start" style:justify-single-word="false" fo:text-indent="-1.401cm" style:auto-text-indent="false">
        <style:tab-stops/>
      </style:paragraph-properties>
      <style:text-properties style:font-name="Arial Narrow" fo:font-family="'Arial Narrow'" style:font-style-name="Gras" style:font-family-generic="swiss" style:font-pitch="variable" fo:font-size="15pt" fo:font-weight="bold"/>
    </style:style>
    <style:style style:name="_5f_Titre_5f_4" style:display-name="_Titre_4" style:family="paragraph" style:next-style-name="_5f_Corps_20_de_20_Texte_20_" style:auto-update="true" style:master-page-name="">
      <style:paragraph-properties fo:margin-top="0.499cm" fo:margin-bottom="0.4cm" loext:contextual-spacing="false" style:page-number="auto"/>
      <style:text-properties style:font-name="Arial Narrow" fo:font-family="'Arial Narrow'" style:font-style-name="Gras" style:font-family-generic="swiss" style:font-pitch="variable" fo:font-size="13pt" fo:font-weight="bold"/>
    </style:style>
    <style:style style:name="_5f_TM_20_1" style:display-name="_TM 1" style:family="paragraph" style:auto-update="true" style:master-page-name="">
      <style:paragraph-properties fo:margin-top="0.199cm" fo:margin-bottom="0.199cm" loext:contextual-spacing="false" style:page-number="auto">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4pt" fo:font-weight="bold"/>
    </style:style>
    <style:style style:name="_5f_TM_20_2" style:display-name="_TM 2" style:family="paragraph" style:auto-update="true">
      <style:paragraph-properties fo:margin-left="0.6cm" fo:margin-right="0cm" fo:margin-top="0.101cm" fo:margin-bottom="0.199cm" loext:contextual-spacing="false" fo:text-indent="0cm" style:auto-text-indent="false">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2pt" fo:font-weight="normal"/>
    </style:style>
    <style:style style:name="_5f_TM_20_3" style:display-name="_TM 3" style:family="paragraph" style:auto-update="true" style:master-page-name="">
      <style:paragraph-properties fo:margin-left="1cm" fo:margin-right="0cm" fo:margin-top="0cm" fo:margin-bottom="0cm" loext:contextual-spacing="false" fo:text-align="start" style:justify-single-word="false" fo:text-indent="0cm" style:auto-text-indent="false" style:page-number="auto">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10pt"/>
    </style:style>
    <style:style style:name="_5f_TM_20_4" style:display-name="_TM 4" style:family="paragraph" style:auto-update="true" style:master-page-name="">
      <loext:graphic-properties draw:fill="none" draw:fill-color="#99ccff"/>
      <style:paragraph-properties fo:margin-left="1.499cm" fo:margin-right="0cm" fo:margin-top="0.101cm" fo:margin-bottom="0cm" loext:contextual-spacing="false" fo:text-align="start" style:justify-single-word="false" fo:text-indent="0cm" style:auto-text-indent="false" style:page-number="auto" fo:background-color="transparent">
        <style:tab-stops>
          <style:tab-stop style:position="16cm" style:type="right" style:leader-style="dotted" style:leader-text="."/>
        </style:tab-stops>
      </style:paragraph-properties>
      <style:text-properties style:font-name="Arial Narrow1" fo:font-family="'Arial Narrow'" style:font-style-name="Normal" style:font-family-generic="swiss" style:font-pitch="variable" fo:font-size="9pt"/>
    </style:style>
    <style:style style:name="_5f_Carte_20_Nom_20_Produit" style:display-name="_Carte Nom Produit" style:family="paragraph">
      <style:paragraph-properties fo:text-align="end" style:justify-single-word="false"/>
      <style:text-properties style:font-name="Arial Narrow1" fo:font-family="'Arial Narrow'" style:font-style-name="Normal" style:font-family-generic="swiss" style:font-pitch="variable" fo:font-size="11pt"/>
    </style:style>
    <style:style style:name="_5f_Titre_20_Glossaire" style:display-name="_Titre Glossaire" style:family="paragraph" style:parent-style-name="_5f_Titre_20_Sommaire"/>
    <style:style style:name="_5f_Titre_20_Contrôle" style:display-name="_Titre Contrôle" style:family="paragraph">
      <style:paragraph-properties fo:text-align="end" style:justify-single-word="false"/>
      <style:text-properties style:font-name="Arial Narrow1" fo:font-family="'Arial Narrow'" style:font-style-name="Normal" style:font-family-generic="swiss" style:font-pitch="variable" fo:font-size="26pt"/>
    </style:style>
    <style:style style:name="_5f_Pied_5f_Photo" style:display-name="_Pied_Photo" style:family="paragraph">
      <loext:graphic-properties draw:fill="none" draw:fill-color="#99ccff"/>
      <style:paragraph-properties fo:background-color="transparent"/>
      <style:text-properties style:font-name="Arial Narrow1" fo:font-family="'Arial Narrow'" style:font-style-name="Normal" style:font-family-generic="swiss" style:font-pitch="variable" fo:font-size="5pt"/>
    </style:style>
    <style:style style:name="_5f_Tableau_20_Puce_20_ronde" style:display-name="_Tableau Puce ronde" style:family="paragraph" style:list-style-name="List_20_1">
      <style:paragraph-properties fo:margin-left="0.3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tiret" style:display-name="_Tableau Puce tiret" style:family="paragraph" style:list-style-name="List_20_2">
      <style:paragraph-properties fo:margin-left="0.801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numérotée_20_1" style:display-name="_Tableau Puce numérotée 1" style:family="paragraph" style:list-style-name="Numbering_20_1">
      <style:paragraph-properties fo:margin-left="1.3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Tableau_20_Puce_20_numérotée_20_2" style:display-name="_Tableau Puce numérotée 2" style:family="paragraph" style:list-style-name="Numbering_20_2">
      <style:paragraph-properties fo:margin-left="1.9cm" fo:margin-right="0.3cm" fo:margin-top="0cm" fo:margin-bottom="0cm" loext:contextual-spacing="false" fo:text-indent="0cm" style:auto-text-indent="false">
        <style:tab-stops/>
      </style:paragraph-properties>
      <style:text-properties style:font-name="Arial Narrow1" fo:font-family="'Arial Narrow'" style:font-style-name="Normal" style:font-family-generic="swiss" style:font-pitch="variable" fo:font-size="10pt" style:font-size-asian="10pt" style:font-size-complex="10pt"/>
    </style:style>
    <style:style style:name="_5f_Signature" style:display-name="_Signature" style:family="paragraph" style:parent-style-name="_5f_Tableau_20_Texte" style:next-style-name="_5f_Corps_20_de_20_Texte_20_">
      <style:paragraph-properties fo:margin-left="0cm" fo:margin-right="0.3cm" fo:margin-top="0cm" fo:margin-bottom="0cm" loext:contextual-spacing="false" fo:text-align="center" style:justify-single-word="false" fo:text-indent="0cm" style:auto-text-indent="false"/>
      <style:text-properties fo:font-size="11pt"/>
    </style:style>
    <style:style style:name="_5f_Texte_5f_Misenvaleur" style:display-name="_Texte_Misenvaleur" style:family="paragraph" style:next-style-name="_5f_Corps_20_de_20_Texte_20_">
      <style:paragraph-properties fo:margin-left="0cm" fo:margin-right="0cm" fo:margin-top="0.101cm" fo:margin-bottom="0.101cm" loext:contextual-spacing="false" fo:text-align="justify" style:justify-single-word="false" fo:text-indent="0cm" style:auto-text-indent="false" fo:padding-left="0.199cm" fo:padding-right="0cm" fo:padding-top="0cm" fo:padding-bottom="0cm" fo:border-left="4.99pt solid #c0c0c0" fo:border-right="none" fo:border-top="none" fo:border-bottom="none" style:shadow="none"/>
      <style:text-properties style:font-name="Arial Narrow1" fo:font-family="'Arial Narrow'" style:font-style-name="Normal" style:font-family-generic="swiss" style:font-pitch="variable" fo:font-size="11pt"/>
    </style:style>
    <style:style style:name="_5f_ZPageDerniere_5f_AdresseDter" style:display-name="_ZPageDerniere_AdresseDter" style:family="paragraph" style:parent-style-name="Standard">
      <style:paragraph-properties fo:margin-left="2cm" fo:margin-right="0cm" fo:margin-top="0cm" fo:margin-bottom="0cm" loext:contextual-spacing="false" fo:line-height="100%" fo:text-align="start" style:justify-single-word="false" fo:text-indent="0cm" style:auto-text-indent="false">
        <style:tab-stops>
          <style:tab-stop style:position="5.001cm" style:type="right"/>
        </style:tab-stops>
      </style:paragraph-properties>
      <style:text-properties fo:font-size="7pt" fo:font-weight="bold"/>
    </style:style>
    <style:style style:name="_5f_ZPageDerniere_5f_AdresseDepartement" style:display-name="_ZPageDerniere_AdresseDepartement" style:family="paragraph" style:parent-style-name="_5f_ZPageDerniere_5f_AdresseDter">
      <style:text-properties fo:font-size="7pt" fo:font-weight="normal"/>
    </style:style>
    <style:style style:name="_5f_ZPagePrem_5f_Site_5f_Web" style:display-name="_ZPagePrem_Site_Web" style:family="paragraph" style:parent-style-name="Standard">
      <style:text-properties fo:font-size="7.5pt" fo:font-style="italic"/>
    </style:style>
    <style:style style:name="_5f_ZPageLogo_5f_TexteLogoIso" style:display-name="_ZPageLogo_TexteLogoIso" style:family="paragraph">
      <style:text-properties fo:color="#4c4c4c" style:font-name="Arial Narrow1" fo:font-family="'Arial Narrow'" style:font-style-name="Normal" style:font-family-generic="swiss" style:font-pitch="variable" fo:font-size="10pt" fo:font-weight="bold"/>
    </style:style>
    <style:style style:name="_5f_ZPageLogo_5f_NomDepDter" style:display-name="_ZPageLogo_NomDepDter" style:family="paragraph" style:parent-style-name="_5f_Tableau_20_Chiffre">
      <style:paragraph-properties fo:text-align="center" style:justify-single-word="false"/>
      <style:text-properties fo:font-size="12pt" fo:font-weight="bold"/>
    </style:style>
    <style:style style:name="_5f_ZPageLogo_5f_AdresseDter" style:display-name="_ZPageLogo_AdresseDter" style:family="paragraph">
      <style:paragraph-properties fo:text-align="center" style:justify-single-word="false"/>
      <style:text-properties style:font-name="Arial Narrow1" fo:font-family="'Arial Narrow'" style:font-style-name="Normal" style:font-family-generic="swiss" style:font-pitch="variable" fo:font-size="11pt"/>
    </style:style>
    <style:style style:name="_5f_ZPagePrem_5f_NomDirection" style:display-name="_ZPagePrem_NomDirection" style:family="paragraph" style:master-page-name="">
      <style:paragraph-properties fo:line-height="0.39cm" fo:text-align="start" style:justify-single-word="false" style:page-number="auto"/>
      <style:text-properties fo:color="#ffffff" style:font-name="Liberation Sans" fo:font-family="'Liberation Sans'" style:font-style-name="Normal" style:font-family-generic="swiss" style:font-pitch="variable" fo:font-size="12pt" fo:font-style="italic" style:font-size-asian="7.5pt"/>
    </style:style>
    <style:style style:name="_5f_ZPagePrem_5f_NomDept" style:display-name="_ZPagePrem_NomDept" style:family="paragraph">
      <style:text-properties fo:font-size="9pt" fo:language="fr" fo:country="FR" fo:font-weight="normal" style:language-complex="ar" style:country-complex="SA"/>
    </style:style>
    <style:style style:name="_5f_Corps_20_de_20_Texte_20_MiseEnValeur" style:display-name="_Corps de Texte MiseEnValeur" style:family="paragraph" style:parent-style-name="_5f_Corps_20_de_20_Texte_20_" style:next-style-name="_5f_Corps_20_de_20_Texte_20_">
      <style:paragraph-properties fo:padding-left="0.3cm" fo:padding-right="0cm" fo:padding-top="0cm" fo:padding-bottom="0cm" fo:border-left="4.99pt solid #c0c0c0" fo:border-right="none" fo:border-top="none" fo:border-bottom="none" style:shadow="none"/>
    </style:style>
    <style:style style:name="_5f_PaveTitre" style:display-name="_PaveTitre" style:family="paragraph">
      <style:paragraph-properties fo:margin-top="0cm" fo:margin-bottom="0.139cm" loext:contextual-spacing="false"/>
      <style:text-properties style:font-name="Arial Narrow6" fo:font-family="'Arial Narrow'" style:font-style-name="Normal" style:font-family-generic="swiss" fo:font-size="10pt"/>
    </style:style>
    <style:style style:name="_5f_PaveTexte" style:display-name="_PaveTexte" style:family="paragraph">
      <style:paragraph-properties fo:margin-top="0cm" fo:margin-bottom="0.071cm" loext:contextual-spacing="false"/>
      <style:text-properties style:font-name="Arial Narrow6" fo:font-family="'Arial Narrow'" style:font-style-name="Normal" style:font-family-generic="swiss" fo:font-size="9pt"/>
    </style:style>
    <style:style style:name="_5f_Titre_20_Chapitre" style:display-name="_Titre Chapitre" style:family="paragraph" style:next-style-name="_5f_Corps_20_de_20_Texte_20_" style:default-outline-level="1" style:class="text" style:master-page-name="">
      <style:paragraph-properties fo:text-align="end" style:justify-single-word="false" fo:orphans="2" fo:widows="2" style:page-number="auto"/>
      <style:text-properties fo:color="#808285" style:font-name="Arial2" fo:font-family="Arial" style:font-style-name="Normal" style:font-family-generic="swiss" style:font-pitch="variable" fo:font-size="46pt" fo:font-weight="bold"/>
    </style:style>
    <style:style style:name="_5f_Tableau_20_Titre_20_" style:display-name="_Tableau Titre " style:family="paragraph">
      <style:paragraph-properties fo:text-align="center" style:justify-single-word="false"/>
      <style:text-properties style:font-name="Arial Narrow1" fo:font-family="'Arial Narrow'" style:font-style-name="Normal" style:font-family-generic="swiss" style:font-pitch="variable" fo:font-size="12pt" fo:font-style="italic" fo:font-weight="bold" style:font-size-asian="10.5pt"/>
    </style:style>
    <style:style style:name="_5f_ZPageLogo_5f_Courriel" style:display-name="_ZPageLogo_Courriel" style:family="paragraph" style:parent-style-name="_5f_ZPageLogo_5f_AdresseDter">
      <style:paragraph-properties fo:text-align="center" style:justify-single-word="false"/>
      <style:text-properties fo:font-size="10pt" style:font-size-asian="10pt" style:font-size-complex="10pt"/>
    </style:style>
    <style:style style:name="_5f_ZPageLogo_5f_NomPCI" style:display-name="_ZPageLogo_NomPCI" style:family="paragraph" style:parent-style-name="Table_20_Contents">
      <style:paragraph-properties fo:text-align="center" style:justify-single-word="false"/>
      <style:text-properties fo:color="#0066cc" fo:font-weight="bold" style:font-weight-asian="bold" style:font-weight-complex="bold"/>
    </style:style>
    <style:style style:name="_5f_Nom_5f_DTer" style:display-name="_Nom_DTer" style:family="paragraph" style:parent-style-name="Standard">
      <style:paragraph-properties style:snap-to-layout-grid="false"/>
      <style:text-properties fo:color="#808285" style:font-name="DaxOT-Regular" fo:font-family="DaxOT-Regular" style:font-family-generic="modern" style:font-pitch="variable" fo:font-size="14pt" style:font-size-asian="12pt" style:font-size-complex="12pt"/>
    </style:style>
    <style:style style:name="_5f_ZPageDerniere_5f_Cerema" style:display-name="_ZPageDerniere_Cerema" style:family="paragraph" style:parent-style-name="_5f_Nom_5f_DTer">
      <style:paragraph-properties fo:margin-top="0cm" fo:margin-bottom="0cm" loext:contextual-spacing="false" style:snap-to-layout-grid="false"/>
      <style:text-properties style:font-name="DaxOT-Medium" fo:font-family="DaxOT-Medium" style:font-family-generic="modern" style:font-pitch="variable" fo:font-size="8pt" fo:font-weight="normal" style:font-name-complex="DaxOT-Medium" style:font-family-complex="DaxOT-Medium" style:font-family-generic-complex="modern" style:font-pitch-complex="variable" style:font-weight-complex="normal"/>
    </style:style>
    <style:style style:name="_5f_Styles_5f_CETE" style:display-name="_Styles_CETE" style:family="paragraph" style:master-page-name="">
      <style:paragraph-properties fo:orphans="3" fo:widows="3" style:page-number="auto" fo:keep-with-next="always"/>
      <style:text-properties style:font-name="Liberation Sans" fo:font-family="'Liberation Sans'" style:font-style-name="Normal" style:font-family-generic="swiss" style:font-pitch="variable"/>
    </style:style>
    <style:style style:name="_5f_TitreConclusionRapport" style:display-name="_TitreConclusionRapport" style:family="paragraph" style:parent-style-name="_5f_Styles_5f_CETE">
      <style:text-properties fo:font-size="14pt" fo:font-weight="bold"/>
    </style:style>
    <style:style style:name="_5f_Commande-Texte" style:display-name="_Commande-Texte" style:family="paragraph" style:parent-style-name="_5f_TitreConclusionRapport" style:master-page-name="">
      <loext:graphic-properties draw:fill="none" draw:fill-color="#99ccff"/>
      <style:paragraph-properties fo:margin-left="0.199cm" fo:margin-right="0cm" fo:margin-top="0cm" fo:margin-bottom="0cm" loext:contextual-spacing="false" fo:text-align="start" style:justify-single-word="false" fo:hyphenation-ladder-count="no-limit" fo:text-indent="0cm" style:auto-text-indent="false" style:page-number="auto" fo:background-color="transparent" style:shadow="none">
        <style:tab-stops/>
      </style:paragraph-properties>
      <style:text-properties style:font-name="Arial2" fo:font-family="Arial" style:font-style-name="Normal" style:font-family-generic="swiss" style:font-pitch="variable" fo:font-size="10pt" fo:font-weight="normal" fo:hyphenate="false" fo:hyphenation-remain-char-count="2" fo:hyphenation-push-char-count="2"/>
    </style:style>
    <style:style style:name="_5f_Adresse_5f_Cerema" style:display-name="_Adresse_Cerema" style:family="paragraph" style:parent-style-name="Standard">
      <style:paragraph-properties fo:margin-left="0cm" fo:margin-right="0cm" fo:margin-top="0cm" fo:margin-bottom="0cm" loext:contextual-spacing="false" fo:line-height="0.349cm" fo:orphans="0" fo:widows="0" fo:text-indent="0cm" style:auto-text-indent="false" style:text-autospace="none"/>
      <style:text-properties fo:color="#818385" style:font-name="Arial2" fo:font-family="Arial" style:font-style-name="Normal" style:font-family-generic="swiss" style:font-pitch="variable" fo:font-size="7pt" style:font-size-asian="7pt" style:font-name-complex="DaxOT-Regular" style:font-family-complex="DaxOT-Regular" style:font-family-generic-complex="modern" style:font-pitch-complex="variable" style:font-size-complex="7pt"/>
    </style:style>
    <style:style style:name="_5f_Nom_5f_Cerema_5f_pied_5f_page" style:display-name="_Nom_Cerema_pied_page" style:family="paragraph" style:parent-style-name="Standard">
      <style:paragraph-properties fo:margin-left="0cm" fo:margin-right="0cm" fo:margin-top="0cm" fo:margin-bottom="0cm" loext:contextual-spacing="false" fo:line-height="0.349cm" fo:orphans="0" fo:widows="0" fo:text-indent="0cm" style:auto-text-indent="false" style:text-autospace="none"/>
      <style:text-properties fo:color="#f68320" style:font-name="Arial1" fo:font-family="Arial" style:font-style-name="Gras" style:font-family-generic="swiss" style:font-pitch="variable" fo:font-size="7pt" fo:font-weight="bold" style:font-size-asian="9.5pt" style:font-name-complex="DaxOT-Medium" style:font-family-complex="DaxOT-Medium" style:font-family-generic-complex="modern" style:font-pitch-complex="variable" style:font-size-complex="9.5pt" style:font-weight-complex="normal"/>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Separateur" style:family="paragraph">
      <style:text-properties style:font-name="Liberation Sans" fo:font-family="'Liberation Sans'" style:font-style-name="Normal" style:font-family-generic="swiss" style:font-pitch="variable" fo:font-size="6pt"/>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m-TexteCourant" style:family="paragraph" style:parent-style-name="Standard">
      <style:paragraph-properties fo:margin-left="1.501cm" fo:margin-right="0cm" fo:margin-top="0.199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3" fo:font-family="'Liberation Sans'" style:font-family-generic="swiss" style:font-pitch="variable" fo:font-size="10pt" fo:language="fr" fo:country="FR" style:font-size-asian="9pt" style:font-size-complex="9pt" fo:hyphenate="true" fo:hyphenation-remain-char-count="2" fo:hyphenation-push-char-count="2"/>
    </style:style>
    <style:style style:name="m-Annexe1" style:family="paragraph" style:parent-style-name="m-TexteCourant" style:next-style-name="m-Annexe2" style:master-page-name="">
      <style:paragraph-properties fo:margin-left="7.001cm" fo:margin-right="0cm" fo:margin-top="0cm" fo:margin-bottom="1.6cm" loext:contextual-spacing="false" fo:line-height="1.559cm" fo:text-align="end" style:justify-single-word="false" fo:text-indent="0cm" style:auto-text-indent="false" style:page-number="auto" fo:padding="0cm" fo:border-left="none" fo:border-right="none" fo:border-top="none" fo:border-bottom="4.99pt solid #666666" style:shadow="none"/>
      <style:text-properties fo:font-size="48pt" fo:font-weight="bold"/>
    </style:style>
    <style:style style:name="m-Annexe2" style:family="paragraph" style:parent-style-name="m-Annexe1" style:next-style-name="m-TexteCourant" style:list-style-name="m-Annexe" style:master-page-name="">
      <style:paragraph-properties fo:margin-top="0cm" fo:margin-bottom="0.499cm" loext:contextual-spacing="false" fo:text-align="start" style:justify-single-word="false" style:page-number="auto" fo:padding="0cm" fo:border="none"/>
      <style:text-properties fo:font-size="16pt"/>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Police_20_par_20_défaut" style:display-name="Police par défaut" style:family="text"/>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ation" style:family="text">
      <style:text-properties style:font-name="Arial Narrow3" fo:font-family="'Arial Narrow'" style:font-style-name="Italique" style:font-family-generic="swiss" style:font-pitch="variable" fo:font-size="11pt" fo:font-style="italic" style:font-style-asian="italic" style:font-style-complex="italic"/>
    </style:style>
    <style:style style:name="Footnote_20_Symbol" style:display-name="Footnote Symbol" style:family="text"/>
    <style:style style:name="Page_20_Number" style:display-name="Page Number" style:family="text" style:parent-style-name="Police_20_par_20_défaut"/>
    <style:style style:name="Footnote_20_anchor" style:display-name="Footnote anchor" style:family="text">
      <style:text-properties style:text-position="super 58%"/>
    </style:style>
    <style:style style:name="_5f_Citations" style:display-name="_Citations" style:family="text">
      <style:text-properties style:font-name="Arial Narrow1" fo:font-family="'Arial Narrow'" style:font-style-name="Normal" style:font-family-generic="swiss" style:font-pitch="variable" fo:font-size="11pt" fo:font-style="italic" fo:background-color="transparent"/>
    </style:style>
    <style:style style:name="WW8Num5z0" style:family="text">
      <style:text-properties style:font-name="Arial Gras" fo:font-family="'Arial Gras'" style:font-family-generic="swiss" style:font-pitch="variabl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_5f_Cadre_5f_Photo_5f_Paysage" style:display-name="_Cadre_Photo_Paysage" style:family="graphic" style:auto-update="true">
      <style:graphic-properties svg:width="10.351cm" fo:min-height="7.5cm" text:anchor-type="paragraph" svg:x="0cm" svg:y="0cm" fo:margin-left="0cm" fo:margin-right="0.199cm" fo:margin-top="0cm" fo:margin-bottom="0.199cm" style:wrap="right" style:number-wrapped-paragraphs="no-limit" style:wrap-contour="false" style:vertical-pos="from-top" style:vertical-rel="paragraph-content" style:horizontal-pos="left" style:horizontal-rel="paragraph-content" style:shadow="none" draw:shadow-opacity="100%" style:flow-with-text="true"/>
    </style:style>
    <style:style style:name="_5f_Cadre_5f_Photo_5f_Portrait" style:display-name="_Cadre_Photo_Portrait" style:family="graphic">
      <style:graphic-properties svg:width="7.849cm" svg:height="9.999cm" text:anchor-type="paragraph" svg:x="0cm" svg:y="0cm" fo:margin-left="0cm" fo:margin-right="0.199cm" fo:margin-top="0.199cm" fo:margin-bottom="0.199cm" style:wrap="right" style:number-wrapped-paragraphs="no-limit" style:wrap-contour="false" style:vertical-pos="from-top" style:vertical-rel="paragraph-content" style:horizontal-pos="from-left" style:horizontal-rel="paragraph-content" fo:background-color="transparent" draw:fill="none" draw:fill-color="#99ccff" style:shadow="none" draw:shadow-opacity="100%" style:flow-with-text="true">
        <style:columns fo:column-count="1" fo:column-gap="0cm"/>
      </style:graphic-properties>
    </style:style>
    <style:style style:name="_5f_Cadre_5f_Tableau_5f_Illustration" style:display-name="_Cadre_Tableau_Illustration" style:family="graphic" style:auto-update="true">
      <style:graphic-properties fo:min-width="1cm" fo:min-height="1cm" text:anchor-type="paragraph" svg:x="0cm" svg:y="0cm" fo:margin-left="0cm" fo:margin-right="0.199cm" fo:margin-top="0.199cm" fo:margin-bottom="0.199cm" style:wrap="right" style:number-wrapped-paragraphs="no-limit" style:wrap-contour="false" style:vertical-pos="from-top" style:vertical-rel="paragraph-content" style:horizontal-pos="from-left" style:horizontal-rel="paragraph-content" style:shadow="none" draw:shadow-opacity="100%" style:flow-with-text="true">
        <style:columns fo:column-count="1" fo:column-gap="0cm"/>
      </style:graphic-properties>
    </style:style>
    <style:style style:name="_5f_Cadre_5f_PG" style:display-name="_Cadre_PG" style:family="graphic" style:parent-style-name="Frame">
      <style:graphic-properties svg:width="16cm" svg:height="7.26cm" text:anchor-type="page" svg:x="2.499cm" svg:y="19.42cm" fo:margin-left="0.201cm" fo:margin-right="0.201cm" fo:margin-top="0.201cm" fo:margin-bottom="0.201cm" style:protect="size position" style:wrap="none" style:vertical-pos="from-top" style:vertical-rel="page" style:horizontal-pos="from-left" style:horizontal-rel="page" fo:background-color="transparent" draw:fill="none" draw:fill-color="#99ccff" fo:padding="0cm" fo:border="none" style:shadow="none" draw:shadow-opacity="100%">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3"/>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Zeichenformat" style:num-suffix="." style:num-format="a">
        <style:list-level-properties text:min-label-width="0.6cm"/>
      </text:list-level-style-number>
      <text:list-level-style-number text:level="2" text:style-name="Zeichenformat" style:num-suffix="." style:num-format="1" text:start-value="2">
        <style:list-level-properties text:space-before="0.499cm" text:min-label-width="0.6cm"/>
      </text:list-level-style-number>
      <text:list-level-style-number text:level="3" text:style-name="Zeichenformat" style:num-suffix="." style:num-format="1" text:start-value="3">
        <style:list-level-properties text:space-before="0.998cm" text:min-label-width="0.6cm"/>
      </text:list-level-style-number>
      <text:list-level-style-number text:level="4" text:style-name="Zeichenformat" style:num-suffix="." style:num-format="1" text:start-value="4">
        <style:list-level-properties text:space-before="1.998cm" text:min-label-width="0.6cm"/>
      </text:list-level-style-number>
      <text:list-level-style-number text:level="5" text:style-name="Zeichenformat" style:num-suffix="." style:num-format="1" text:start-value="5">
        <style:list-level-properties text:space-before="3.249cm" text:min-label-width="0.6cm"/>
      </text:list-level-style-number>
      <text:list-level-style-number text:level="6" text:style-name="Zeichenformat" style:num-suffix="." style:num-format="1" text:start-value="6">
        <style:list-level-properties text:space-before="4.748cm" text:min-label-width="0.6cm"/>
      </text:list-level-style-number>
      <text:list-level-style-number text:level="7" text:style-name="Zeichenformat" style:num-suffix="." style:num-format="1" text:start-value="7">
        <style:list-level-properties text:space-before="6.549cm" text:min-label-width="0.6cm"/>
      </text:list-level-style-number>
      <text:list-level-style-number text:level="8" text:style-name="Zeichenformat" style:num-suffix="." style:num-format="1" text:start-value="8">
        <style:list-level-properties text:space-before="8.849cm" text:min-label-width="0.6cm"/>
      </text:list-level-style-number>
      <text:list-level-style-number text:level="9" text:style-name="Zeichenformat" style:num-suffix="." style:num-format="1" text:start-value="9">
        <style:list-level-properties text:space-before="11.449cm" text:min-label-width="0.6cm"/>
      </text:list-level-style-number>
      <text:list-level-style-number text:level="10" text:style-name="Zeichenformat" style:num-suffix="." style:num-format="1" text:start-value="10">
        <style:list-level-properties text:space-before="14.25cm" text:min-label-width="0.6cm"/>
      </text:list-level-style-number>
    </text:list-style>
    <text:list-style style:name="m-Puce-Tableau">
      <text:list-level-style-bullet text:level="1" text:style-name="Bullet_20_Symbols" text:bullet-char="−">
        <style:list-level-properties text:min-label-width="0.3cm"/>
        <style:text-properties fo:font-family="Tahoma" style:font-style-name="Normal" style:font-family-generic="swiss" style:font-pitch="variable"/>
      </text:list-level-style-bullet>
      <text:list-level-style-bullet text:level="2" text:style-name="Bullet_20_Symbols" text:bullet-char="●">
        <style:list-level-properties text:space-before="0.3cm" text:min-label-width="0.3cm"/>
        <style:text-properties fo:font-family="Tahoma" style:font-style-name="Normal" style:font-family-generic="swiss" style:font-pitch="variable"/>
      </text:list-level-style-bullet>
      <text:list-level-style-bullet text:level="3" text:style-name="Bullet_20_Symbols" text:bullet-char="▪">
        <style:list-level-properties text:space-before="0.6cm" text:min-label-width="0.3cm"/>
        <style:text-properties fo:font-family="Tahoma" style:font-style-name="Normal" style:font-family-generic="swiss" style:font-pitch="variable"/>
      </text:list-level-style-bullet>
      <text:list-level-style-bullet text:level="4" text:style-name="Bullet_20_Symbols" text:bullet-char="-">
        <style:list-level-properties text:space-before="0.899cm" text:min-label-width="0.3cm"/>
        <style:text-properties fo:font-family="Tahoma" style:font-style-name="Normal" style:font-family-generic="swiss" style:font-pitch="variable"/>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m-Liste-Texte">
      <text:list-level-style-bullet text:level="1" text:style-name="Bullet_20_Symbols" text:bullet-char="●">
        <style:list-level-properties text:min-label-width="0.64cm"/>
        <style:text-properties fo:font-family="'Liberation Sans'" style:font-style-name="Regular" style:font-family-generic="swiss" style:font-pitch="variable"/>
      </text:list-level-style-bullet>
      <text:list-level-style-bullet text:level="2" text:style-name="Bullet_20_Symbols" text:bullet-char="■">
        <style:list-level-properties text:space-before="0.64cm" text:min-label-width="0.635cm"/>
        <style:text-properties fo:font-family="'Liberation Sans'" style:font-style-name="Regular" style:font-family-generic="swiss" style:font-pitch="variable"/>
      </text:list-level-style-bullet>
      <text:list-level-style-bullet text:level="3" text:style-name="Bullet_20_Symbols" text:bullet-char="►">
        <style:list-level-properties text:space-before="1.281cm" text:min-label-width="0.635cm"/>
        <style:text-properties fo:font-family="'Liberation Sans'" style:font-style-name="Regular" style:font-family-generic="swiss" style:font-pitch="variable"/>
      </text:list-level-style-bullet>
      <text:list-level-style-bullet text:level="4" text:style-name="Bullet_20_Symbols" text:bullet-char="▪">
        <style:list-level-properties text:space-before="1.921cm" text:min-label-width="0.635cm"/>
        <style:text-properties fo:font-family="'Liberation Sans'" style:font-style-name="Regular" style:font-family-generic="swiss" style:font-pitch="variable"/>
      </text:list-level-style-bullet>
      <text:list-level-style-bullet text:level="5" text:style-name="Bullet_20_Symbols" text:bullet-char="▪">
        <style:list-level-properties text:space-before="2.559cm" text:min-label-width="0.635cm"/>
        <style:text-properties fo:font-family="'Liberation Sans'" style:font-style-name="Regular" style:font-family-generic="swiss" style:font-pitch="variable"/>
      </text:list-level-style-bullet>
      <text:list-level-style-bullet text:level="6" text:style-name="Bullet_20_Symbols" text:bullet-char="▪">
        <style:list-level-properties text:space-before="3.2cm" text:min-label-width="0.635cm"/>
        <style:text-properties fo:font-family="'Liberation Sans'" style:font-style-name="Regular" style:font-family-generic="swiss" style:font-pitch="variable"/>
      </text:list-level-style-bullet>
      <text:list-level-style-bullet text:level="7"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8"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9"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10" text:style-name="Bullet_20_Symbols" text:bullet-char="▪">
        <style:list-level-properties text:space-before="3.84cm" text:min-label-width="0.635cm"/>
        <style:text-properties fo:font-family="'Liberation Sans'" style:font-style-name="Regular" style:font-family-generic="swiss" style:font-pitch="variable"/>
      </text:list-level-style-bullet>
    </text:list-style>
    <text:list-style style:name="m-Liste-Numerotation">
      <text:list-level-style-number text:level="1" text:style-name="Numbering_20_Symbols" style:num-suffix="." style:num-format="1">
        <style:list-level-properties text:min-label-width="0.64cm"/>
      </text:list-level-style-number>
      <text:list-level-style-number text:level="2" text:style-name="Numbering_20_Symbols" style:num-suffix="." style:num-format="1" text:display-levels="2">
        <style:list-level-properties text:space-before="0.64cm" text:min-label-width="0.635cm"/>
      </text:list-level-style-number>
      <text:list-level-style-number text:level="3" text:style-name="Numbering_20_Symbols" style:num-suffix="." style:num-format="a" text:display-levels="3">
        <style:list-level-properties text:space-before="1.281cm" text:min-label-width="0.635cm"/>
      </text:list-level-style-number>
      <text:list-level-style-bullet text:level="4" text:style-name="Bullet_20_Symbols" text:bullet-char="▪">
        <style:list-level-properties text:space-before="1.921cm" text:min-label-width="0.635cm"/>
        <style:text-properties fo:font-family="'Liberation Sans'" style:font-style-name="Regular" style:font-family-generic="swiss" style:font-pitch="variable"/>
      </text:list-level-style-bullet>
      <text:list-level-style-bullet text:level="5" text:style-name="Bullet_20_Symbols" text:bullet-char="▪">
        <style:list-level-properties text:space-before="2.559cm" text:min-label-width="0.635cm"/>
        <style:text-properties fo:font-family="'Liberation Sans'" style:font-style-name="Regular" style:font-family-generic="swiss" style:font-pitch="variable"/>
      </text:list-level-style-bullet>
      <text:list-level-style-bullet text:level="6" text:style-name="Bullet_20_Symbols" text:bullet-char="▪">
        <style:list-level-properties text:space-before="3.2cm" text:min-label-width="0.635cm"/>
        <style:text-properties fo:font-family="'Liberation Sans'" style:font-style-name="Regular" style:font-family-generic="swiss" style:font-pitch="variable"/>
      </text:list-level-style-bullet>
      <text:list-level-style-bullet text:level="7"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8"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9" text:style-name="Bullet_20_Symbols" text:bullet-char="▪">
        <style:list-level-properties text:space-before="3.84cm" text:min-label-width="0.635cm"/>
        <style:text-properties fo:font-family="'Liberation Sans'" style:font-style-name="Regular" style:font-family-generic="swiss" style:font-pitch="variable"/>
      </text:list-level-style-bullet>
      <text:list-level-style-bullet text:level="10" text:style-name="Bullet_20_Symbols" text:bullet-char="▪">
        <style:list-level-properties text:space-before="3.84cm" text:min-label-width="0.635cm"/>
        <style:text-properties fo:font-family="'Liberation Sans'" style:font-style-name="Regular" style:font-family-generic="swiss" style:font-pitch="variable"/>
      </text:list-level-style-bullet>
    </text:list-style>
    <text:list-style style:name="_5f_Annexe" style:display-name="_Annexe">
      <text:list-level-style-number text:level="1" text:style-name="Numbering_20_Symbols" style:num-prefix="Annexe " style:num-suffix=" - " style:num-format="A">
        <style:list-level-properties text:list-level-position-and-space-mode="label-alignment">
          <style:list-level-label-alignment text:label-followed-by="space" fo:text-indent="0.415cm" fo:margin-left="0.22cm"/>
        </style:list-level-properties>
      </text:list-level-style-number>
      <text:list-level-style-number text:level="2" text:style-name="Numbering_20_Symbols" style:num-prefix="Annexe " style:num-suffix=" - "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Annexe " style:num-suffix=" - " style:num-format="A">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prefix="Annexe " style:num-suffix=" - " style:num-format="A">
        <style:list-level-properties text:list-level-position-and-space-mode="label-alignment">
          <style:list-level-label-alignment text:label-followed-by="listtab" fo:text-indent="-0.635cm" fo:margin-left="3.175cm"/>
        </style:list-level-properties>
      </text:list-level-style-number>
      <text:list-level-style-number text:level="5" text:style-name="Numbering_20_Symbols" style:num-prefix="Annexe " style:num-suffix=" - " style:num-format="A">
        <style:list-level-properties text:list-level-position-and-space-mode="label-alignment">
          <style:list-level-label-alignment text:label-followed-by="listtab" fo:text-indent="-0.635cm" fo:margin-left="3.81cm"/>
        </style:list-level-properties>
      </text:list-level-style-number>
      <text:list-level-style-number text:level="6" text:style-name="Numbering_20_Symbols" style:num-prefix="Annexe " style:num-suffix=" - " style:num-format="A">
        <style:list-level-properties text:list-level-position-and-space-mode="label-alignment">
          <style:list-level-label-alignment text:label-followed-by="listtab" fo:text-indent="-0.635cm" fo:margin-left="4.445cm"/>
        </style:list-level-properties>
      </text:list-level-style-number>
      <text:list-level-style-number text:level="7" text:style-name="Numbering_20_Symbols" style:num-prefix="Annexe " style:num-suffix=" - " style:num-format="A">
        <style:list-level-properties text:list-level-position-and-space-mode="label-alignment">
          <style:list-level-label-alignment text:label-followed-by="listtab" fo:text-indent="-0.635cm" fo:margin-left="5.08cm"/>
        </style:list-level-properties>
      </text:list-level-style-number>
      <text:list-level-style-number text:level="8" text:style-name="Numbering_20_Symbols" style:num-prefix="Annexe " style:num-suffix=" - " style:num-format="A">
        <style:list-level-properties text:list-level-position-and-space-mode="label-alignment">
          <style:list-level-label-alignment text:label-followed-by="listtab" fo:text-indent="-0.635cm" fo:margin-left="5.715cm"/>
        </style:list-level-properties>
      </text:list-level-style-number>
      <text:list-level-style-number text:level="9" text:style-name="Numbering_20_Symbols" style:num-prefix="Annexe " style:num-suffix=" - " style:num-format="A">
        <style:list-level-properties text:list-level-position-and-space-mode="label-alignment">
          <style:list-level-label-alignment text:label-followed-by="listtab" fo:text-indent="-0.635cm" fo:margin-left="6.35cm"/>
        </style:list-level-properties>
      </text:list-level-style-number>
      <text:list-level-style-number text:level="10" text:style-name="Numbering_20_Symbols" style:num-prefix="Annexe " style:num-suffix=" - " style:num-format="A">
        <style:list-level-properties text:list-level-position-and-space-mode="label-alignment">
          <style:list-level-label-alignment text:label-followed-by="listtab" fo:text-indent="-0.635cm" fo:margin-left="6.985cm"/>
        </style:list-level-properties>
      </text:list-level-style-number>
    </text:list-style>
    <text:list-style style:name="Puce_20_Tableau" style:display-name="Puce Tableau">
      <text:list-level-style-bullet text:level="1" text:style-name="Bullet_20_Symbols" text:bullet-char="−">
        <style:list-level-properties text:min-label-width="0.3cm"/>
        <style:text-properties fo:font-family="Tahoma" style:font-style-name="Normal" style:font-family-generic="swiss" style:font-pitch="variable"/>
      </text:list-level-style-bullet>
      <text:list-level-style-bullet text:level="2" text:style-name="Bullet_20_Symbols" text:bullet-char="●">
        <style:list-level-properties text:space-before="0.3cm" text:min-label-width="0.3cm"/>
        <style:text-properties fo:font-family="Tahoma" style:font-style-name="Normal" style:font-family-generic="swiss" style:font-pitch="variable"/>
      </text:list-level-style-bullet>
      <text:list-level-style-bullet text:level="3" text:style-name="Bullet_20_Symbols" text:bullet-char="▪">
        <style:list-level-properties text:space-before="0.6cm" text:min-label-width="0.3cm"/>
        <style:text-properties fo:font-family="Tahoma" style:font-style-name="Normal" style:font-family-generic="swiss" style:font-pitch="variable"/>
      </text:list-level-style-bullet>
      <text:list-level-style-bullet text:level="4" text:style-name="Bullet_20_Symbols" text:bullet-char="-">
        <style:list-level-properties text:space-before="0.899cm" text:min-label-width="0.3cm"/>
        <style:text-properties fo:font-family="Tahoma" style:font-style-name="Normal" style:font-family-generic="swiss" style:font-pitch="variable"/>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WW8Num2"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number text:level="1" style:num-format="1">
        <style:list-level-properties text:min-label-width="0.6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m-Annexe">
      <text:list-level-style-number text:level="1" text:style-name="Numbering_20_Symbols" style:num-prefix="Annexe " style:num-suffix=" -"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Annexe " style:num-suffix=" -" style:num-format="A">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Annexe " style:num-suffix=" -"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Annexe " style:num-suffix=" -"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Annexe " style:num-suffix=" -"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Annexe " style:num-suffix=" -"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Annexe " style:num-suffix=" -"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Annexe " style:num-suffix=" -"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Annexe " style:num-suffix=" -"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Annexe " style:num-suffix=" -" style:num-format="A">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Logo_5f_ISO9001" style:display-name="Logo_ISO9001" style:family="table">
      <style:table-properties table:align="margins" style:writing-mode="lr-tb"/>
    </style:style>
    <style:style style:name="Logo_5f_ISO9001.A" style:display-name="Logo_ISO9001.A" style:family="table-column">
      <style:table-column-properties style:rel-column-width="13947*"/>
    </style:style>
    <style:style style:name="Logo_5f_ISO9001.B" style:display-name="Logo_ISO9001.B" style:family="table-column">
      <style:table-column-properties style:rel-column-width="51588*"/>
    </style:style>
    <style:style style:name="Logo_5f_ISO9001.1" style:display-name="Logo_ISO9001.1" style:family="table-row">
      <style:table-row-properties style:min-row-height="2.858cm"/>
    </style:style>
    <style:style style:name="Tableau4" style:family="table">
      <style:table-properties table:align="margins" style:writing-mode="lr-tb"/>
    </style:style>
    <style:style style:name="Tableau4.A" style:family="table-column">
      <style:table-column-properties style:rel-column-width="12084*"/>
    </style:style>
    <style:style style:name="Tableau4.B" style:family="table-column">
      <style:table-column-properties style:rel-column-width="53451*"/>
    </style:style>
    <style:style style:name="Tableau4.1" style:family="table-row">
      <style:table-row-properties style:min-row-height="3.096cm"/>
    </style:style>
    <style:style style:name="Tableau6" style:family="table">
      <style:table-properties table:align="margins" style:writing-mode="lr-tb"/>
    </style:style>
    <style:style style:name="Tableau6.A" style:family="table-column">
      <style:table-column-properties style:rel-column-width="27804*"/>
    </style:style>
    <style:style style:name="Tableau6.B" style:family="table-column">
      <style:table-column-properties style:rel-column-width="12042*"/>
    </style:style>
    <style:style style:name="Tableau6.C" style:family="table-column">
      <style:table-column-properties style:rel-column-width="25689*"/>
    </style:style>
    <style:style style:name="Tableau6.1" style:family="table-row">
      <style:table-row-properties style:min-row-height="3.66cm"/>
    </style:style>
    <style:style style:name="Tableau6.A1" style:family="table-cell">
      <style:table-cell-properties fo:padding="0cm" fo:border="none"/>
    </style:style>
    <style:style style:name="MP1" style:family="paragraph" style:parent-style-name="_5f_En_20_Tete">
      <style:paragraph-properties>
        <style:tab-stops>
          <style:tab-stop style:position="8.001cm" style:type="center"/>
          <style:tab-stop style:position="16.106cm" style:type="right"/>
        </style:tab-stops>
      </style:paragraph-properties>
    </style:style>
    <style:style style:name="MP2" style:family="paragraph" style:parent-style-name="_5f_En_20_Tete">
      <style:paragraph-properties>
        <style:tab-stops>
          <style:tab-stop style:position="15.928cm" style:type="right"/>
        </style:tab-stops>
      </style:paragraph-properties>
    </style:style>
    <style:style style:name="MP3" style:family="paragraph" style:parent-style-name="_5f_En_20_Tete">
      <style:paragraph-properties>
        <style:tab-stops>
          <style:tab-stop style:position="36.645cm" style:type="right"/>
        </style:tab-stops>
      </style:paragraph-properties>
      <style:text-properties officeooo:paragraph-rsid="00156816"/>
    </style:style>
    <style:style style:name="MP4" style:family="paragraph" style:parent-style-name="Standard" style:master-page-name="Dernière_20_page">
      <style:paragraph-properties style:page-number="auto" fo:break-before="page"/>
    </style:style>
    <style:style style:name="MP5" style:family="paragraph">
      <style:paragraph-properties fo:text-align="start"/>
    </style:style>
    <style:style style:name="MP6" style:family="paragraph">
      <loext:graphic-properties draw:fill="none" draw:fill-color="#ffffff"/>
      <style:paragraph-properties fo:text-align="start"/>
      <style:text-properties fo:color="#ffffff"/>
    </style:style>
    <style:style style:name="MP7" style:family="paragraph" style:parent-style-name="_5f_Nom_5f_Cerema_5f_pied_5f_page">
      <style:text-properties officeooo:paragraph-rsid="00014901"/>
    </style:style>
    <style:style style:name="MP8" style:family="paragraph" style:parent-style-name="_5f_Adresse_5f_Cerema">
      <style:text-properties officeooo:paragraph-rsid="00014901"/>
    </style:style>
    <style:style style:name="MP9" style:family="paragraph" style:parent-style-name="_5f_Adresse_5f_Cerema">
      <style:paragraph-properties fo:margin-left="0cm" fo:margin-right="0cm" fo:text-align="start" style:justify-single-word="false" fo:text-indent="0cm" style:auto-text-indent="false"/>
      <style:text-properties officeooo:paragraph-rsid="00014901"/>
    </style:style>
    <style:style style:name="MP10" style:family="paragraph" style:parent-style-name="_5f_En_20_Tete">
      <style:text-properties officeooo:paragraph-rsid="000874c8"/>
    </style:style>
    <style:style style:name="MP11" style:family="paragraph" style:parent-style-name="Table_20_Contents">
      <style:paragraph-properties fo:text-align="start" style:justify-single-word="false"/>
    </style:style>
    <style:style style:name="MP12" style:family="paragraph" style:parent-style-name="_5f_ZPageLogo_5f_TexteLogoIso">
      <style:text-properties fo:color="#4c4c4c" style:font-name="Liberation Sans3" fo:font-size="6.5pt" style:font-size-asian="6.5pt" style:font-size-complex="6.5pt"/>
    </style:style>
    <style:style style:name="MP13" style:family="paragraph" style:parent-style-name="Footer">
      <style:paragraph-properties fo:margin-left="0.159cm" fo:margin-right="0cm" fo:text-indent="0cm" style:auto-text-indent="false"/>
    </style:style>
    <style:style style:name="MP14" style:family="paragraph" style:parent-style-name="Table_20_Contents">
      <style:paragraph-properties fo:text-align="center" style:justify-single-word="false"/>
    </style:style>
    <style:style style:name="MP15" style:family="paragraph" style:parent-style-name="_5f_ZPagePrem_5f_Rapports">
      <style:paragraph-properties fo:margin-left="0cm" fo:margin-right="0.212cm" fo:margin-top="0.499cm" fo:margin-bottom="0.499cm" loext:contextual-spacing="false" fo:text-align="end" style:justify-single-word="false" fo:text-indent="0cm" style:auto-text-indent="false" style:shadow="none"/>
    </style:style>
    <style:style style:name="MP16" style:family="paragraph" style:parent-style-name="_5f_ZPagePrem_5f_PG_20_Titre_20_L1">
      <style:paragraph-properties fo:margin-left="0cm" fo:margin-right="1.429cm" fo:text-align="end" style:justify-single-word="false" fo:text-indent="0cm" style:auto-text-indent="false"/>
    </style:style>
    <style:style style:name="MP17" style:family="paragraph" style:parent-style-name="_5f_ZPagePrem_5f_PG_20_Titre_20_L2">
      <style:paragraph-properties fo:margin-left="0cm" fo:margin-right="1.429cm" fo:text-align="end" style:justify-single-word="false" fo:text-indent="0cm" style:auto-text-indent="false"/>
    </style:style>
    <style:style style:name="MP18" style:family="paragraph" style:parent-style-name="Frame_20_contents">
      <style:paragraph-properties fo:margin-left="0cm" fo:margin-right="1.667cm" fo:text-align="end" style:justify-single-word="false" fo:text-indent="0cm" style:auto-text-indent="false"/>
    </style:style>
    <style:style style:name="MP19" style:family="paragraph" style:parent-style-name="_5f_ZPagePrem_5f_DateRapports">
      <style:paragraph-properties fo:margin-left="0cm" fo:margin-right="1.429cm" fo:text-align="end" style:justify-single-word="false" fo:text-indent="0cm" style:auto-text-indent="false">
        <style:tab-stops>
          <style:tab-stop style:position="17.886cm"/>
        </style:tab-stops>
      </style:paragraph-properties>
    </style:style>
    <style:style style:name="MP20" style:family="paragraph" style:parent-style-name="_5f_ZPagePrem_5f_PG_20_Titre_20_L1">
      <style:paragraph-properties fo:margin-left="0cm" fo:margin-right="1.693cm" fo:text-align="end" style:justify-single-word="false" fo:text-indent="0cm" style:auto-text-indent="false"/>
    </style:style>
    <style:style style:name="MP21" style:family="paragraph" style:parent-style-name="_5f_ZPagePrem_5f_PG_20_Titre_20_L2">
      <style:paragraph-properties fo:margin-left="0cm" fo:margin-right="1.773cm" fo:text-align="end" style:justify-single-word="false" fo:text-indent="0cm" style:auto-text-indent="false"/>
      <style:text-properties officeooo:rsid="0055dc61"/>
    </style:style>
    <style:style style:name="MP22" style:family="paragraph" style:parent-style-name="_5f_ZPagePrem_5f_DateRapports">
      <style:paragraph-properties fo:margin-left="0cm" fo:margin-right="1.773cm" fo:text-align="end" style:justify-single-word="false" fo:text-indent="0cm" style:auto-text-indent="false"/>
      <style:text-properties officeooo:rsid="0055dc61" officeooo:paragraph-rsid="0055dc61"/>
    </style:style>
    <style:style style:name="MP23" style:family="paragraph" style:parent-style-name="_5f_ZPagePrem_5f_DateRapports">
      <style:paragraph-properties fo:margin-left="0cm" fo:margin-right="1.773cm" fo:text-align="end" style:justify-single-word="false" fo:text-indent="0cm" style:auto-text-indent="false"/>
    </style:style>
    <style:style style:name="MP24" style:family="paragraph" style:parent-style-name="_5f_ZPagePrem_5f_PG_20_Titre_20_L2" style:master-page-name="">
      <style:paragraph-properties fo:margin-left="0cm" fo:margin-right="1.753cm" fo:margin-top="0cm" fo:margin-bottom="0cm" loext:contextual-spacing="false" fo:text-align="end" style:justify-single-word="false" fo:text-indent="0cm" style:auto-text-indent="false" style:page-number="auto"/>
    </style:style>
    <style:style style:name="MP25" style:family="paragraph" style:parent-style-name="_5f_ZPageLogo_5f_TexteLogoIso">
      <style:paragraph-properties fo:margin-left="0.169cm" fo:margin-right="0cm" fo:text-indent="0cm" style:auto-text-indent="false"/>
      <style:text-properties fo:font-size="10pt" fo:font-weight="bold" style:font-size-asian="10pt" style:font-weight-asian="bold" style:font-size-complex="10pt" style:font-weight-complex="bold"/>
    </style:style>
    <style:style style:name="MP26" style:family="paragraph" style:parent-style-name="_5f_En_20_Tete">
      <style:paragraph-properties>
        <style:tab-stops>
          <style:tab-stop style:position="25.4cm" style:type="right"/>
        </style:tab-stops>
      </style:paragraph-properties>
    </style:style>
    <style:style style:name="MP27" style:family="paragraph" style:parent-style-name="_5f_En_20_Tete">
      <style:paragraph-properties>
        <style:tab-stops>
          <style:tab-stop style:position="36.744cm" style:type="right"/>
        </style:tab-stops>
      </style:paragraph-properties>
      <style:text-properties officeooo:paragraph-rsid="00170f73"/>
    </style:style>
    <style:style style:name="MP28" style:family="paragraph" style:parent-style-name="_5f_ZPageLogo_5f_NomDepDter">
      <style:paragraph-properties fo:margin-left="0.199cm" fo:margin-right="0.176cm" fo:text-align="center" style:justify-single-word="false" fo:text-indent="0cm" style:auto-text-indent="false">
        <style:tab-stops/>
      </style:paragraph-properties>
    </style:style>
    <style:style style:name="MP29" style:family="paragraph" style:parent-style-name="_5f_ZPageLogo_5f_TexteLogoIso">
      <style:paragraph-properties fo:margin-top="0.101cm" fo:margin-bottom="0cm" loext:contextual-spacing="false"/>
      <style:text-properties fo:color="#4c4c4c" style:font-name="Liberation Sans3" fo:font-size="6.5pt" style:font-size-asian="6.5pt" style:font-size-complex="6.5pt"/>
    </style:style>
    <style:style style:name="MT1" style:family="text">
      <style:text-properties officeooo:rsid="00234420"/>
    </style:style>
    <style:style style:name="MT2" style:family="text">
      <style:text-properties officeooo:rsid="00035807"/>
    </style:style>
    <style:style style:name="MT3" style:family="text">
      <style:text-properties officeooo:rsid="000874c8"/>
    </style:style>
    <style:style style:name="MT4" style:family="text">
      <style:text-properties fo:color="#ffffff" style:font-name="DaxOT-Medium1" fo:font-size="7pt" fo:font-weight="normal" style:font-size-asian="7pt" style:font-weight-asian="normal" style:font-size-complex="7pt" style:font-weight-complex="normal"/>
    </style:style>
    <style:style style:name="MT5" style:family="text">
      <style:text-properties officeooo:rsid="000a3fd8"/>
    </style:style>
    <style:style style:name="MT6" style:family="text">
      <style:text-properties fo:color="#818385" style:font-name-complex="DaxOT-Regular"/>
    </style:style>
    <style:style style:name="MT7" style:family="text">
      <style:text-properties fo:color="#f68320" fo:font-size="8pt" fo:font-weight="bold" style:font-size-asian="7pt" style:font-weight-asian="bold" style:font-name-complex="DaxOT-Medium" style:font-size-complex="8pt" style:font-weight-complex="bold"/>
    </style:style>
    <style:style style:name="MT8" style:family="text">
      <style:text-properties officeooo:rsid="001a56d8"/>
    </style:style>
    <style:style style:name="MT9" style:family="text">
      <style:text-properties officeooo:rsid="0071443b"/>
    </style:style>
    <style:style style:name="MT10" style:family="text">
      <style:text-properties officeooo:rsid="0058ad51"/>
    </style:style>
    <style:style style:name="MT11" style:family="text">
      <style:text-properties style:font-name="Wingdings" style:font-name-asian="Wingdings" style:font-name-complex="Wingdings"/>
    </style:style>
    <style:style style:name="Mfr1"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protect="content siz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9cm" fo:margin-right="0.319cm" style:run-through="background" style:protect="content"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6" style:family="graphic" style:parent-style-name="Frame">
      <style:graphic-properties style:vertical-pos="from-top" style:vertical-rel="paragraph" style:horizontal-pos="from-left" style:horizontal-rel="paragraph"/>
    </style:style>
    <style:style style:name="Mfr7"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8"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9" style:family="graphic" style:parent-style-name="Frame">
      <style:graphic-properties style:vertical-pos="from-top" style:vertical-rel="paragraph" style:horizontal-pos="from-left" style:horizontal-rel="paragraph"/>
    </style:style>
    <style:style style:name="M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11" style:family="graphic" style:parent-style-name="Graphics">
      <style:graphic-properties fo:margin-left="0.319cm" fo:margin-right="0.319cm" style:run-through="background" style:protect="content size position"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27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2cm" fo:margin-bottom="0.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5">
      <style:page-layout-properties fo:page-width="42cm" fo:page-height="29.7cm" style:num-format="1" style:print-orientation="landscape" fo:margin-top="3cm" fo:margin-bottom="0.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cm" fo:margin-bottom="1.29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17cm" fo:margin-left="0cm" fo:margin-right="0cm" fo:margin-bottom="0.499cm" style:dynamic-spacing="false"/>
      </style:header-style>
      <style:footer-style>
        <style:header-footer-properties svg:height="2.586cm" fo:margin-left="0cm" fo:margin-right="0cm" fo:margin-top="1cm" style:shadow="none" style:dynamic-spacing="false"/>
      </style:footer-style>
    </style:page-layout>
    <style:page-layout style:name="Mpm8">
      <style:page-layout-properties fo:page-width="21.001cm" fo:page-height="29.7cm" style:num-format="1" style:print-orientation="portrait" fo:margin-top="2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repeat" draw:fill-image-ref-point="top-left" style:footnote-max-height="0cm">
        <style:background-image xlink:href="Pictures/10000000000002AA000003DD8C90754A793B4718.png"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9">
      <style:page-layout-properties fo:page-width="21.001cm" fo:page-height="29.7cm" style:num-format="1" style:print-orientation="portrait" fo:margin-top="2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2" style:repeat="no-repeat" draw:fill-image-ref-point="center" style:footnote-max-height="0cm">
        <style:background-image xlink:href="Pictures/10000000000002A90000040A0EBD6B0AD33512DA.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shadow="none" style:dynamic-spacing="false"/>
      </style:footer-style>
    </style:page-layout>
    <style:page-layout style:name="Mpm10" style:page-usage="right">
      <style:page-layout-properties fo:page-width="21.001cm" fo:page-height="29.7cm" style:num-format="1" style:print-orientation="portrait" fo:margin-top="1.499cm" fo:margin-bottom="1.363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cm" fo:margin-left="0cm" fo:margin-right="0cm" fo:margin-bottom="0cm" style:dynamic-spacing="false"/>
      </style:header-style>
      <style:footer-style>
        <style:header-footer-properties svg:height="4.26cm" fo:margin-left="0cm" fo:margin-right="0cm" fo:margin-top="0.499cm" style:dynamic-spacing="false"/>
      </style:footer-style>
    </style:page-layout>
    <style:page-layout style:name="Mpm11" style:page-usage="mirrored">
      <style:page-layout-properties fo:page-width="21.001cm" fo:page-height="29.7cm" style:num-format="1" style:print-orientation="portrait" fo:margin-top="1.499cm" fo:margin-bottom="1.159cm" fo:margin-left="2.499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svg:height="2.374cm" fo:margin-left="0cm" fo:margin-right="0cm" fo:margin-top="0.499cm" style:dynamic-spacing="false"/>
      </style:footer-style>
    </style:page-layout>
    <style:page-layout style:name="Mpm12" style:page-usage="mirrored">
      <style:page-layout-properties fo:page-width="21.001cm" fo:page-height="29.7cm" style:num-format="1" style:print-orientation="portrait" fo:margin-top="1.499cm" fo:margin-bottom="1.632cm" fo:margin-left="2.499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svg:height="4.657cm" fo:margin-left="0cm" fo:margin-right="0cm" fo:margin-top="0.499cm" style:dynamic-spacing="false"/>
      </style:footer-style>
    </style:page-layout>
    <style:page-layout style:name="Mpm13">
      <style:page-layout-properties fo:page-width="21.001cm" fo:page-height="29.7cm" style:num-format="1" style:print-orientation="portrait" fo:margin-top="0.979cm" fo:margin-bottom="2cm" fo:margin-left="1cm" fo:margin-right="0.73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svg:height="4.286cm" fo:margin-left="0.499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1.001cm" fo:page-height="29.7cm" style:num-format="1" style:print-orientation="portrait" fo:margin-top="1cm" fo:margin-bottom="1.469cm" fo:margin-left="1cm" fo:margin-right="0.766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svg:height="4.921cm" fo:margin-left="0cm" fo:margin-right="0cm" fo:margin-bottom="0.499cm" style:dynamic-spacing="false"/>
      </style:header-style>
      <style:footer-style>
        <style:header-footer-properties svg:height="1.614cm" fo:margin-left="0cm" fo:margin-right="0cm" fo:margin-top="0.499cm" style:dynamic-spacing="false"/>
      </style:footer-style>
    </style:page-layout>
    <style:page-layout style:name="Mpm15"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9" style:page-usage="right">
      <style:page-layout-properties fo:page-width="21.001cm" fo:page-height="29.7cm" style:num-format="1" style:print-orientation="portrait" fo:margin-top="2cm" fo:margin-bottom="0.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2.499cm" fo:margin-left="0cm" fo:margin-right="0cm" fo:margin-top="0.499cm" style:shadow="none" style:dynamic-spacing="false"/>
      </style:footer-style>
    </style:page-layout>
    <style:page-layout style:name="Mpm20">
      <style:page-layout-properties fo:page-width="42cm" fo:page-height="29.7cm" style:num-format="1" style:print-orientation="landscape" fo:margin-top="3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3" style:repeat="no-repeat" draw:fill-image-ref-point="center" style:footnote-max-height="0cm">
        <style:background-image xlink:href="Pictures/10000000000003FA000002C8BCB417C2DAA67574.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style:page-layout style:name="Mpm21">
      <style:page-layout-properties fo:page-width="42cm" fo:page-height="29.7cm" style:num-format="1" style:print-orientation="landscape" fo:margin-top="3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4" style:repeat="no-repeat" draw:fill-image-ref-point="center" style:footnote-max-height="0cm">
        <style:background-image xlink:href="Pictures/10000000000003D0000002C50E3C226191029EAE.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499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title>DG.PQSE.005 - Plan qualité du Département Laboratoire de Clermont-Ferrand</text:title><text:s/>- <text:subject>Rev 5</text:subject><text:s/>(<text:user-defined style:data-style-name="N0" text:name="DateRapport">Octobre 2016</text:user-defined>)<text:tab/><text:tab/>Page <text:page-number text:select-page="current">0</text:page-number>/<text:page-coun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age_5f_Information" style:display-name="Page_Information" style:page-layout-name="Mpm3">
      <style:header>
        <text:p text:style-name="Header"/>
      </style:header>
    </style:master-page>
    <style:master-page style:name="Page_5f_Portrait_5f_A4" style:display-name="Page_Portrait_A4" style:page-layout-name="Mpm4">
      <style:header>
        <text:p text:style-name="MP2">C<text:span text:style-name="MT1">erema</text:span> <text:s/><text:span text:style-name="MT1">Centre-Est</text:span><text:tab/><text:user-defined style:data-style-name="N0" text:name="Departement">Département Laboratoire de Clermont-Ferrand</text:user-defined></text:p>
      </style:header>
      <style:footer>
        <text:p text:style-name="_5f_Pied_20_de_20_Page">Page <text:page-number text:select-page="current">17</text:page-number>/<text:page-count>19</text:page-count></text:p>
        <text:p text:style-name="_5f_Pied_20_de_20_Page"><text:title>DG.PQSE.005 - Plan qualité du Département Laboratoire de Clermont-Ferrand</text:title><text:s/>- <text:subject>Rev 5</text:subject><text:s/>- <text:user-defined style:data-style-name="N0" text:name="DateRapport">Octobre 2016</text:user-defined></text:p>
      </style:footer>
    </style:master-page>
    <style:master-page style:name="Page_5f_Paysage_5f_A3" style:display-name="Page_Paysage_A3" style:page-layout-name="Mpm5" style:next-style-name="Page_5f_Portrait_5f_A4">
      <style:header>
        <text:p text:style-name="MP3">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5</text:subject><text:s/>- <text:user-defined style:data-style-name="N0" text:name="DateRapport">Octobre 2016</text:user-defined></text:p>
      </style:footer>
    </style:master-page>
    <style:master-page style:name="Page_5f_Blanche" style:display-name="Page_Blanche" style:page-layout-name="Mpm6" style:next-style-name="Page_5f_Portrait_5f_A4"/>
    <style:master-page style:name="Dernière_20_page" style:display-name="Dernière page" style:page-layout-name="Mpm7">
      <style:header>
        <text:p text:style-name="Header"><draw:frame draw:style-name="Mfr1" draw:name="images6" text:anchor-type="char" svg:x="-0.427cm" svg:y="0.023cm" svg:width="7.992cm" svg:height="2.591cm" draw:z-index="0"><draw:image xlink:href="Pictures/10000000000003B000000132E40C5900DEB7FA04.jpg" xlink:type="simple" xlink:show="embed" xlink:actuate="onLoad" loext:mime-type="image/jpeg"/></draw:frame></text:p>
        <text:p text:style-name="MP4"><draw:frame draw:style-name="Mfr2" draw:name="images7" text:anchor-type="paragraph" svg:x="0.041cm" svg:y="20.983cm" svg:width="18.02cm" svg:height="3.293cm" draw:z-index="0"><draw:image xlink:href="Pictures/10000000000026C1000006D81A563862D1BB38D7.jpg" xlink:type="simple" xlink:show="embed" xlink:actuate="onLoad" loext:mime-type="image/jpeg"/></draw:frame><draw:frame text:anchor-type="paragraph" draw:z-index="0" draw:style-name="Mgr1" draw:text-style-name="MP6" svg:width="16.334cm" svg:height="1.142cm" svg:x="0.402cm" svg:y="23.133cm"><draw:text-box><text:p text:style-name="MP5"><text:span text:style-name="MT4">Connaissance et prévention des risques – Développement des infrastructures - Énergie et climat – Gestion du patrimoine d’infrastructures</text:span></text:p><text:p text:style-name="MP5"><text:span text:style-name="MT4">Impacts sur la santé – Mobilités et transports – Territoires durables et ressources naturelles – Ville et bâtiments durables</text:span></text:p></draw:text-box></draw:frame></text:p>
      </style:header>
      <style:footer>
        <text:p text:style-name="MP7">Centre d’études et d’expertise sur les risques, l’environnement, la mobilité et l’aménagement</text:p>
        <text:p text:style-name="MP8"><text:user-defined style:data-style-name="N0" text:name="Departement">Département Laboratoire de Clermont-Ferrand</text:user-defined><text:s/><text:span text:style-name="MT5">- </text:span><text:description>ZI du Brézet - 8 à 10, rue Bernard-Palissy - 63 017 CLERMONT-FERRAND CEDEX 2</text:description><text:s/><text:span text:style-name="MT5">- </text:span><text:span text:style-name="MT5"><text:user-defined style:data-style-name="N0" text:name="TelDep">+33 (0)4 73 42 10 10</text:user-defined></text:span></text:p>
        <text:p text:style-name="MP8">Siège social : Cité des mobilités - 25, avenue François Mitterrand - CS 92 803 - F-69674 Bron Cedex - Tél : +33 (0)4 72 14 30 30</text:p>
        <text:p text:style-name="MP9"><text:span text:style-name="MT6">Établissement public - Siret </text:span><text:span text:style-name="MT6"><text:user-defined style:data-style-name="N0" text:name="Siret">130 018 310 00115</text:user-defined></text:span><text:span text:style-name="MT6"><text:s/>- TVA Intracommunautaire : FR 94 130018310 - </text:span><text:span text:style-name="MT7">www.cerema.fr</text:span></text:p>
      </style:footer>
    </style:master-page>
    <style:master-page style:name="Page_5f_Portrait_5f_A4_5f_Projet" style:display-name="Page_Portrait_A4_Projet" style:page-layout-name="Mpm8">
      <style:header>
        <text:p text:style-name="MP10">C<text:span text:style-name="MT2">erema</text:span> <text:span text:style-name="MT8">Centre-Est</text:span><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5</text:subject><text:s/>- <text:user-defined style:data-style-name="N0" text:name="DateRapport">Octobre 2016</text:user-defined></text:p>
      </style:footer>
    </style:master-page>
    <style:master-page style:name="Page_5f_Portrait_5f_A4_5f_Confidentiel" style:display-name="Page_Portrait_A4_Confidentiel" style:page-layout-name="Mpm9">
      <style:header>
        <text:p text:style-name="_5f_En_20_Tete">CEREMA – Dter C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5</text:subject><text:s/>- <text:user-defined style:data-style-name="N0" text:name="DateRapport">Octobre 2016</text:user-defined></text:p>
      </style:footer>
    </style:master-page>
    <style:master-page style:name="Page_5f_LogoISO9001" style:display-name="Page_LogoISO9001" style:page-layout-name="Mpm10" style:next-style-name="Page_5f_Information">
      <style:header>
        <text:p text:style-name="Header"/>
      </style:header>
      <style:footer>
        <table:table table:name="Logo_ISO9001" table:style-name="Logo_5f_ISO9001">
          <table:table-column table:style-name="Logo_5f_ISO9001.A"/>
          <table:table-column table:style-name="Logo_5f_ISO9001.B"/>
          <table:table-row table:style-name="Logo_5f_ISO9001.1">
            <table:table-cell office:value-type="string">
              <text:p text:style-name="MP11"><draw:frame draw:style-name="Mfr3" draw:name="LogoISO" text:anchor-type="as-char" svg:width="2.701cm" svg:height="2.701cm" draw:z-index="0"><draw:image xlink:href="Pictures/100000000000023700000236AC1059D38F8357EC.jpg" xlink:type="simple" xlink:show="embed" xlink:actuate="onLoad" loext:mime-type="image/jpeg"/></draw:frame></text:p>
            </table:table-cell>
            <table:table-cell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 Fax.: <text:user-defined style:data-style-name="N0" text:name="FaxDep">+33 (0)4 73 42 10 01</text:user-defined></text:p>
              <text:p text:style-name="_5f_ZPageLogo_5f_AdresseDter">Courriel : <text:user-defined style:data-style-name="N0" text:name="BaluDep">dlcf.dterce@cerema.fr</text:user-defined></text:p>
            </table:table-cell>
          </table:table-row>
        </table:table>
        <text:p text:style-name="MP12"/>
      </style:footer>
    </style:master-page>
    <style:master-page style:name="Page_5f_LogoCETE" style:display-name="Page_LogoCETE" style:page-layout-name="Mpm11" style:next-style-name="Page_5f_Information">
      <style:header>
        <text:p text:style-name="Header"/>
      </style:header>
      <style:footer>
        <text:p text:style-name="MP13"/>
      </style:footer>
    </style:master-page>
    <style:master-page style:name="Page_5f_LogoQSE" style:display-name="Page_LogoQSE" style:page-layout-name="Mpm12" style:next-style-name="Page_5f_Information">
      <style:header>
        <text:p text:style-name="Header"/>
      </style:header>
      <style:footer>
        <table:table table:name="Tableau4" table:style-name="Tableau4">
          <table:table-column table:style-name="Tableau4.A"/>
          <table:table-column table:style-name="Tableau4.B"/>
          <table:table-row table:style-name="Tableau4.1">
            <table:table-cell office:value-type="string">
              <text:p text:style-name="MP14"><draw:frame draw:style-name="Mfr4" draw:name="LogoQSE" text:anchor-type="as-char" svg:width="2.701cm" svg:height="2.701cm" draw:z-index="0"><draw:image xlink:href="Pictures/100000000000023700000237FB8CCD3B5827181C.jpg" xlink:type="simple" xlink:show="embed" xlink:actuate="onLoad" loext:mime-type="image/jpeg"/></draw:frame></text:p>
            </table:table-cell>
            <table:table-cell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 Fax.: <text:user-defined style:data-style-name="N0" text:name="FaxDep">+33 (0)4 73 42 10 01</text:user-defined></text:p>
              <text:p text:style-name="_5f_ZPageLogo_5f_AdresseDter">Courriel : <text:user-defined style:data-style-name="N0" text:name="BaluDep">dlcf.dterce@cerema.fr</text:user-defined></text:p>
            </table:table-cell>
          </table:table-row>
        </table:table>
        <text:p text:style-name="_5f_ZPageLogo_5f_TexteLogoIso"/>
      </style:footer>
    </style:master-page>
    <style:master-page style:name="Premiere_5f_Image" style:display-name="Premiere_Image" style:page-layout-name="Mpm13" style:next-style-name="Page_5f_Portrait_5f_A4">
      <style:header>
        <text:p text:style-name="Header"><draw:frame draw:style-name="Mfr5" draw:name="PhotoMacro" text:anchor-type="paragraph" svg:x="-1cm" svg:y="11.352cm" svg:width="20.999cm" svg:height="17.369cm" draw:z-index="0"><draw:image xlink:href="Pictures/100000000000032000000258DBE6214020AB31DA.jpg" xlink:type="simple" xlink:show="embed" xlink:actuate="onLoad" loext:mime-type="image/jpeg"/></draw:frame><draw:frame draw:style-name="Mfr6" draw:name="Cadre5" text:anchor-type="paragraph" svg:x="10.257cm" svg:y="2.355cm" svg:width="7.294cm" draw:z-index="0"><draw:text-box fo:min-height="1.464cm"><text:p text:style-name="MP15">Rapport</text:p></draw:text-box></draw:frame><draw:frame draw:style-name="Mfr6" draw:name="Cadre6" text:anchor-type="paragraph" svg:x="-0.889cm" svg:y="5.108cm" svg:width="19.687cm" draw:z-index="0"><draw:text-box fo:min-height="5.029cm"><text:p text:style-name="MP16"><text:title>DG.PQSE.005 - Plan qualité du Département Laboratoire de Clermont-Ferrand</text:title></text:p><text:p text:style-name="MP17"><text:subject>Rev 5</text:subject></text:p><text:p text:style-name="MP18"/><text:p text:style-name="MP19"><text:user-defined style:data-style-name="N0" text:name="DateRapport">Octobre 2016</text:user-defined></text:p></draw:text-box></draw:frame><draw:frame draw:style-name="Mfr7" draw:name="images2" text:anchor-type="paragraph" svg:x="-1.462cm" svg:y="-0.979cm" svg:width="10.499cm" svg:height="4.267cm" draw:z-index="0"><draw:image xlink:href="Pictures/10000000000004D8000001F8D43DCC9126767A5A.jpg" xlink:type="simple" xlink:show="embed" xlink:actuate="onLoad" loext:mime-type="image/jpeg"/></draw:frame><draw:frame draw:style-name="Mfr8" draw:name="images1" text:anchor-type="char" svg:x="-1.498cm" svg:y="23.409cm" svg:width="20.997cm" svg:height="5.313cm" draw:z-index="0"><draw:image xlink:href="Pictures/10000201000009B20000037CF8C4D6DF44EF5E6E.png" xlink:type="simple" xlink:show="embed" xlink:actuate="onLoad" loext:mime-type="image/png"/><draw:contour-polygon svg:width="21.014cm" svg:height="7.534cm" svg:viewBox="0 0 21014 7534" draw:points="0,0 0,7534 21014,7534 21014,2069 15065,1698 14537,1273 13877,848 13294,583 12951,344 11418,26 10890,0" draw:recreate-on-edit="false"/></draw:frame></text:p>
      </style:header>
      <style:footer>
        <text:p text:style-name="Footer"><draw:frame draw:style-name="Mfr9" draw:name="Cadre7" text:anchor-type="char" svg:x="0.573cm" svg:y="-0.291cm" svg:width="6.369cm" draw:z-index="0"><draw:text-box fo:min-height="1.314cm"><text:p text:style-name="_5f_ZPageLogo_5f_TexteLogoIso">Rapport conçu sous système de management de la qualité certifié BCS</text:p></draw:text-box></draw:frame></text:p>
      </style:footer>
    </style:master-page>
    <style:master-page style:name="Premiere_5f_Texte" style:display-name="Premiere_Texte" style:page-layout-name="Mpm14" style:next-style-name="Page_5f_Portrait_5f_A4">
      <style:header>
        <text:tracked-changes>
          <text:changed-region xml:id="ct881311453344" text:id="ct881311453344">
            <text:insertion>
              <office:change-info>
                <dc:creator>Auteur inconnu</dc:creator>
                <dc:date>2020-11-03T11:39:19</dc:date>
              </office:change-info>
            </text:insertion>
          </text:changed-region>
          <text:changed-region xml:id="ct881311462704" text:id="ct881311462704">
            <text:deletion>
              <office:change-info>
                <dc:creator>Auteur inconnu</dc:creator>
                <dc:date>2020-11-03T11:39:18</dc:date>
              </office:change-info>
              <text:p text:style-name="MP21"><text:span text:style-name="MT9">7</text:span></text:p>
            </text:deletion>
          </text:changed-region>
          <text:changed-region xml:id="ct881311463664" text:id="ct881311463664">
            <text:insertion>
              <office:change-info>
                <dc:creator>Auteur inconnu</dc:creator>
                <dc:date>2020-11-03T11:39:23</dc:date>
              </office:change-info>
            </text:insertion>
          </text:changed-region>
          <text:changed-region xml:id="ct881311461024" text:id="ct881311461024">
            <text:deletion>
              <office:change-info>
                <dc:creator>Auteur inconnu</dc:creator>
                <dc:date>2020-11-03T11:39:22</dc:date>
              </office:change-info>
              <text:p text:style-name="MP22">201<text:span text:style-name="MT10">8</text:span></text:p>
            </text:deletion>
          </text:changed-region>
        </text:tracked-changes>
        <text:p text:style-name="Header"><draw:frame draw:style-name="Mfr6" draw:name="Cadre1" text:anchor-type="paragraph" svg:x="0.183cm" svg:y="8.013cm" svg:width="19.052cm" draw:z-index="1"><draw:text-box fo:min-height="6.646cm"><text:p text:style-name="MP20"><text:title>DG.PQSE.005 - Plan qualité du Département Laboratoire de Clermont-Ferrand</text:title></text:p><text:p text:style-name="MP21">Rev<text:change-start text:change-id="ct881311453344"/><text:span text:style-name="MT9">8</text:span><text:change-end text:change-id="ct881311453344"/><text:change text:change-id="ct881311462704"/></text:p><text:p text:style-name="MP18"/><text:p text:style-name="MP22">Année <text:change-start text:change-id="ct881311463664"/><text:span text:style-name="MT9">2020</text:span><text:change-end text:change-id="ct881311463664"/><text:change text:change-id="ct881311461024"/></text:p><text:p text:style-name="MP23"/><text:p text:style-name="MP23"/><text:p text:style-name="MP23"/><text:p text:style-name="MP23"/><text:p text:style-name="MP24"/></draw:text-box></draw:frame><draw:frame draw:style-name="Mfr10" draw:name="images8" text:anchor-type="paragraph" svg:x="-0.041cm" svg:y="0cm" svg:width="9.999cm" svg:height="3.63cm" draw:z-index="3"><draw:image xlink:href="Pictures/100000000000040800000178CAC2232062CFB4E9.jpg" xlink:type="simple" xlink:show="embed" xlink:actuate="onLoad" loext:mime-type="image/jpeg"/></draw:frame><draw:frame draw:style-name="Mfr11" draw:name="images5" text:anchor-type="paragraph" svg:x="-0.997cm" svg:y="23.361cm" svg:width="20.997cm" svg:height="5.313cm" draw:z-index="2"><draw:image xlink:href="Pictures/10000201000009B20000037CF8C4D6DF44EF5E6E.png" xlink:type="simple" xlink:show="embed" xlink:actuate="onLoad" loext:mime-type="image/png"/><draw:contour-polygon svg:width="21.014cm" svg:height="7.534cm" svg:viewBox="0 0 21014 7534" draw:points="0,0 0,7534 21014,7534 21014,2069 15065,1698 14537,1273 13877,848 13294,583 12951,344 11418,26 10890,0" draw:recreate-on-edit="false"/></draw:frame></text:p>
      </style:header>
      <style:footer>
        <text:p text:style-name="MP25"/>
      </style:footer>
    </style:master-page>
    <style:master-page style:name="Right_20_Page" style:display-name="Right Page" style:page-layout-name="Mpm15"/>
    <style:master-page style:name="Left_20_Page" style:display-name="Left Page" style:page-layout-name="Mpm16"/>
    <style:master-page style:name="HTML" style:page-layout-name="Mpm17"/>
    <style:master-page style:name="Landscape" style:page-layout-name="Mpm18" style:next-style-name="Page_5f_Portrait_5f_A4">
      <style:header>
        <text:p text:style-name="MP26">CEREMA <text:s/>- Dter CE<text:tab/><text:user-defined style:data-style-name="N0" text:name="Departement">Département Laboratoire de Clermont-Ferrand</text:user-defined></text:p>
      </style:header>
    </style:master-page>
    <style:master-page style:name="Page_5f_Portrait_5f_Intercalaire" style:display-name="Page_Portrait_Intercalaire" style:page-layout-name="Mpm19" style:next-style-name="Page_5f_Portrait_5f_A4">
      <style:footer>
        <text:p text:style-name="_5f_Pied_20_de_20_Page">Page <text:page-number text:select-page="current">5</text:page-number>/<text:page-count>19</text:page-count></text:p>
        <text:p text:style-name="_5f_Pied_20_de_20_Page"><text:title>DG.PQSE.005 - Plan qualité du Département Laboratoire de Clermont-Ferrand</text:title><text:s/>- <text:subject>Rev 5</text:subject><text:s/>- <text:user-defined style:data-style-name="N0" text:name="DateRapport">Octobre 2016</text:user-defined></text:p>
      </style:footer>
    </style:master-page>
    <style:master-page style:name="Page_5f_Paysage_5f_A3_5f_Confidentiel" style:display-name="Page_Paysage_A3_Confidentiel" style:page-layout-name="Mpm20" style:next-style-name="Page_5f_Portrait_5f_A4_5f_Confidentiel">
      <style:header>
        <text:p text:style-name="MP27">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5</text:subject><text:s/>- <text:user-defined style:data-style-name="N0" text:name="DateRapport">Octobre 2016</text:user-defined></text:p>
      </style:footer>
    </style:master-page>
    <style:master-page style:name="Page_5f_Paysage_5f_A3_5f_Projet" style:display-name="Page_Paysage_A3_Projet" style:page-layout-name="Mpm21" style:next-style-name="Page_5f_Portrait_5f_A4_5f_Projet">
      <style:header>
        <text:p text:style-name="MP27">C<text:span text:style-name="MT2">erema</text:span> <text:s/>– D<text:span text:style-name="MT3">T</text:span>er<text:span text:style-name="MT3">C</text:span>E<text:tab/><text:user-defined style:data-style-name="N0" text:name="Departement">Département Laboratoire de Clermont-Ferrand</text:user-defined></text:p>
      </style:header>
      <style:footer>
        <text:p text:style-name="_5f_Pied_20_de_20_Page">Page <text:page-number text:select-page="current">0</text:page-number>/<text:page-count>19</text:page-count></text:p>
        <text:p text:style-name="_5f_Pied_20_de_20_Page"><text:title>DG.PQSE.005 - Plan qualité du Département Laboratoire de Clermont-Ferrand</text:title><text:s/>- <text:subject>Rev 5</text:subject><text:s/>- <text:user-defined style:data-style-name="N0" text:name="DateRapport">Octobre 2016</text:user-defined></text:p>
      </style:footer>
    </style:master-page>
    <style:master-page style:name="Page_5f_LogoPCI" style:display-name="Page_LogoPCI" style:page-layout-name="Mpm10" style:next-style-name="Page_5f_Information">
      <style:header>
        <text:p text:style-name="Header"/>
      </style:header>
      <style:foot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_5f_ZPageLogo_5f_NomDepDter"><text:user-defined style:data-style-name="N0" text:name="Departement">Département Laboratoire de Clermont-Ferrand</text:user-defined></text:p>
              <text:p text:style-name="_5f_ZPageLogo_5f_AdresseDter"><text:description>ZI du Brézet - 8 à 10, rue Bernard-Palissy - 63 017 CLERMONT-FERRAND CEDEX 2</text:description></text:p>
              <text:p text:style-name="_5f_ZPageLogo_5f_AdresseDter">Tél.: <text:user-defined style:data-style-name="N0" text:name="TelDep">+33 (0)4 73 42 10 10</text:user-defined> </text:p>
              <text:p text:style-name="_5f_ZPageLogo_5f_AdresseDter"> Fax.: <text:user-defined style:data-style-name="N0" text:name="FaxDep">+33 (0)4 73 42 10 01</text:user-defined></text:p>
              <text:p text:style-name="_5f_ZPageLogo_5f_Courriel"><text:span text:style-name="MT11"></text:span> : <text:user-defined style:data-style-name="N0" text:name="BaluDep">dlcf.dterce@cerema.fr</text:user-defined></text:p>
            </table:table-cell>
            <table:table-cell table:style-name="Tableau6.A1" office:value-type="string">
              <text:p text:style-name="MP11"><draw:frame draw:style-name="Mfr7" draw:name="images4" text:anchor-type="paragraph" svg:x="0.12cm" svg:y="0.109cm" svg:width="2.701cm" svg:height="2.45cm" draw:z-index="0"><draw:image xlink:href="Pictures/100000000000008C0000007F551762B40CA11D56.jpg" xlink:type="simple" xlink:show="embed" xlink:actuate="onLoad" loext:mime-type="image/jpeg"/></draw:frame></text:p>
              <text:p text:style-name="MP11"/>
              <text:p text:style-name="MP11"/>
              <text:p text:style-name="MP11"/>
              <text:p text:style-name="MP11"/>
              <text:p text:style-name="MP11"/>
              <text:p text:style-name="_5f_ZPageLogo_5f_NomPCI">Nom du PCI</text:p>
            </table:table-cell>
            <table:table-cell table:style-name="Tableau6.A1" office:value-type="string">
              <text:p text:style-name="MP28"/>
              <text:p text:style-name="_5f_ZPageLogo_5f_AdresseDter"/>
              <text:p text:style-name="_5f_ZPageLogo_5f_AdresseDter"/>
              <text:p text:style-name="_5f_ZPageLogo_5f_AdresseDter"/>
              <text:p text:style-name="_5f_ZPageLogo_5f_AdresseDter"/>
              <text:p text:style-name="_5f_ZPageLogo_5f_AdresseDter"/>
              <text:p text:style-name="_5f_ZPageLogo_5f_Courriel"/>
            </table:table-cell>
          </table:table-row>
        </table:table>
        <text:p text:style-name="MP29"/>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0:10:40.063000000</meta:creation-date>
    <meta:editing-cycles>12</meta:editing-cycles>
    <meta:editing-duration>PT2H36M39S</meta:editing-duration>
    <meta:generator>LibreOffice/6.1.4.2$Windows_X86_64 LibreOffice_project/9d0f32d1f0b509096fd65e0d4bec26ddd1938fd3</meta:generator>
    <dc:title>DG.PQSE.005 - Plan qualité du Département Laboratoire de Clermont-Ferrand</dc:title>
    <dc:subject>Rev 5</dc:subject>
    <dc:description>ZI du Brézet - 8 à 10, rue Bernard-Palissy - 63 017 CLERMONT-FERRAND CEDEX 2</dc:description>
    <meta:keyword>Developpement Durable</meta:keyword>
    <meta:keyword> Ecologie</meta:keyword>
    <meta:keyword> Risques Naturels</meta:keyword>
    <meta:keyword> Risques Technologiques</meta:keyword>
    <meta:keyword> Infrastructures</meta:keyword>
    <meta:keyword> Transports</meta:keyword>
    <meta:keyword> Sécurité Routière</meta:keyword>
    <meta:keyword> Energie</meta:keyword>
    <meta:keyword> Climat</meta:keyword>
    <dc:date>2020-11-03T14:23:48.853000000</dc:date>
    <meta:document-statistic meta:table-count="58" meta:image-count="10" meta:object-count="0" meta:page-count="19" meta:paragraph-count="353" meta:word-count="4665" meta:character-count="31551" meta:non-whitespace-character-count="27232"/>
    <meta:user-defined meta:name="AffaireSWING">N° CA Sigma</meta:user-defined>
    <meta:user-defined meta:name="BaluDep">dlcf.dterce@cerema.fr</meta:user-defined>
    <meta:user-defined meta:name="CodeDep">DLCF</meta:user-defined>
    <meta:user-defined meta:name="CodeSite">CLERMONT</meta:user-defined>
    <meta:user-defined meta:name="ContactClient" meta:value-type="string">Nom du contact client</meta:user-defined>
    <meta:user-defined meta:name="DateRapport" meta:value-type="string">Octobre 2016</meta:user-defined>
    <meta:user-defined meta:name="Departement" meta:value-type="string">Département Laboratoire de Clermont-Ferrand</meta:user-defined>
    <meta:user-defined meta:name="DevisSWING" meta:value-type="string">N° devis Sigma</meta:user-defined>
    <meta:user-defined meta:name="DocumentModele" meta:value-type="string">RAP</meta:user-defined>
    <meta:user-defined meta:name="FaxDep" meta:value-type="string">+33 (0)4 73 42 10 01</meta:user-defined>
    <meta:user-defined meta:name="Fonction" meta:value-type="string">Fonction</meta:user-defined>
    <meta:user-defined meta:name="GroupeUnite" meta:value-type="string">Groupe/Unité</meta:user-defined>
    <meta:user-defined meta:name="MailAgent" meta:value-type="string">prenom.nom@cerema.fr</meta:user-defined>
    <meta:user-defined meta:name="RefClient" meta:value-type="string">Nom et adresse du commanditaire</meta:user-defined>
    <meta:user-defined meta:name="RespAffaire" meta:value-type="string">Prénom Nom</meta:user-defined>
    <meta:user-defined meta:name="RespCommande" meta:value-type="string"/>
    <meta:user-defined meta:name="ResumeCommande" meta:value-type="string">Descriptif de l'affaire</meta:user-defined>
    <meta:user-defined meta:name="Revision" meta:value-type="float">4</meta:user-defined>
    <meta:user-defined meta:name="Siret" meta:value-type="string">130 018 310 00115</meta:user-defined>
    <meta:user-defined meta:name="SiteCete" meta:value-type="string">Clermont-Ferrand</meta:user-defined>
    <meta:user-defined meta:name="TelAgent" meta:value-type="string">Tél. agent</meta:user-defined>
    <meta:user-defined meta:name="TelDep" meta:value-type="string">+33 (0)4 73 42 10 10</meta:user-defined>
  </office:meta>
</office:document-meta>
</file>